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d some elements and do something with them</text:p>
      <text:p text:style-name="Standard"/>
      <text:p text:style-name="Standard">//hide all divs on the page</text:p>
      <text:p text:style-name="Standard">jQuery('div').hide();</text:p>
      <text:p text:style-name="Standard">//update the text contained inside of all divs</text:p>
      <text:p text:style-name="Standard">jQuery('div').text('new content');</text:p>
      <text:p text:style-name="Standard">//add a class attribute with a value of updatedContent to all divs</text:p>
      <text:p text:style-name="Standard">jQuery('div').addClass("updatedContent");</text:p>
      <text:p text:style-name="Standard">//show all divs on the page</text:p>
      <text:p text:style-name="Standard">jQuery('div').show();</text:p>
      <text:p text:style-name="Standard"/>
      <text:p text:style-name="Standard"/>
      <text:p text:style-name="Standard">chaining</text:p>
      <text:p text:style-name="Standard"/>
      <text:p text:style-name="Standard"/>
      <text:p text:style-name="Standard">//hide all divs on the page</text:p>
      <text:p text:style-name="Standard">jQuery('div').hide();</text:p>
      <text:p text:style-name="Standard">//update the text contained inside of the div</text:p>
      <text:p text:style-name="Standard">jQuery('div').text('new content');</text:p>
      <text:p text:style-name="Standard">//add a class attribute with a value of updatedContent to all divs</text:p>
      <text:p text:style-name="Standard">jQuery('div').addClass("updatedContent");</text:p>
      <text:p text:style-name="Standard">//show all divs on the page</text:p>
      <text:p text:style-name="Standard">jQuery('div').show();</text:p>
      <text:p text:style-name="Standard"/>
      <text:p text:style-name="Standard">to this:</text:p>
      <text:p text:style-name="Standard">jQuery('div').hide().text('new content').addClass("updatedContent").show();</text:p>
      <text:p text:style-name="Standard">or, with indenting and line breaks, to this:</text:p>
      <text:p text:style-name="Standard">jQuery('div')</text:p>
      <text:p text:style-name="Standard">.hide()</text:p>
      <text:p text:style-name="Standard">.text('new content')</text:p>
      <text:p text:style-name="Standard">.addClass("updatedContent")</text:p>
      <text:p text:style-name="Standard">.show();</text:p>
      <text:p text:style-name="Standard"/>
      <text:p text:style-name="Standard">The jQuery wrapper set</text:p>
      <text:p text:style-name="Standard">A good majority of the time, if jQuery is involved, you’re going to be getting what is</text:p>
      <text:p text:style-name="Standard">known as a wrapper. In other words, you’ll be selecting DOM elements from an HTML</text:p>
      <text:p text:style-name="Standard">page that will be wrapped with jQuery functionality. Personally, I often refer to this as</text:p>
      <text:p text:style-name="Standard">a “wrapper set” or “wrapped set” because it’s a set of elements wrapped with jQuery</text:p>
      <text:p text:style-name="Standard">functionality.</text:p>
      <text:p text:style-name="Standard"/>
      <text:p text:style-name="Standard">&lt;body&gt;</text:p>
      <text:p text:style-name="Standard">&lt;div&gt;old content&lt;/div&gt;</text:p>
      <text:p text:style-name="Standard">&lt;div&gt;old content&lt;/div&gt;</text:p>
      <text:p text:style-name="Standard">&lt;div&gt;old content&lt;/div&gt;</text:p>
      <text:p text:style-name="Standard">&lt;div&gt;old content&lt;/div&gt;</text:p>
      <text:p text:style-name="Standard">&lt;script&gt;</text:p>
      <text:p text:style-name="Standard">//hide all divs on the page</text:p>
      <text:p text:style-name="Standard">jQuery('div').hide().text('new content').addClass("updatedContent").show(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<text:soft-page-break/>How the jQuery API Is Organized</text:p>
      <text:p text:style-name="Standard"/>
      <text:p text:style-name="Standard">• jQuery Core</text:p>
      <text:p text:style-name="Standard">— The jQuery Function</text:p>
      <text:p text:style-name="Standard">— jQuery Object Accessors</text:p>
      <text:p text:style-name="Standard">— Data</text:p>
      <text:p text:style-name="Standard">— Plugins</text:p>
      <text:p text:style-name="Standard">— Interoperability</text:p>
      <text:p text:style-name="Standard">• Selectors</text:p>
      <text:p text:style-name="Standard">— Basics</text:p>
      <text:p text:style-name="Standard">— Hierarchy</text:p>
      <text:p text:style-name="Standard">— Basic Filters</text:p>
      <text:p text:style-name="Standard">— Content Filters</text:p>
      <text:p text:style-name="Standard">— Visibility Filters</text:p>
      <text:p text:style-name="Standard">— Attribute Filters</text:p>
      <text:p text:style-name="Standard">— Child Filters</text:p>
      <text:p text:style-name="Standard">— Forms</text:p>
      <text:list xml:id="list769454702" text:style-name="L1">
        <text:list-item>
          <text:p text:style-name="P1">Form Filters</text:p>
        </text:list-item>
      </text:list>
      <text:p text:style-name="Standard"/>
      <text:p text:style-name="Standard">— Child Filters</text:p>
      <text:p text:style-name="Standard">— Forms</text:p>
      <text:p text:style-name="Standard">— Form Filters</text:p>
      <text:p text:style-name="Standard">• Attributes</text:p>
      <text:p text:style-name="Standard">— Attr</text:p>
      <text:p text:style-name="Standard">— Class</text:p>
      <text:p text:style-name="Standard">— HTML</text:p>
      <text:p text:style-name="Standard">— Text</text:p>
      <text:p text:style-name="Standard">— Value</text:p>
      <text:p text:style-name="Standard">Traversing</text:p>
      <text:p text:style-name="Standard">— Filtering</text:p>
      <text:p text:style-name="Standard">— Finding</text:p>
      <text:p text:style-name="Standard">— Chaining</text:p>
      <text:p text:style-name="Standard">Manipulation</text:p>
      <text:p text:style-name="Standard">— Changing Contents</text:p>
      <text:p text:style-name="Standard">— Inserting Inside</text:p>
      <text:p text:style-name="Standard">— Inserting Outside</text:p>
      <text:p text:style-name="Standard">— Inserting Around</text:p>
      <text:p text:style-name="Standard">— Replacing</text:p>
      <text:p text:style-name="Standard">— Removing</text:p>
      <text:p text:style-name="Standard">— Copying</text:p>
      <text:p text:style-name="Standard">CSS</text:p>
      <text:p text:style-name="Standard">— CSS</text:p>
      <text:p text:style-name="Standard">— Positioning</text:p>
      <text:p text:style-name="Standard">— Height and Widths</text:p>
      <text:p text:style-name="Standard">Events</text:p>
      <text:p text:style-name="Standard">— Page Load</text:p>
      <text:p text:style-name="Standard">— Event Handling</text:p>
      <text:p text:style-name="Standard">— Live Events</text:p>
      <text:p text:style-name="Standard">— Interaction Helpers</text:p>
      <text:p text:style-name="Standard">— Event Helpers</text:p>
      <text:p text:style-name="Standard">Effects</text:p>
      <text:p text:style-name="Standard">— Basics</text:p>
      <text:p text:style-name="Standard"><text:soft-page-break/>— Sliding</text:p>
      <text:p text:style-name="Standard">— Fading</text:p>
      <text:p text:style-name="Standard">— Custom</text:p>
      <text:p text:style-name="Standard">— Settings</text:p>
      <text:p text:style-name="Standard">Ajax</text:p>
      <text:p text:style-name="Standard">— AJAX Requests</text:p>
      <text:p text:style-name="Standard">8 | Chapter 1: jQuery Basics</text:p>
      <text:p text:style-name="Standard">www.it-ebooks.info</text:p>
      <text:p text:style-name="Standard">— AJAX Events</text:p>
      <text:p text:style-name="Standard">— Misc.</text:p>
      <text:p text:style-name="Standard">• Utilities</text:p>
      <text:p text:style-name="Standard">— Browser and Feature Detection</text:p>
      <text:p text:style-name="Standard">— Array and Object Operations</text:p>
      <text:p text:style-name="Standard">— Test Operations</text:p>
      <text:p text:style-name="Standard">— String Operations</text:p>
      <text:list xml:id="list1444836246" text:style-name="L2">
        <text:list-item>
          <text:p text:style-name="P2">Urls</text:p>
        </text:list-item>
      </text:list>
      <text:p text:style-name="Standard"/>
      <text:p text:style-name="Standard">Including the jQuery Library Code in an HTML Page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/head&gt;</text:p>
      <text:p text:style-name="Standard">&lt;body&gt;</text:p>
      <text:p text:style-name="Standard"/>
      <text:p text:style-name="Standard">&lt;script type="text/JavaScript"&gt;</text:p>
      <text:p text:style-name="Standard">alert('jQuery ' + jQuery.fn.jquery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/>
      <text:p text:style-name="Standard">Executing jQuery/JavaScript Coded After the DOM Has</text:p>
      <text:p text:style-name="Standard">Loaded but Before Complete Page Load</text:p>
      <text:p text:style-name="Standard"/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jQuery(document).ready(function(){//DOM not loaded, must use ready event</text:p>
      <text:p text:style-name="Standard">alert(jQuery('p').text());</text:p>
      <text:p text:style-name="Standard">});</text:p>
      <text:p text:style-name="Standard">&lt;/script&gt;</text:p>
      <text:p text:style-name="Standard"><text:soft-page-break/>&lt;/head&gt;</text:p>
      <text:p text:style-name="Standard">&lt;body&gt;</text:p>
      <text:p text:style-name="Standard">&lt;p&gt;The DOM is ready!&lt;/p&gt;</text:p>
      <text:p text:style-name="Standard">&lt;/body&gt;</text:p>
      <text:p text:style-name="Standard">&lt;/html&gt;</text:p>
      <text:p text:style-name="Standard"/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jQuery(function(){ //DOM not loaded, must use ready event</text:p>
      <text:p text:style-name="Standard"/>
      <text:p text:style-name="Standard">alert(jQuery('p').text());</text:p>
      <text:p text:style-name="Standard">});</text:p>
      <text:p text:style-name="Standard">&lt;/script&gt;</text:p>
      <text:p text:style-name="Standard">&lt;/head&gt;</text:p>
      <text:p text:style-name="Standard">&lt;body&gt;</text:p>
      <text:p text:style-name="Standard">&lt;p&gt;The DOM is ready!&lt;/p&gt;</text:p>
      <text:p text:style-name="Standard">&lt;/body&gt;</text:p>
      <text:p text:style-name="Standard">&lt;/html&gt;</text:p>
      <text:p text:style-name="Standard"/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p&gt;The DOM is ready!&lt;/p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alert(jQuery('p').text());//go for it the DOM is loaded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/>
      <text:p text:style-name="Standard"/>
      <text:p text:style-name="Standard"><text:s/>Selecting DOM Elements Using Selectors and the jQuery</text:p>
      <text:p text:style-name="Standard">Function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<text:soft-page-break/>&lt;meta http-equiv="Content-Type" content="text/html; charset=UTF-8" /&gt;</text:p>
      <text:p text:style-name="Standard">&lt;/head&gt;</text:p>
      <text:p text:style-name="Standard">&lt;body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alerts there are 6 elements</text:p>
      <text:p text:style-name="Standard">alert('Page contains ' + jQuery('a').length + ' &lt;a&gt; elements!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 bgcolor="yellow"&gt; &lt;!-- yes the attribute is depreciated, I know, roll</text:p>
      <text:p text:style-name="Standard">with it --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alerts there are 6 elements</text:p>
      <text:p text:style-name="Standard">alert('Page contains ' + jQuery(document.getElementsByTagName('a')).length +</text:p>
      <text:p text:style-name="Standard">' &lt;a&gt; Elements, And has a '</text:p>
      <text:p text:style-name="Standard">+ jQuery(document.body).attr('bgcolor') + ' background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/>
      <text:p text:style-name="Standard"><text:s/>Selecting DOM Elements Within a Specified Context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<text:soft-page-break/>&lt;body&gt;</text:p>
      <text:p text:style-name="Standard">&lt;form&gt; type="checkbox" /&gt;</text:p>
      <text:p text:style-name="Standard">&lt;input name="" type="radio" /&gt;</text:p>
      <text:p text:style-name="Standard">&lt;input name="" type="text" /&gt;</text:p>
      <text:p text:style-name="Standard">&lt;input name="" type="button" /&gt;</text:p>
      <text:p text:style-name="Standard">&lt;input name="" </text:p>
      <text:p text:style-name="Standard">&lt;/form&gt; </text:p>
      <text:p text:style-name="Standard">&lt;form&gt; type="checkbox" /&gt;</text:p>
      <text:p text:style-name="Standard">&lt;input name="" type="radio" /&gt;</text:p>
      <text:p text:style-name="Standard">&lt;input name="" type="text" /&gt;</text:p>
      <text:p text:style-name="Standard">&lt;input name="" type="button" /&gt;</text:p>
      <text:p text:style-name="Standard">&lt;input name="" </text:p>
      <text:p text:style-name="Standard">&lt;/form&gt; </text:p>
      <text:p text:style-name="Standard">&lt;input type="checkbox" /&gt;</text:p>
      <text:p text:style-name="Standard">&lt;input type="radio" /&gt;</text:p>
      <text:p text:style-name="Standard">&lt;input type="text" /&gt;</text:p>
      <text:p text:style-name="Standard">&lt;input type="button" /&gt;</text:p>
      <text:p text:style-name="Standard">name=""</text:p>
      <text:p text:style-name="Standard">name=""</text:p>
      <text:p text:style-name="Standard">name=""</text:p>
      <text:p text:style-name="Standard">name=""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searches within all form elements, using a wrapper for context, alerts "8 inputs"</text:p>
      <text:p text:style-name="Standard">alert('selected ' + jQuery('input',$('form')).length + ' inputs');</text:p>
      <text:p text:style-name="Standard">//search with the first form element, using DOM reference as the context, alerts</text:p>
      <text:p text:style-name="Standard">//"4 inputs"</text:p>
      <text:p text:style-name="Standard">alert('selected' + jQuery('input',document.forms[0]).length + ' inputs');</text:p>
      <text:p text:style-name="Standard">//search within the body element for all input elements using an expression,</text:p>
      <text:p text:style-name="Standard">//alerts "12 inputs"</text:p>
      <text:p text:style-name="Standard">alert('selected' + jQuery('input','body').length + ' inputs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Filtering a Wrapper Set of DOM Elements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a href="#" class="external"&gt;link&lt;/a&gt;</text:p>
      <text:p text:style-name="Standard">&lt;a href="#" class="external"&gt;link&lt;/a&gt;</text:p>
      <text:p text:style-name="Standard">&lt;a href="#"&gt;&lt;/a&gt;</text:p>
      <text:p text:style-name="Standard">&lt;a href="#" class="external"&gt;link&lt;/a&gt;</text:p>
      <text:p text:style-name="Standard">&lt;a href="#" class="external"&gt;link&lt;/a&gt;</text:p>
      <text:p text:style-name="Standard">&lt;a href="#"&gt;&lt;/a&gt;&lt;/li&gt;</text:p>
      <text:p text:style-name="Standard"/>
      <text:p text:style-name="Standard"><text:soft-page-break/>&lt;a href="#"&gt;link&lt;/a&gt;</text:p>
      <text:p text:style-name="Standard">&lt;a href="#"&gt;link&lt;/a&gt;</text:p>
      <text:p text:style-name="Standard">&lt;a href="#"&gt;link&lt;/a&gt;</text:p>
      <text:p text:style-name="Standard">&lt;a href="#"&gt;link&lt;/a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alerts 4 left in the set</text:p>
      <text:p text:style-name="Standard">alert(jQuery('a').filter('.external').length + ' external links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/>
      <text:p text:style-name="Standard">alert(</text:p>
      <text:p text:style-name="Standard">jQuery('a')</text:p>
      <text:p text:style-name="Standard">.filter(function(index){ return $(this).hasClass('external');})</text:p>
      <text:p text:style-name="Standard">.length + ' external links'</text:p>
      <text:p text:style-name="Standard">);</text:p>
      <text:p text:style-name="Standard"/>
      <text:p text:style-name="Standard">Finding Descendant Elements Within the Currently</text:p>
      <text:p text:style-name="Standard">Selected Wrapper Set</text:p>
      <text:p text:style-name="Standard"/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p&gt;Ut ad videntur facilisis &lt;em&gt;elit&lt;/em&gt; cum. Nibh insitam erat facit</text:p>
      <text:p text:style-name="Standard">&lt;em&gt;saepius&lt;/em&gt; magna. Nam ex liber iriure et imperdiet. Et mirum eros</text:p>
      <text:p text:style-name="Standard">iis te habent. &lt;/p&gt;</text:p>
      <text:p text:style-name="Standard">&lt;p&gt;Claram claritatem eu amet dignissim magna. Dignissim quam elit facer eros</text:p>
      <text:p text:style-name="Standard">illum. Et qui ex esse &lt;em&gt;tincidunt&lt;/em&gt; anteposuerit. Nulla nam odio ii</text:p>
      <text:p text:style-name="Standard">vulputate feugait.&lt;/p&gt;</text:p>
      <text:p text:style-name="Standard">&lt;p&gt;In quis &lt;em&gt;laoreet&lt;/em&gt; te legunt euismod. Claritatem &lt;em&gt;consuetudium&lt;/em&gt;</text:p>
      <text:p text:style-name="Standard">wisi sit velit facilisi.&lt;/p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alerts total italic words found inside of &lt;p&gt; elements</text:p>
      <text:p text:style-name="Standard">alert('The three paragraphs in all contain ' +</text:p>
      <text:p text:style-name="Standard">jQuery('p').find('em').length + '</text:p>
      <text:p text:style-name="Standard">italic words');</text:p>
      <text:p text:style-name="Standard">&lt;/script&gt;</text:p>
      <text:p text:style-name="Standard">&lt;/body&gt;</text:p>
      <text:p text:style-name="Standard">&lt;/html&gt;</text:p>
      <text:p text:style-name="Standard">Keep in mind that we could have also written this code by passing a contextual reference</text:p>
      <text:p text:style-name="Standard">as a second parameter to the jQuery function:</text:p>
      <text:p text:style-name="Standard">alert('The three paragraphs in all contain ' + jQuery('em',$('p')).length +</text:p>
      <text:p text:style-name="Standard"><text:soft-page-break/>' italic words');</text:p>
      <text:p text:style-name="Standard"/>
      <text:p text:style-name="Standard"/>
      <text:p text:style-name="Standard">alert('The three paragraphs in all contain ' + jQuery('p em').length +</text:p>
      <text:p text:style-name="Standard">' italic words');</text:p>
      <text:p text:style-name="Standard"/>
      <text:p text:style-name="Standard">Returning to the Prior Selection Before a Destructive</text:p>
      <text:p text:style-name="Standard">Change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p&gt;text&lt;/p&gt;</text:p>
      <text:p text:style-name="Standard">&lt;p class="middle"&gt;Middle &lt;span&gt;text&lt;/span&gt;&lt;/p&gt;</text:p>
      <text:p text:style-name="Standard">&lt;p&gt;text&lt;/p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alert(jQuery('p').filter('.middle').length); //alerts 1</text:p>
      <text:p text:style-name="Standard">alert(jQuery('p').filter('.middle').end().length); //alerts 3</text:p>
      <text:p text:style-name="Standard">alert(jQuery('p').filter('.middle').find('span')</text:p>
      <text:p text:style-name="Standard">.end().end().length); //alerts 3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<text:s/>Including the Previous Selection with the Current Selection</text:p>
      <text:p text:style-name="Standard">Problem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div&gt;</text:p>
      <text:p text:style-name="Standard">&lt;p&gt;Paragraph&lt;/p&gt;</text:p>
      <text:p text:style-name="Standard">&lt;p&gt;Paragraph&lt;/p&gt;</text:p>
      <text:p text:style-name="Standard">&lt;/div&gt;</text:p>
      <text:p text:style-name="Standard">&lt;script type="text/JavaScript" src="http://ajax.googleapis.com/</text:p>
      <text:p text:style-name="Standard">ajax/libs/jquery/1.3.2/jquery.min.js"&gt;&lt;/script&gt;</text:p>
      <text:p text:style-name="Standard">&lt;script type="text/JavaScript"&gt;</text:p>
      <text:p text:style-name="Standard">jQuery('div').find('p').andSelf().css('border','1px solid #993300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<text:soft-page-break/><text:s/>Traversing the DOM Based on Your Current Context to</text:p>
      <text:p text:style-name="Standard">Acquire a New Set of DOM Elements</text:p>
      <text:p text:style-name="Standard"/>
      <text:p text:style-name="Standard">&lt;div&gt;</text:p>
      <text:p text:style-name="Standard">&lt;ul&gt;</text:p>
      <text:p text:style-name="Standard">&lt;li&gt;&lt;a</text:p>
      <text:p text:style-name="Standard">&lt;li&gt;&lt;a</text:p>
      <text:p text:style-name="Standard">&lt;li&gt;&lt;a</text:p>
      <text:p text:style-name="Standard">&lt;li&gt;&lt;a</text:p>
      <text:p text:style-name="Standard">&lt;/ul&gt;</text:p>
      <text:p text:style-name="Standard">&lt;/div&gt;</text:p>
      <text:p text:style-name="Standard">href="#"&gt;link&lt;/a&gt;&lt;/li&gt;</text:p>
      <text:p text:style-name="Standard">href="#"&gt;link&lt;/a&gt;&lt;/li&gt;</text:p>
      <text:p text:style-name="Standard">href="#"&gt;link&lt;/a&gt;&lt;/li&gt;</text:p>
      <text:p text:style-name="Standard">href="#"&gt;link&lt;/a&gt;&lt;/li&gt;</text:p>
      <text:p text:style-name="Standard"/>
      <text:p text:style-name="Standard">Now, let’s select the second &lt;li&gt; element using the :eq() index custom selector:</text:p>
      <text:p text:style-name="Standard">//selects the second element in the set of &lt;li&gt;'s by index, index starts at 0</text:p>
      <text:p text:style-name="Standard">jQuery('li:eq(1)');</text:p>
      <text:p text:style-name="Standard">We now have a context, a starting point within the HTML structure. Our starting point</text:p>
      <text:p text:style-name="Standard">is the second &lt;li&gt; element. From here we can go anywhere—well, almost anywhere.</text:p>
      <text:p text:style-name="Standard">Let’s see where we can go using a couple of the methods jQuery provides for traversing</text:p>
      <text:p text:style-name="Standard">the DOM. Read the comments in the code for clarification:</text:p>
      <text:p text:style-name="Standard">jQuery('li:eq(1)').next() //selects the third &lt;li&gt;</text:p>
      <text:p text:style-name="Standard">jQuery('li:eq(1)').prev() //selects the first &lt;li&gt;</text:p>
      <text:p text:style-name="Standard">jQuery('li:eq(1)').parent() //selects the &lt;ul&gt;</text:p>
      <text:p text:style-name="Standard">jQuery('li:eq(1)').parent().children() //selects all &lt;li&gt;s</text:p>
      <text:p text:style-name="Standard">jQuery('li:eq(1)').nextAll() //selects all the &lt;li&gt;s after the second &lt;li&gt;</text:p>
      <text:p text:style-name="Standard">jQuery('li:eq(1)').prevAll() //selects all the &lt;li&gt;s before the second &lt;li&gt;</text:p>
      <text:p text:style-name="Standard">Keep in mind that these traversing methods produce a new wrapper set, and to return</text:p>
      <text:p text:style-name="Standard">to the previous wrapper set, you can use end()</text:p>
      <text:p text:style-name="Standard"/>
      <text:p text:style-name="Standard"/>
      <text:p text:style-name="Standard">Creating, Operating on, and Inserting DOM Elements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/>
      <text:p text:style-name="Standard">jQuery('&lt;p&gt;&lt;a&gt;jQuery&lt;/a&gt;&lt;/p&gt;').find('a').attr('href','http://www.jquery.com')</text:p>
      <text:p text:style-name="Standard">.end().appendTo('body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<text:soft-page-break/>jQuery(document.createElement('p')).appendTo('body'); //adds an empty p element</text:p>
      <text:p text:style-name="Standard">to the page</text:p>
      <text:p text:style-name="Standard"/>
      <text:p text:style-name="Standard">It’s also worth mentioning here that we’ve only scratched the surface of the manipu-</text:p>
      <text:p text:style-name="Standard">lation methods by using the appendTo() method. In addition to the appendTo() method,</text:p>
      <text:p text:style-name="Standard">there are also the following manipulation methods:</text:p>
      <text:p text:style-name="Standard"></text:p>
      <text:p text:style-name="Standard">append()</text:p>
      <text:p text:style-name="Standard">prepend()</text:p>
      <text:p text:style-name="Standard">prependTo()</text:p>
      <text:p text:style-name="Standard">after()</text:p>
      <text:p text:style-name="Standard">before()</text:p>
      <text:p text:style-name="Standard">insertAfter()</text:p>
      <text:p text:style-name="Standard">insertBefore()</text:p>
      <text:p text:style-name="Standard">wrap()</text:p>
      <text:p text:style-name="Standard">wrapAll()</text:p>
      <text:p text:style-name="Standard">wrapInner()</text:p>
      <text:p text:style-name="Standard"/>
      <text:p text:style-name="P3">Removing DOM Elements</text:p>
      <text:p text:style-name="P3">&lt;!DOCTYPE html PUBLIC "-//W3C//DTD XHTML 1.0 Transitional//EN"</text:p>
      <text:p text:style-name="P3">"http://www.w3.org/TR/xhtml1/DTD/xhtml1-transitional.dtd"&gt;</text:p>
      <text:p text:style-name="P3">&lt;html&gt;</text:p>
      <text:p text:style-name="P3">&lt;head&gt;</text:p>
      <text:p text:style-name="P3">&lt;meta http-equiv="Content-Type" content="text/html; charset=UTF-8" /&gt;</text:p>
      <text:p text:style-name="P3">&lt;/head&gt;</text:p>
      <text:p text:style-name="P3">&lt;body&gt;</text:p>
      <text:p text:style-name="P3">&lt;h3&gt;Anchors&lt;/h3&gt;</text:p>
      <text:p text:style-name="P3">&lt;a href='#'&gt;Anchor Element&lt;/a&gt;</text:p>
      <text:p text:style-name="P3">&lt;a href='#'&gt;Anchor Element&lt;/a&gt;</text:p>
      <text:p text:style-name="P3">&lt;a href='#'&gt;Anchor Element&lt;/a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jQuery('a').remove();</text:p>
      <text:p text:style-name="P3">&lt;/script&gt;</text:p>
      <text:p text:style-name="P3">&lt;/body&gt;</text:p>
      <text:p text:style-name="P3">&lt;/html&gt;</text:p>
      <text:p text:style-name="P3"/>
      <text:p text:style-name="P3">It’s also possible to pass the method an expression to filter the set of elements to be</text:p>
      <text:p text:style-name="P3">removed. For example, our code could change to remove only anchors with a specific</text:p>
      <text:p text:style-name="P3">class:</text:p>
      <text:p text:style-name="P3">&lt;!DOCTYPE html PUBLIC "-//W3C//DTD XHTML 1.0 Transitional//EN"</text:p>
      <text:p text:style-name="P3">"http://www.w3.org/TR/xhtml1/DTD/xhtml1-transitional.dtd"&gt;</text:p>
      <text:p text:style-name="P3">&lt;html&gt;</text:p>
      <text:p text:style-name="P3">&lt;head&gt;</text:p>
      <text:p text:style-name="P3">&lt;meta http-equiv="Content-Type" content="text/html; charset=UTF-8" /&gt;</text:p>
      <text:p text:style-name="P3">&lt;/head&gt;</text:p>
      <text:p text:style-name="P3">&lt;body&gt;</text:p>
      <text:p text:style-name="P3">&lt;h3&gt;Anchors&lt;/h3&gt;</text:p>
      <text:p text:style-name="P3">&lt;a href='#' class='remove'&gt;Anchor Element&lt;/a&gt;</text:p>
      <text:p text:style-name="P3">&lt;a href='#'&gt;Anchor Element&lt;/a&gt;</text:p>
      <text:p text:style-name="P3">&lt;a href='#' class="remove"&gt;Anchor Element&lt;/a&gt;</text:p>
      <text:p text:style-name="P3"><text:soft-page-break/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jQuery('a').remove('.remove');</text:p>
      <text:p text:style-name="P3">&lt;/script&gt;</text:p>
      <text:p text:style-name="P3">&lt;/body&gt;</text:p>
      <text:p text:style-name="P3">&lt;/html&gt;</text:p>
      <text:p text:style-name="P3"/>
      <text:p text:style-name="P3">Replacing DOM Elements</text:p>
      <text:p text:style-name="P3"/>
      <text:p text:style-name="P3"/>
      <text:p text:style-name="P3">&lt;!DOCTYPE html PUBLIC "-//W3C//DTD XHTML 1.0 Transitional//EN"</text:p>
      <text:p text:style-name="P3">"http://www.w3.org/TR/xhtml1/DTD/xhtml1-transitional.dtd"&gt;</text:p>
      <text:p text:style-name="P3">&lt;html&gt;</text:p>
      <text:p text:style-name="P3">&lt;head&gt;</text:p>
      <text:p text:style-name="P3">&lt;meta http-equiv="Content-Type" content="text/html; charset=UTF-8" /&gt;</text:p>
      <text:p text:style-name="P3">&lt;/head&gt;</text:p>
      <text:p text:style-name="P3">&lt;body&gt;</text:p>
      <text:p text:style-name="P3">&lt;ul&gt;</text:p>
      <text:p text:style-name="P3">&lt;li class='remove'&gt;name&lt;/li&gt;</text:p>
      <text:p text:style-name="P3">&lt;li&gt;name&lt;/li&gt;</text:p>
      <text:p text:style-name="P3">&lt;li class='remove'&gt;name&lt;/li&gt;</text:p>
      <text:p text:style-name="P3">&lt;li class='remove'&gt;name&lt;/li&gt;</text:p>
      <text:p text:style-name="P3">&lt;li&gt;name&lt;/li&gt;</text:p>
      <text:p text:style-name="P3">&lt;li class='remove'&gt;name&lt;/li&gt;</text:p>
      <text:p text:style-name="P3">&lt;li&gt;name&lt;/li&gt;</text:p>
      <text:p text:style-name="P3">&lt;li class='remove'&gt;name&lt;/li&gt;</text:p>
      <text:p text:style-name="P3">&lt;/ul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jQuery('li.remove').replaceWith('&lt;li&gt;removed&lt;/li&gt;');</text:p>
      <text:p text:style-name="P3">&lt;/script&gt;</text:p>
      <text:p text:style-name="P3">&lt;/body&gt;</text:p>
      <text:p text:style-name="P3">&lt;/html&gt;</text:p>
      <text:p text:style-name="P3"/>
      <text:p text:style-name="P3"/>
      <text:p text:style-name="P3">jQuery('&lt;li&gt;removed&lt;/li&gt;').replaceAll('li.remove');</text:p>
      <text:p text:style-name="P3"/>
      <text:p text:style-name="P3">Cloning DOM Elements</text:p>
      <text:p text:style-name="P3"/>
      <text:p text:style-name="P3">&lt;!DOCTYPE html PUBLIC "-//W3C//DTD XHTML 1.0 Transitional//EN"</text:p>
      <text:p text:style-name="P3">"http://www.w3.org/TR/xhtml1/DTD/xhtml1-transitional.dtd"&gt;</text:p>
      <text:p text:style-name="P3">&lt;html&gt;</text:p>
      <text:p text:style-name="P3">&lt;head&gt;</text:p>
      <text:p text:style-name="P3">&lt;meta http-equiv="Content-Type" content="text/html; charset=UTF-8" /&gt;</text:p>
      <text:p text:style-name="P3">&lt;/head&gt;</text:p>
      <text:p text:style-name="P3">&lt;body&gt;</text:p>
      <text:p text:style-name="P3">&lt;ul&gt;</text:p>
      <text:p text:style-name="P3">&lt;li&gt;list&lt;/li&gt;</text:p>
      <text:p text:style-name="P3">&lt;li&gt;list&lt;/li&gt;</text:p>
      <text:p text:style-name="P3">&lt;li&gt;list&lt;/li&gt;</text:p>
      <text:p text:style-name="P3"><text:soft-page-break/>&lt;li&gt;list&lt;/li&gt;</text:p>
      <text:p text:style-name="P3">&lt;/ul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jQuery('ul').clone().appendTo('body');</text:p>
      <text:p text:style-name="P3">&lt;/script&gt;</text:p>
      <text:p text:style-name="P3">&lt;/body&gt;</text:p>
      <text:p text:style-name="P3">&lt;/html&gt;</text:p>
      <text:p text:style-name="P3"/>
      <text:p text:style-name="P3"/>
      <text:p text:style-name="P3"/>
      <text:p text:style-name="P3">&lt;!DOCTYPE html PUBLIC "-//W3C//DTD XHTML 1.0 Transitional//EN"</text:p>
      <text:p text:style-name="P3">"http://www.w3.org/TR/xhtml1/DTD/xhtml1-transitional.dtd"&gt;</text:p>
      <text:p text:style-name="P3">&lt;html&gt;</text:p>
      <text:p text:style-name="P3">&lt;head&gt;</text:p>
      <text:p text:style-name="P3">&lt;meta http-equiv="Content-Type" content="text/html; charset=UTF-8" /&gt;</text:p>
      <text:p text:style-name="P3">&lt;/head&gt;</text:p>
      <text:p text:style-name="P3">&lt;body&gt;</text:p>
      <text:p text:style-name="P3">&lt;ul id="a"&gt;</text:p>
      <text:p text:style-name="P3">&lt;li&gt;list&lt;/li&gt;</text:p>
      <text:p text:style-name="P3">&lt;li&gt;list&lt;/li&gt;</text:p>
      <text:p text:style-name="P3">&lt;li&gt;list&lt;/li&gt;</text:p>
      <text:p text:style-name="P3">&lt;li&gt;list&lt;/li&gt;</text:p>
      <text:p text:style-name="P3">&lt;/ul&gt;</text:p>
      <text:p text:style-name="P3">&lt;ul id="b"&gt;&lt;/ul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jQuery('ul#a li')</text:p>
      <text:p text:style-name="P3">.click(function(){alert('List Item Clicked')})</text:p>
      <text:p text:style-name="P3">.parent()</text:p>
      <text:p text:style-name="P3">.clone(true)</text:p>
      <text:p text:style-name="P3">.find('li')</text:p>
      <text:p text:style-name="P3">.appendTo('#b')</text:p>
      <text:p text:style-name="P3">.end()</text:p>
      <text:p text:style-name="P3">.end()</text:p>
      <text:p text:style-name="P3">.remove();</text:p>
      <text:p text:style-name="P3">&lt;/script&gt;</text:p>
      <text:p text:style-name="P3">&lt;/body&gt;</text:p>
      <text:p text:style-name="P3">&lt;/html&gt;</text:p>
      <text:p text:style-name="P3"/>
      <text:p text:style-name="P3"/>
      <text:p text:style-name="P3"/>
      <text:p text:style-name="P3">1. jQuery('ul#a li') = Select &lt;ul&gt; element with an id attribute of a and then select</text:p>
      <text:p text:style-name="P3">all the &lt;li&gt; elements inside of the &lt;ul&gt;.</text:p>
      <text:p text:style-name="P3">2. .click(function(){alert('List Item Clicked')}) = Add a click event to each &lt;li&gt;.</text:p>
      <text:p text:style-name="P3">3. .parent() = Traverse the DOM, by changing my selected set to the &lt;ul&gt; element.</text:p>
      <text:p text:style-name="P3">4. .clone(true) = Clone the &lt;ul&gt; element and all its children, including any events</text:p>
      <text:p text:style-name="P3">attached to the elements that are being cloned. This is done by passing the</text:p>
      <text:p text:style-name="P3">clone() method a Boolean value of true.</text:p>
      <text:p text:style-name="P3">5. .find('li') = Now, within the cloned elements, change the set of elements to only</text:p>
      <text:p text:style-name="P3"><text:soft-page-break/>the &lt;li&gt; elements contained within the cloned &lt;ul&gt; element.</text:p>
      <text:p text:style-name="P3">6. .appendTo('#b') = Take these selected cloned &lt;li&gt; elements and place them inside</text:p>
      <text:p text:style-name="P3">of the &lt;ul&gt; element that has an id attribute value of b.</text:p>
      <text:p text:style-name="P3">7. .end() = Return to the previous selected set of elements, which was the cloned</text:p>
      <text:p text:style-name="P3">&lt;ul&gt; element.</text:p>
      <text:p text:style-name="P3">8. .end() = Return to the previous selected set of elements, which was the original</text:p>
      <text:p text:style-name="P3">&lt;ul&gt; element we cloned.</text:p>
      <text:list xml:id="list1708909978" text:style-name="L3">
        <text:list-item>
          <text:p text:style-name="P4">.remove() = Remove the original &lt;ul&gt; element.</text:p>
        </text:list-item>
      </text:list>
      <text:p text:style-name="P3"/>
      <text:p text:style-name="P3">Getting, Setting, and Removing DOM Element Attributes</text:p>
      <text:p text:style-name="P3"/>
      <text:p text:style-name="P3">&lt;!DOCTYPE html PUBLIC "-//W3C//DTD XHTML 1.0 Transitional//EN"</text:p>
      <text:p text:style-name="P3">"http://www.w3.org/TR/xhtml1/DTD/xhtml1-transitional.dtd"&gt;</text:p>
      <text:p text:style-name="P3">&lt;html&gt;</text:p>
      <text:p text:style-name="P3">&lt;head&gt;</text:p>
      <text:p text:style-name="P3">&lt;meta http-equiv="Content-Type" content="text/html; charset=UTF-8" /&gt;</text:p>
      <text:p text:style-name="P3">&lt;/head&gt;</text:p>
      <text:p text:style-name="P3">&lt;body&gt;</text:p>
      <text:p text:style-name="P3">&lt;a&gt;jquery.com&lt;/a&gt;</text:p>
      <text:p text:style-name="P3">&lt;script type="text/JavaScript"</text:p>
      <text:p text:style-name="P3">src="http://ajax.googleapis.com/ajax/libs/jquery/1.3.2/jquery.min.js"&gt;</text:p>
      <text:p text:style-name="P3">&lt;/script&gt;</text:p>
      <text:p text:style-name="P3">&lt;script type="text/JavaScript"&gt;</text:p>
      <text:p text:style-name="P3">// alerts the jQuery home page URL</text:p>
      <text:p text:style-name="P3">alert(</text:p>
      <text:p text:style-name="P3">jQuery('a').attr('href','http://www.jquery.com').attr('href')</text:p>
      <text:p text:style-name="P3">);</text:p>
      <text:p text:style-name="P3">&lt;/script&gt;</text:p>
      <text:p text:style-name="P3">&lt;/body&gt;</text:p>
      <text:p text:style-name="P3">&lt;/html&gt;</text:p>
      <text:p text:style-name="P3"/>
      <text:p text:style-name="P3">In addition to the attr() method, jQuery provides a very specific set of methods for</text:p>
      <text:p text:style-name="P3">working with the HTML element class attribute. Since the class attribute can contain</text:p>
      <text:p text:style-name="P3">several values (e.g., class="class1 class2 class3"), these unique attribute methods</text:p>
      <text:p text:style-name="P3">are used to manage these values.</text:p>
      <text:p text:style-name="P3">These jQuery methods are as follows:</text:p>
      <text:p text:style-name="P3">addClass()</text:p>
      <text:p text:style-name="P3">Updates the class attribute value with a new class/value including any classes that</text:p>
      <text:p text:style-name="P3">were already set</text:p>
      <text:p text:style-name="P3">hasClass()</text:p>
      <text:p text:style-name="P3">Checks the value of the class attribute for a specific class</text:p>
      <text:p text:style-name="P3">removeClass()</text:p>
      <text:p text:style-name="P3">Removes a unique class from the class attribute while keeping any values already</text:p>
      <text:p text:style-name="P3">set</text:p>
      <text:p text:style-name="P3">toggleClass()</text:p>
      <text:p text:style-name="P3">Adds the specified class if it is not present; removes the specified class if it is present</text:p>
      <text:p text:style-name="P3"/>
      <text:p text:style-name="P3">Getting and Setting HTML Content</text:p>
      <text:p text:style-name="P3"/>
      <text:p text:style-name="P3">&lt;!DOCTYPE html PUBLIC "-//W3C//DTD XHTML 1.0 Transitional//EN"</text:p>
      <text:p text:style-name="P3">"http://www.w3.org/TR/xhtml1/DTD/xhtml1-transitional.dtd"&gt;</text:p>
      <text:p text:style-name="P3">&lt;html&gt;</text:p>
      <text:p text:style-name="P3"><text:soft-page-break/>&lt;head&gt;</text:p>
      <text:p text:style-name="P3">&lt;meta http-equiv="Content-Type" content="text/html; charset=UTF-8" /&gt;</text:p>
      <text:p text:style-name="P3">&lt;/head&gt;</text:p>
      <text:p text:style-name="P3">&lt;body&gt;</text:p>
      <text:p text:style-name="P3">&lt;p&gt;&lt;/p&gt;</text:p>
      <text:p text:style-name="P3">&lt;script type="text/JavaScript"</text:p>
      <text:p text:style-name="P3">src="http://ajax.googleapis.com/ajax/libs/jquery/1.3.2/jquery.min.js"&gt;</text:p>
      <text:p text:style-name="P3">&lt;/script&gt;</text:p>
      <text:p text:style-name="P3">&lt;script type="text/JavaScript"&gt;</text:p>
      <text:p text:style-name="P3">jQuery('p').html('&lt;strong&gt;Hello World&lt;/strong&gt;, I am a &lt;em&gt;&amp;lt;p&amp;gt;&lt;/em&gt; element.');</text:p>
      <text:p text:style-name="P3">alert(jQuery('p').html());</text:p>
      <text:p text:style-name="P3">&lt;/script&gt;</text:p>
      <text:p text:style-name="P3">&lt;/body&gt;</text:p>
      <text:p text:style-name="P3">&lt;/html&gt;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Getting and Setting Text Content</text:p>
      <text:p text:style-name="P3"/>
      <text:p text:style-name="P3"/>
      <text:p text:style-name="P3"/>
      <text:p text:style-name="P3">&lt;body&gt;</text:p>
      <text:p text:style-name="P3">&lt;p&gt;&lt;/p&gt;</text:p>
      <text:p text:style-name="P3">&lt;script type="text/JavaScript"</text:p>
      <text:p text:style-name="P3">src="http://ajax.googleapis.com/ajax/libs/jquery/1.3.2/jquery.min.js"&gt;</text:p>
      <text:p text:style-name="P3">&lt;/script&gt;</text:p>
      <text:p text:style-name="P3">&lt;script type="text/JavaScript"&gt;</text:p>
      <text:p text:style-name="P3">jQuery('p').text('Hello World, I am a &lt;p&gt; element.');</text:p>
      <text:p text:style-name="P3">alert(jQuery('p').text());</text:p>
      <text:p text:style-name="P3">&lt;/script&gt;</text:p>
      <text:p text:style-name="P3">&lt;/body&gt;</text:p>
      <text:p text:style-name="P3"/>
      <text:p text:style-name="P3"/>
      <text:p text:style-name="P3"/>
      <text:p text:style-name="P3">Using the $ Alias Without Creating Global Conflicts</text:p>
      <text:p text:style-name="P3"/>
      <text:p text:style-name="P3"/>
      <text:p text:style-name="P3"/>
      <text:p text:style-name="P3">(function($){ //function to create private scope with $ parameter</text:p>
      <text:p text:style-name="P3">//private scope and using $ without worry of conflict</text:p>
      <text:p text:style-name="P3">})(jQuery); //invoke nameless function and pass it the jQuery object</text:p>
      <text:p text:style-name="P3"/>
      <text:p text:style-name="P3"/>
      <text:p text:style-name="P3"/>
      <text:p text:style-name="P3"/>
      <text:p text:style-name="P3"/>
      <text:p text:style-name="P3"><text:soft-page-break/>Selecting Elements with jQuery</text:p>
      <text:p text:style-name="P3"/>
      <text:p text:style-name="P3"/>
      <text:p text:style-name="P3"/>
      <text:p text:style-name="P3">jQuery('#content p a');</text:p>
      <text:p text:style-name="P3">// Select all anchor elements within all paragraph elements within #content</text:p>
      <text:p text:style-name="P3"/>
      <text:p text:style-name="P3"/>
      <text:p text:style-name="P3"/>
      <text:p text:style-name="P3">jQuery('#content p a').addClass('selected');</text:p>
      <text:p text:style-name="P3"/>
      <text:p text:style-name="P3"/>
      <text:p text:style-name="P3"><text:s/>Selecting Child Elements Only</text:p>
      <text:p text:style-name="P3"/>
      <text:p text:style-name="P3"/>
      <text:p text:style-name="P3"/>
      <text:p text:style-name="P3">&lt;a href="/category"&gt;Category&lt;/a&gt;</text:p>
      <text:p text:style-name="P3">&lt;ul id="nav"&gt;</text:p>
      <text:p text:style-name="P3">&lt;li&gt;&lt;a href="#anchor1"&gt;Anchor 1&lt;/a&gt;&lt;/li&gt;</text:p>
      <text:p text:style-name="P3">&lt;li&gt;&lt;a href="#anchor2"&gt;Anchor 2&lt;/a&gt;&lt;/li&gt;</text:p>
      <text:p text:style-name="P3">&lt;li&gt;&lt;span&gt;&lt;a href="#anchor3"&gt;Anchor 3&lt;/a&gt;&lt;/span&gt;&lt;/li&gt;</text:p>
      <text:p text:style-name="P3">&lt;/ul&gt;</text:p>
      <text:p text:style-name="P3">Now, to select only the anchors within each list item, you would call jQuery like so:</text:p>
      <text:p text:style-name="P3">jQuery('#nav li &gt; a');</text:p>
      <text:p text:style-name="P3">// This selects two elements, as expected</text:p>
      <text:p text:style-name="P3">The third anchor within the #nav list is not selected because it’s not a child of a list item;</text:p>
      <text:p text:style-name="P3">it’s a child of a &lt;span&gt; element.</text:p>
      <text:p text:style-name="P3"/>
      <text:p text:style-name="P3"/>
      <text:p text:style-name="P3">It’s worth noting that combinators like &gt; can be used without an expression on the left</text:p>
      <text:p text:style-name="P3">side if a context is already specified:</text:p>
      <text:p text:style-name="P3">jQuery('&gt; p', '#content');</text:p>
      <text:p text:style-name="P3">// Fundamentally the same as jQuery('#content &gt; p')</text:p>
      <text:p text:style-name="P3">Selecting children in a more programmatic environment should be done using jQuery’s</text:p>
      <text:p text:style-name="P3">children() method, to which you can pass a selector to filter the returned elements.</text:p>
      <text:p text:style-name="P3">This would select all direct children of the #content element:</text:p>
      <text:p text:style-name="P3">jQuery('#content').children();</text:p>
      <text:p text:style-name="P3"/>
      <text:p text:style-name="P3">var anchors = jQuery('a');</text:p>
      <text:p text:style-name="P3">// Getting all direct children of all anchor elements</text:p>
      <text:p text:style-name="P3">// can be achieved in three ways:</text:p>
      <text:p text:style-name="P3">// #1</text:p>
      <text:p text:style-name="P3">anchors.children();</text:p>
      <text:p text:style-name="P3">// #2</text:p>
      <text:p text:style-name="P3">jQuery('&gt; *', anchors);</text:p>
      <text:p text:style-name="P3">// #3</text:p>
      <text:p text:style-name="P3">anchors.find('&gt; *');</text:p>
      <text:p text:style-name="P3">In fact, there are even more ways of achieving it! In this situation, the first method is</text:p>
      <text:p text:style-name="P3">the fastest. As stated earlier, you can pass a selector expression to the children() meth-</text:p>
      <text:p text:style-name="P3">od to filter the results:</text:p>
      <text:p text:style-name="P3">jQuery('#content').children('p');</text:p>
      <text:p text:style-name="P3"/>
      <text:p text:style-name="P3"><text:soft-page-break/></text:p>
      <text:p text:style-name="P3"/>
      <text:p text:style-name="P3"/>
      <text:p text:style-name="P3">Selecting Specific Siblings</text:p>
      <text:p text:style-name="P3"/>
      <text:p text:style-name="P3"/>
      <text:p text:style-name="P3"/>
      <text:p text:style-name="P3"/>
      <text:p text:style-name="P3">&lt;div id="content"&gt;</text:p>
      <text:p text:style-name="P3">&lt;h1&gt;Main title&lt;/h1&gt;</text:p>
      <text:p text:style-name="P3">&lt;h2&gt;Section title&lt;/h2&gt;</text:p>
      <text:p text:style-name="P3">&lt;p&gt;Some content...&lt;/p&gt;</text:p>
      <text:p text:style-name="P3">&lt;h2&gt;Section title&lt;/h2&gt;</text:p>
      <text:p text:style-name="P3">&lt;p&gt;More content...&lt;/p&gt;</text:p>
      <text:p text:style-name="P3">&lt;/div&gt;</text:p>
      <text:p text:style-name="P3">If you want to select only &lt;h2&gt; elements that immediately follow &lt;h1&gt; elements, you</text:p>
      <text:p text:style-name="P3">can use the following selector:</text:p>
      <text:p text:style-name="P3">jQuery('h1 + h2');</text:p>
      <text:p text:style-name="P3">// Selects ALL H2 elements that are adjacent siblings of H1 elements</text:p>
      <text:p text:style-name="P3">In this example, only one &lt;h2&gt; element will be selected (the first one). The second one</text:p>
      <text:p text:style-name="P3">is not selected because, while it is a sibling, it is not an adjacent sibling of the &lt;h1&gt;</text:p>
      <text:p text:style-name="P3">element.</text:p>
      <text:p text:style-name="P3"/>
      <text:p text:style-name="P3"/>
      <text:p text:style-name="P3"/>
      <text:p text:style-name="P3"/>
      <text:p text:style-name="P3"/>
      <text:p text:style-name="P3">jQuery('h1').siblings('h2,h3,p');</text:p>
      <text:p text:style-name="P3">// Selects all H2, H3, and P elements that are siblings of H1 elements.</text:p>
      <text:p text:style-name="P3">Sometimes you’ll want to target siblings dependent on their position relative to other</text:p>
      <text:p text:style-name="P3">elements; for example, here’s some typical HTML markup:</text:p>
      <text:p text:style-name="P3">&lt;ul&gt;</text:p>
      <text:p text:style-name="P3">&lt;li&gt;First item&lt;/li&gt;</text:p>
      <text:p text:style-name="P3">&lt;li class="selected"&gt;Second item&lt;/li&gt;</text:p>
      <text:p text:style-name="P3">&lt;li&gt;Third item&lt;/li&gt;</text:p>
      <text:p text:style-name="P3">&lt;li&gt;Fourth item&lt;/li&gt;</text:p>
      <text:p text:style-name="P3">&lt;li&gt;Fifth item&lt;/li&gt;</text:p>
      <text:p text:style-name="P3">&lt;/ul&gt;</text:p>
      <text:p text:style-name="P3">To select all list items beyond the second (after li.selected), you could use the fol-</text:p>
      <text:p text:style-name="P3">lowing method:</text:p>
      <text:p text:style-name="P3">jQuery('li.selected').nextAll('li');</text:p>
      <text:p text:style-name="P3"/>
      <text:p text:style-name="P3"/>
      <text:p text:style-name="P3"/>
      <text:p text:style-name="P3"/>
      <text:p text:style-name="P3">jQuery('li.selected ~ li');</text:p>
      <text:p text:style-name="P3"/>
      <text:p text:style-name="P3"/>
      <text:p text:style-name="P3"/>
      <text:p text:style-name="P3"/>
      <text:p text:style-name="P3">The same functionality might be achieved without a selector, in the following way:</text:p>
      <text:p text:style-name="P3">jQuery('h1').next('h2');</text:p>
      <text:p text:style-name="P3"><text:soft-page-break/>The next() method can make a nice alternative to the selector syntax, especially in</text:p>
      <text:p text:style-name="P3">a programmatic setting when you’re dealing with jQuery objects as variables, for</text:p>
      <text:p text:style-name="P3">example:</text:p>
      <text:p text:style-name="P3">var topHeaders = jQuery('h1');</text:p>
      <text:p text:style-name="P3">topHeaders.next('h2').css('margin','0');</text:p>
      <text:p text:style-name="P3"/>
      <text:p text:style-name="P3"/>
      <text:p text:style-name="P3"/>
      <text:p text:style-name="P3"/>
      <text:p text:style-name="P3"><text:s/>Selecting Elements by Index Order</text:p>
      <text:p text:style-name="P3"/>
      <text:p text:style-name="P3"/>
      <text:p text:style-name="P3">:first</text:p>
      <text:p text:style-name="P3">Matches the first selected element</text:p>
      <text:p text:style-name="P3">:last</text:p>
      <text:p text:style-name="P3">Matches the last selected element</text:p>
      <text:p text:style-name="P3">:even</text:p>
      <text:p text:style-name="P3">Matches even elements (zero-indexed)</text:p>
      <text:p text:style-name="P3">:odd</text:p>
      <text:p text:style-name="P3">Matches odd elements (zero-indexed)</text:p>
      <text:p text:style-name="P3">:eq(n)</text:p>
      <text:p text:style-name="P3">Matches a single element by its index (n)</text:p>
      <text:p text:style-name="P3">:lt(n)</text:p>
      <text:p text:style-name="P3">Matches all elements with an index below n</text:p>
      <text:p text:style-name="P3"/>
      <text:p text:style-name="P3"/>
      <text:p text:style-name="P3"/>
      <text:p text:style-name="P3">&lt;ol&gt;</text:p>
      <text:p text:style-name="P3">&lt;li&gt;First item&lt;/li&gt;</text:p>
      <text:p text:style-name="P3">&lt;li&gt;Second item&lt;/li&gt;</text:p>
      <text:p text:style-name="P3">&lt;li&gt;Third item&lt;/li&gt;</text:p>
      <text:p text:style-name="P3">&lt;li&gt;Fourth item&lt;/li&gt;</text:p>
      <text:p text:style-name="P3">&lt;/ol&gt;</text:p>
      <text:p text:style-name="P3">the first item in the list could be selected in a number of different ways:</text:p>
      <text:p text:style-name="P3">jQuery('ol li:first');</text:p>
      <text:p text:style-name="P3">jQuery('ol li:eq(0)');</text:p>
      <text:p text:style-name="P3">jQuery('ol li:lt(1)');</text:p>
      <text:p text:style-name="P3">Notice that both the eq() and lt() filters accept a number; since it’s zero-indexed, the</text:p>
      <text:p text:style-name="P3">first item is 0, the second is 1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&lt;table&gt;</text:p>
      <text:p text:style-name="P3">&lt;tr&gt;&lt;td&gt;0&lt;/td&gt;&lt;td&gt;even&lt;/td&gt;&lt;/tr&gt;</text:p>
      <text:p text:style-name="P3">&lt;tr&gt;&lt;td&gt;1&lt;/td&gt;&lt;td&gt;odd&lt;/td&gt;&lt;/tr&gt;</text:p>
      <text:p text:style-name="P3">&lt;tr&gt;&lt;td&gt;2&lt;/td&gt;&lt;td&gt;even&lt;/td&gt;&lt;/tr&gt;</text:p>
      <text:p text:style-name="P3">&lt;tr&gt;&lt;td&gt;3&lt;/td&gt;&lt;td&gt;odd&lt;/td&gt;&lt;/tr&gt;</text:p>
      <text:p text:style-name="P3"><text:soft-page-break/>&lt;tr&gt;&lt;td&gt;4&lt;/td&gt;&lt;td&gt;even&lt;/td&gt;&lt;/tr&gt;</text:p>
      <text:p text:style-name="P3">&lt;/table&gt;</text:p>
      <text:p text:style-name="P3">You can apply a different class dependent on the index of each table row:</text:p>
      <text:p text:style-name="P3">jQuery('tr:even').addClass('even');</text:p>
      <text:p text:style-name="P3">You’d have to specify the corresponding class (even) in your CSS style sheet:</text:p>
      <text:p text:style-name="P3">table tr.even {</text:p>
      <text:p text:style-name="P3">background: #CCC;</text:p>
      <text:p text:style-name="P3">}</text:p>
      <text:p text:style-name="P3"/>
      <text:p text:style-name="P3"/>
      <text:p text:style-name="P3"/>
      <text:p text:style-name="P3"/>
      <text:p text:style-name="P3"/>
      <text:p text:style-name="P3">jQuery('ul li').filter(':first');</text:p>
      <text:p text:style-name="P3"/>
      <text:p text:style-name="P3"/>
      <text:p text:style-name="P3"/>
      <text:p text:style-name="P3"/>
      <text:p text:style-name="P3">Selecting Elements That Are Currently Animating</text:p>
      <text:p text:style-name="P3"/>
      <text:p text:style-name="P3"/>
      <text:p text:style-name="P3"/>
      <text:p text:style-name="P3"/>
      <text:p text:style-name="P3"/>
      <text:p text:style-name="P3"/>
      <text:p text:style-name="P3">jQuery('div:animated');</text:p>
      <text:p text:style-name="P3"/>
      <text:p text:style-name="P3"/>
      <text:p text:style-name="P3">jQuery('div:not(div:animated)').animate({height:100});</text:p>
      <text:p text:style-name="P3"/>
      <text:p text:style-name="P3"/>
      <text:p text:style-name="P3"/>
      <text:p text:style-name="P3"/>
      <text:p text:style-name="P3">var myElem = jQuery('#elem');</text:p>
      <text:p text:style-name="P3">if( myElem.is(':animated') ) {</text:p>
      <text:p text:style-name="P3">// Do something.</text:p>
      <text:p text:style-name="P3">}</text:p>
      <text:p text:style-name="P3"/>
      <text:p text:style-name="P3"/>
      <text:p text:style-name="P3"/>
      <text:p text:style-name="P3"/>
      <text:p text:style-name="P3">Selecting Elements Based on What They Contain</text:p>
      <text:p text:style-name="P3"/>
      <text:p text:style-name="P3"/>
      <text:p text:style-name="P3"/>
      <text:p text:style-name="P3">&lt;!-- HTML --&gt;</text:p>
      <text:p text:style-name="P3">&lt;span&gt;Hello Bob!&lt;/span&gt;</text:p>
      <text:p text:style-name="P3">// Select all SPANs with 'Bob' in:</text:p>
      <text:p text:style-name="P3">jQuery('span:contains("Bob")');</text:p>
      <text:p text:style-name="P3"/>
      <text:p text:style-name="P3"/>
      <text:p text:style-name="P3">jQuery('div:has(p a)');</text:p>
      <text:p text:style-name="P3"><text:soft-page-break/>jQuery('p').filter(function(){</text:p>
      <text:p text:style-name="P3">return /(^|\s)(apple|orange|lemon)(\s|$)/.test(jQuery(this).text());</text:p>
      <text:p text:style-name="P3">});</text:p>
      <text:p text:style-name="P3"/>
      <text:p text:style-name="P3"/>
      <text:p text:style-name="P3"/>
      <text:p text:style-name="P3">Selecting Elements by What They Don’t Match</text:p>
      <text:p text:style-name="P3"/>
      <text:p text:style-name="P3"/>
      <text:p text:style-name="P3"/>
      <text:p text:style-name="P3"/>
      <text:p text:style-name="P3">jQuery('div:not(#content)'); // Select all DIV elements except #content</text:p>
      <text:p text:style-name="P3">This filter will remove any elements from the current collection that are matched by</text:p>
      <text:p text:style-name="P3">the passed selector. The selector can be as complex as you like; it doesn’t have to be a</text:p>
      <text:p text:style-name="P3">simple expression, e.g.:</text:p>
      <text:p text:style-name="P3">jQuery('a:not(div.important a, a.nav)');</text:p>
      <text:p text:style-name="P3">// Selects anchors that do not reside within 'div.important' or have the class 'nav'</text:p>
      <text:p text:style-name="P3"/>
      <text:p text:style-name="P3"/>
      <text:p text:style-name="P3"/>
      <text:p text:style-name="P3"/>
      <text:p text:style-name="P3">var $anchors = jQuery('a');</text:p>
      <text:p text:style-name="P3">$anchors.click(function(){</text:p>
      <text:p text:style-name="P3">$anchors.not(this).addClass('not-clicked');</text:p>
      <text:p text:style-name="P3">});</text:p>
      <text:p text:style-name="P3">According to this code, when an anchor is clicked, all anchors apart from that one will</text:p>
      <text:p text:style-name="P3">have the class not-clicked added. The this keyword refers to the clicked element.</text:p>
      <text:p text:style-name="P3">The not() method also accepts selectors:</text:p>
      <text:p text:style-name="P3">$('#nav a').not('a.active');</text:p>
      <text:p text:style-name="P3"/>
      <text:p text:style-name="P3"/>
      <text:p text:style-name="P3">Selecting Elements Based on Their Visibility</text:p>
      <text:p text:style-name="P3"/>
      <text:p text:style-name="P3"/>
      <text:p text:style-name="P3"/>
      <text:p text:style-name="P3"/>
      <text:p text:style-name="P3"/>
      <text:p text:style-name="P3"/>
      <text:p text:style-name="P3">You can use either the :hidden or :visible filter as necessary:</text:p>
      <text:p text:style-name="P3">jQuery('div:hidden');</text:p>
      <text:p text:style-name="P3">Here are some other examples of usage:</text:p>
      <text:p text:style-name="P3">if (jQuery('#elem').is(':hidden')) {</text:p>
      <text:p text:style-name="P3">// Do something conditionally</text:p>
      <text:p text:style-name="P3">}</text:p>
      <text:p text:style-name="P3">jQuery('p:visible').hide(); // Hiding only elements that are currently visible</text:p>
      <text:p text:style-name="P3"/>
      <text:p text:style-name="P3"/>
      <text:p text:style-name="P3"/>
      <text:p text:style-name="P3"/>
      <text:p text:style-name="P3">jQuery('*').filter(function(){</text:p>
      <text:p text:style-name="P3">return jQuery(this).css('display') === 'none'</text:p>
      <text:p text:style-name="P3">&amp;&amp; jQuery(this).css('visibility') !== 'hidden';</text:p>
      <text:p text:style-name="P3"><text:soft-page-break/>});</text:p>
      <text:p text:style-name="P3"/>
      <text:p text:style-name="P3"/>
      <text:p text:style-name="P3"/>
      <text:p text:style-name="P3"/>
      <text:p text:style-name="P3"><text:s/>Selecting Elements Based on Attributes</text:p>
      <text:p text:style-name="P3"/>
      <text:p text:style-name="P3"/>
      <text:p text:style-name="P3">Use an attribute selector to match specific attributes and corresponding values:</text:p>
      <text:p text:style-name="P3">jQuery('a[href="http://google.com"]');</text:p>
      <text:p text:style-name="P3"/>
      <text:p text:style-name="P3"/>
      <text:p text:style-name="P3">The preceding selector would select all anchor elements with an href attribute equal</text:p>
      <text:p text:style-name="P3">to the value specified (http://google.com).</text:p>
      <text:p text:style-name="P3">There are a number of ways you can make use of the attribute selector:</text:p>
      <text:p text:style-name="P3">[attr]</text:p>
      <text:p text:style-name="P3">Matches elements that have the specified attribute</text:p>
      <text:p text:style-name="P3">[attr=val]</text:p>
      <text:p text:style-name="P3">Matches elements that have the specified attribute with a certain value</text:p>
      <text:p text:style-name="P3">[attr!=val]</text:p>
      <text:p text:style-name="P3">Matches elements that don’t have the specified attribute or value</text:p>
      <text:p text:style-name="P3">[attr^=val]</text:p>
      <text:p text:style-name="P3">Matches elements with the specified attribute and that start with a certain value</text:p>
      <text:p text:style-name="P3">[attr$=val]</text:p>
      <text:p text:style-name="P3">Matches elements that have the specified attribute and that end with a certain value</text:p>
      <text:p text:style-name="P3">[attr~=val]</text:p>
      <text:p text:style-name="P3">Matches elements that contain the specified value with spaces, on either side (i.e.,</text:p>
      <text:p text:style-name="P3">car matches car but not cart)</text:p>
      <text:p text:style-name="P3">Prior to jQuery 1.2 you had to use XPath syntax (i.e., putting an @ sign</text:p>
      <text:p text:style-name="P3">before an attribute name). This is now deprecated.</text:p>
      <text:p text:style-name="P3">You can also combine multiple attribute selectors:</text:p>
      <text:p text:style-name="P3">// Select all elements with a TITLE and HREF:</text:p>
      <text:p text:style-name="P3">jQuery('*[title][href]');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Query('a').filter(function(){</text:p>
      <text:p text:style-name="P3">return (new RegExp('http:\/\/(?!' + location.hostname + ')')).test(this.href);</text:p>
      <text:p text:style-name="P3">});</text:p>
      <text:p text:style-name="P3">In this filter, a regular expression is being used to test the href attribute of each anchor.</text:p>
      <text:p text:style-name="P3">It selects all external links within any page.</text:p>
      <text:p text:style-name="P3">The attribute selector is especially useful for selecting elements based on slightly varying</text:p>
      <text:p text:style-name="P3">attributes. For example, if we had the following HTML:</text:p>
      <text:p text:style-name="P3">&lt;div</text:p>
      <text:p text:style-name="P3">&lt;div</text:p>
      <text:p text:style-name="P3">&lt;div</text:p>
      <text:p text:style-name="P3">&lt;div</text:p>
      <text:p text:style-name="P3">id="content-sec-1"&gt;...&lt;/div&gt;</text:p>
      <text:p text:style-name="P3"><text:soft-page-break/>id="content-sec-2"&gt;...&lt;/div&gt;</text:p>
      <text:p text:style-name="P3">id="content-sec-3"&gt;...&lt;/div&gt;</text:p>
      <text:p text:style-name="P3">id="content-sec-4"&gt;...&lt;/div&gt;</text:p>
      <text:p text:style-name="P3"/>
      <text:p text:style-name="P3">we could use the following selector to match all of the &lt;div&gt; elements:</text:p>
      <text:p text:style-name="P3">jQuery('div[id^="content-sec-"]');</text:p>
      <text:p text:style-name="P3"/>
      <text:p text:style-name="P3"/>
      <text:p text:style-name="P3"/>
      <text:p text:style-name="P3"/>
      <text:p text:style-name="P3"/>
      <text:p text:style-name="P3"/>
      <text:p text:style-name="P3"><text:s/>Selecting Form Elements by Type</text:p>
      <text:p text:style-name="P3"/>
      <text:p text:style-name="P3"/>
      <text:p text:style-name="P3"/>
      <text:p text:style-name="P3"/>
      <text:p text:style-name="P3">jQuery selector syntax Selects what?</text:p>
      <text:p text:style-name="P3">:text <text:s text:c="12"/>&lt;input type="text" /&gt;</text:p>
      <text:p text:style-name="P3">:password <text:s text:c="4"/>&lt;input type="password" /&gt;</text:p>
      <text:p text:style-name="P3">:radio <text:s text:c="10"/>&lt;input type="radio" /&gt;</text:p>
      <text:p text:style-name="P3">:checkbox <text:s text:c="9"/>&lt;input type="checkbox" /&gt;</text:p>
      <text:p text:style-name="P3">:submit <text:s text:c="9"/>&lt;input type="submit" /&gt;</text:p>
      <text:p text:style-name="P3">:image <text:s text:c="11"/>&lt;input type="image" /&gt;</text:p>
      <text:p text:style-name="P3">:reset <text:s text:c="10"/>&lt;input type="reset" /&gt;</text:p>
      <text:p text:style-name="P3">:button <text:s text:c="12"/>&lt;input type="button" /&gt;</text:p>
      <text:p text:style-name="P3">:file <text:s text:c="13"/>&lt;input type="file" /&gt;</text:p>
      <text:p text:style-name="P3">:hidden <text:s text:c="9"/>&lt;input type="hidden" /&gt;</text:p>
      <text:p text:style-name="P3">So, as an example, if you needed to select all text inputs, you would simply do this:</text:p>
      <text:p text:style-name="P3">jQuery(':text');</text:p>
      <text:p text:style-name="P3">There is also an :input filter that selects all input, textarea, button, and select</text:p>
      <text:p text:style-name="P3">elements.</text:p>
      <text:p text:style-name="P3"/>
      <text:p text:style-name="P3"/>
      <text:p text:style-name="P3">jQuery(':input:not(:hidden)');</text:p>
      <text:p text:style-name="P3">// Selects all input elements except those that are hidden.</text:p>
      <text:p text:style-name="P3"/>
      <text:p text:style-name="P3"/>
      <text:p text:style-name="P3">These filters can also be used with regular CSS syntax. For example, selecting all text</text:p>
      <text:p text:style-name="P3">input elements plus all &lt;textarea&gt; elements can be done in the following way:</text:p>
      <text:p text:style-name="P3">jQuery(':text, textarea');</text:p>
      <text:p text:style-name="P3"/>
      <text:p text:style-name="P3"/>
      <text:p text:style-name="P3"/>
      <text:p text:style-name="P3"/>
      <text:p text:style-name="P3">Selecting an Element with Specific Characteristics</text:p>
      <text:p text:style-name="P3"/>
      <text:p text:style-name="P3"/>
      <text:p text:style-name="P3">jQuery('*').filter(function(){</text:p>
      <text:p text:style-name="P3">return !!jQuery(this).css('backgroundImage');</text:p>
      <text:p text:style-name="P3">});</text:p>
      <text:p text:style-name="P3">The preceding code selects all elements with a background image</text:p>
      <text:p text:style-name="P3"><text:soft-page-break/>this; // Regular element object</text:p>
      <text:p text:style-name="P3">jQuery(this); // jQuery object</text:p>
      <text:p text:style-name="P3">Here are some other filtering examples to spark your imagination:</text:p>
      <text:p text:style-name="P3">// Select all DIV elements with a width between 100px and 200px:</text:p>
      <text:p text:style-name="P3">jQuery('div').filter(function(){</text:p>
      <text:p text:style-name="P3">var width = jQuery(this).width();</text:p>
      <text:p text:style-name="P3">return width &gt; 100 &amp;&amp; width &lt; 200;</text:p>
      <text:p text:style-name="P3">});</text:p>
      <text:p text:style-name="P3">// Select all images with a common image extension:</text:p>
      <text:p text:style-name="P3">jQuery('img').filter(function(){</text:p>
      <text:p text:style-name="P3">return /\.(jpe?g|png|bmp|gif)(\?.+)?$/.test(this.src);</text:p>
      <text:p text:style-name="P3">});</text:p>
      <text:p text:style-name="P3">// Select all elements that have either 10 or 20 children:</text:p>
      <text:p text:style-name="P3">jQuery('*').filter(function(){</text:p>
      <text:p text:style-name="P3">var children = jQuery(this).children().length;</text:p>
      <text:p text:style-name="P3">return children === 10 || children === 20;</text:p>
      <text:p text:style-name="P3"/>
      <text:p text:style-name="P3"/>
      <text:p text:style-name="P3"/>
      <text:p text:style-name="P3">jQuery('div a:not([href^=http://]), p a:not([href^=http://])');</text:p>
      <text:p text:style-name="P3">jQuery('div, p').find('a').not('[href^=http://]');</text:p>
      <text:p text:style-name="P3">The second technique is shorter and much more readable than the first. Testing in</text:p>
      <text:p text:style-name="P3">Firefox (v3) and Safari (v4) reveals that it’s also faster than the first technique.</text:p>
      <text:p text:style-name="P3">2.11 Using the Context Parameter</text:p>
      <text:p text:style-name="P3"/>
      <text:p text:style-name="P3"/>
      <text:p text:style-name="P3"/>
      <text:p text:style-name="P3"/>
      <text:p text:style-name="P3">Here’s an example: you want to select all input fields within a form before it’s</text:p>
      <text:p text:style-name="P3">submitted:</text:p>
      <text:p text:style-name="P3">jQuery('form').bind('submit', function(){</text:p>
      <text:p text:style-name="P3">var allInputs = jQuery('input', this);</text:p>
      <text:p text:style-name="P3">// Now you would do something with 'allInputs'</text:p>
      <text:p text:style-name="P3">});</text:p>
      <text:p text:style-name="P3">Notice that this was passed as the second argument; within the handler just shown,</text:p>
      <text:p text:style-name="P3">this refers to the form element. Since it’s set as the context, jQuery will only return</text:p>
      <text:p text:style-name="P3">input elements within that form. If we didn’t include that second argument, then all of</text:p>
      <text:p text:style-name="P3">the document’s input elements would be selected—not what we want.</text:p>
      <text:p text:style-name="P3">As mentioned, you can also pass a regular selector as the context:</text:p>
      <text:p text:style-name="P3">jQuery('p', '#content');</text:p>
      <text:p text:style-name="P3">The preceding code returns exactly the same collection as the following selector:</text:p>
      <text:p text:style-name="P3">jQuery('#content p');</text:p>
      <text:p text:style-name="P3">Specifying a context can aid in readability and speed. It’s a useful feature to know about!</text:p>
      <text:p text:style-name="P3"/>
      <text:p text:style-name="P3"/>
      <text:p text:style-name="Standard"/>
      <text:p text:style-name="P3"/>
      <text:p text:style-name="P3">jQuery( context ).find( selector );</text:p>
      <text:p text:style-name="P3"/>
      <text:p text:style-name="P3"/>
      <text:p text:style-name="P3"/>
      <text:p text:style-name="P3"/>
      <text:p text:style-name="P3"><text:soft-page-break/></text:p>
      <text:p text:style-name="P3">Creating a Custom Filter Selector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or example, you might want to target all elements that have a certain property. This</text:p>
      <text:p text:style-name="P3">filter matches all elements that are displayed inline:</text:p>
      <text:p text:style-name="P3">jQuery.expr[':'].inline = function(elem) {</text:p>
      <text:p text:style-name="P3">return jQuery(elem).css('display') === 'inline';</text:p>
      <text:p text:style-name="P3">};</text:p>
      <text:p text:style-name="P3">Now that we have created a custom selector, we can use it in any selector expression:</text:p>
      <text:p text:style-name="P3">// E.g. #1</text:p>
      <text:p text:style-name="P3">jQuery('div a:inline').css('color', 'red');</text:p>
      <text:p text:style-name="P3">// E.g. #2</text:p>
      <text:p text:style-name="P3">jQuery('span').filter(':not(:inline)').css('color', 'blue')</text:p>
      <text:p text:style-name="P3">jQuery’s custom selectors (:radio, :hidden, etc.) are created in this way.</text:p>
      <text:p text:style-name="P3"/>
      <text:p text:style-name="P3"/>
      <text:p text:style-name="P3"/>
      <text:p text:style-name="P3">Let’s</text:p>
      <text:p text:style-name="P3">say that we want to create a selector that queries for data held by jQuery:</text:p>
      <text:p text:style-name="P3">jQuery('span').data('something', 123);</text:p>
      <text:p text:style-name="P3">// We want to be able to do this:</text:p>
      <text:p text:style-name="P3">jQuery('*:data(something,123)');</text:p>
      <text:p text:style-name="P3"/>
      <text:p text:style-name="P3"/>
      <text:p text:style-name="P3"/>
      <text:p text:style-name="P3">The purpose of the selector would be to select all elements that have had data attached</text:p>
      <text:p text:style-name="P3">to them via jQuery’s data() method—it specifically targets elements with a datakey of</text:p>
      <text:p text:style-name="P3">something, equal to the number 123.</text:p>
      <text:p text:style-name="P3">The proposed filter (:data) could be created as follows:</text:p>
      <text:p text:style-name="P3">jQuery.expr[':'].data = function(elem, index, m) {</text:p>
      <text:p text:style-name="P3">// Remove ":data(" and the trailing ")" from</text:p>
      <text:p text:style-name="P3">// the match, as these parts aren't needed:</text:p>
      <text:p text:style-name="P3">m[0] = m[0].replace(/:data\(|\)$/g, '');</text:p>
      <text:p text:style-name="P3">var regex = new RegExp('([\'"]?)((?:\\\\\\1|.)+?)\\1(,|$)', 'g'),</text:p>
      <text:p text:style-name="P3">// Retrieve data key:</text:p>
      <text:p text:style-name="P3">key = regex.exec( m[0] )[2],</text:p>
      <text:p text:style-name="P3">// Retrieve data value to test against:</text:p>
      <text:p text:style-name="P3">val = regex.exec( m[0] );</text:p>
      <text:p text:style-name="P3">if (val) {</text:p>
      <text:p text:style-name="P3">val = val[2];</text:p>
      <text:p text:style-name="P3">}</text:p>
      <text:p text:style-name="P3">// If a value was passed then we test for it, otherwise</text:p>
      <text:p text:style-name="P3">// we test that the value evaluates to true:</text:p>
      <text:p text:style-name="P3">return val ? jQuery(elem).data(key) == val : !!jQuery(elem).data(key);</text:p>
      <text:p text:style-name="P3">};</text:p>
      <text:p text:style-name="P3"><text:soft-page-break/></text:p>
      <text:p text:style-name="P3">The reason for such a complex regular expression is that we want to make it as flexible</text:p>
      <text:p text:style-name="P3">as possible. The new selector can be used in a number of different ways:</text:p>
      <text:p text:style-name="P3">// As we originally mused (above):</text:p>
      <text:p text:style-name="P3">jQuery('div:data("something",123)');</text:p>
      <text:p text:style-name="P3">// Check if 'something' is a "truthy" value</text:p>
      <text:p text:style-name="P3">jQuery('div:data(something)');</text:p>
      <text:p text:style-name="P3">// With or without (inner) quotes:</text:p>
      <text:p text:style-name="P3">jQuery('div:data(something, "something else")');</text:p>
      <text:p text:style-name="P3">Now we have a totally new way of querying data held by jQuery on an element.</text:p>
      <text:p text:style-name="P3">If you ever want to add more than one new selector at the same time, it’s best to use</text:p>
      <text:p text:style-name="P3">jQuery’s extend() method:</text:p>
      <text:p text:style-name="P3">jQuery.extend(jQuery.expr[':'], {</text:p>
      <text:p text:style-name="P3">newFilter1 : function(elem, index, match){</text:p>
      <text:p text:style-name="P3">// Return true or false.</text:p>
      <text:p text:style-name="P3">},</text:p>
      <text:p text:style-name="P3">newFilter2 : function(elem, index, match){</text:p>
      <text:p text:style-name="P3">// Return true or false.</text:p>
      <text:p text:style-name="P3">},</text:p>
      <text:p text:style-name="P3">newFilter3 : function(elem, index, match){</text:p>
      <text:p text:style-name="P3">// Return true or false.</text:p>
      <text:p text:style-name="P3">}</text:p>
      <text:p text:style-name="P3">});</text:p>
      <text:p text:style-name="P3"/>
      <text:p text:style-name="P3">Looping Through a Set of Selected Results</text:p>
      <text:p text:style-name="P3"/>
      <text:p text:style-name="P3"/>
      <text:p text:style-name="P3"/>
      <text:p text:style-name="P3"/>
      <text:p text:style-name="P3">var urls = [];</text:p>
      <text:p text:style-name="P3">$("div#post a[href]").each(function(i) {</text:p>
      <text:p text:style-name="P3">urls[i] = $(this).attr('href');</text:p>
      <text:p text:style-name="P3">});</text:p>
      <text:p text:style-name="P3">alert(urls.join(","));</text:p>
      <text:p text:style-name="P3"/>
      <text:p text:style-name="P3"/>
      <text:p text:style-name="P3"/>
      <text:p text:style-name="P3"/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1 - Looping through a set of selected results&lt;/title&gt;</text:p>
      <text:p text:style-name="P3">&lt;style type="text/css"&gt;</text:p>
      <text:p text:style-name="P3">.even { background-color: #ffffff; }</text:p>
      <text:p text:style-name="P3">.odd { background-color: #cccccc; }</text:p>
      <text:p text:style-name="P3">&lt;/style&gt;</text:p>
      <text:p text:style-name="P3">&lt;script src="http://ajax.googleapis.com/ajax/libs/jquery/1.3.2/jquery.min.js"</text:p>
      <text:p text:style-name="P3">type="text/javascript"&gt;&lt;/script&gt;</text:p>
      <text:p text:style-name="P3"/>
      <text:p text:style-name="P3"><text:soft-page-break/></text:p>
      <text:p text:style-name="P3"/>
      <text:p text:style-name="P3"/>
      <text:p text:style-name="P3"/>
      <text:p text:style-name="P3">&lt;script type="text/javascript"&gt;</text:p>
      <text:p text:style-name="P3">(function($){</text:p>
      <text:p text:style-name="P3">$(document).ready(function() {</text:p>
      <text:p text:style-name="P3">$("ul &gt; li").each(function(i) {</text:p>
      <text:p text:style-name="P3">if (i % 2 == 1)</text:p>
      <text:p text:style-name="P3">{</text:p>
      <text:p text:style-name="P3">$(this).addClass("odd");</text:p>
      <text:p text:style-name="P3">}</text:p>
      <text:p text:style-name="P3">else</text:p>
      <text:p text:style-name="P3">{</text:p>
      <text:p text:style-name="P3">$(this).addClass("even");</text:p>
      <text:p text:style-name="P3">}</text:p>
      <text:p text:style-name="P3">});</text:p>
      <text:p text:style-name="P3">});</text:p>
      <text:p text:style-name="P3">})(jQuery);</text:p>
      <text:p text:style-name="P3">&lt;/script&gt;</text:p>
      <text:p text:style-name="P3">&lt;/head&gt;</text:p>
      <text:p text:style-name="P3">&lt;body&gt;</text:p>
      <text:p text:style-name="P3">&lt;h2&gt;Family Members&lt;/h2&gt;</text:p>
      <text:p text:style-name="P3">&lt;ul&gt;</text:p>
      <text:p text:style-name="P3">&lt;li&gt;Ralph&lt;/li&gt;</text:p>
      <text:p text:style-name="P3">&lt;li&gt;Hope&lt;/li&gt;</text:p>
      <text:p text:style-name="P3">&lt;li&gt;Brandon&lt;/li&gt;</text:p>
      <text:p text:style-name="P3">&lt;li&gt;Jordan&lt;/li&gt;</text:p>
      <text:p text:style-name="P3">&lt;li&gt;Ralphie&lt;/li&gt;</text:p>
      <text:p text:style-name="P3">&lt;/ul&gt;</text:p>
      <text:p text:style-name="P3">&lt;/body&gt;</text:p>
      <text:p text:style-name="P3">&lt;/html&gt;</text:p>
      <text:p text:style-name="P3"/>
      <text:p text:style-name="P3"/>
      <text:p text:style-name="P3"/>
      <text:p text:style-name="P3">Reducing the Selection Set to a Specified Item</text:p>
      <text:p text:style-name="P3"/>
      <text:p text:style-name="P3"/>
      <text:p text:style-name="P3"/>
      <text:p text:style-name="P3"/>
      <text:p text:style-name="P3"/>
      <text:p text:style-name="P3"/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2 - Reducing the selection set to specified item&lt;/title&gt;</text:p>
      <text:p text:style-name="P3">&lt;script type="text/javascript"</text:p>
      <text:p text:style-name="P3">src="http://ajax.googleapis.com/ajax/libs/jquery/1.3.2/jquery.min.js"&gt;&lt;/script&gt;</text:p>
      <text:p text:style-name="P3"/>
      <text:p text:style-name="P3"><text:soft-page-break/></text:p>
      <text:p text:style-name="P3"/>
      <text:p text:style-name="P3">&lt;script type="text/javascript"&gt;</text:p>
      <text:p text:style-name="P3">(function($){</text:p>
      <text:p text:style-name="P3">$(document).ready(function(){</text:p>
      <text:p text:style-name="P3">$("ol#east &gt; li").eq(7).css("border-bottom", "1px solid #000000");</text:p>
      <text:p text:style-name="P3">$("ol#west &gt; li").eq(7).css("border-bottom", "1px solid #000000");</text:p>
      <text:p text:style-name="P3">});</text:p>
      <text:p text:style-name="P3">})(jQuery);</text:p>
      <text:p text:style-name="P3">&lt;/script&gt;</text:p>
      <text:p text:style-name="P3">&lt;/head&gt;</text:p>
      <text:p text:style-name="P3">&lt;body&gt;</text:p>
      <text:p text:style-name="P3">&lt;h2&gt;Eastern Conference&lt;/h2&gt;</text:p>
      <text:p text:style-name="P3">&lt;ol id="east"&gt;</text:p>
      <text:p text:style-name="P3">&lt;li&gt;Boston Bruins&lt;/li&gt;</text:p>
      <text:p text:style-name="P3">&lt;li&gt;Washington Capitals&lt;/li&gt;</text:p>
      <text:p text:style-name="P3">&lt;li&gt;New Jersey Devils&lt;/li&gt;</text:p>
      <text:p text:style-name="P3">&lt;li&gt;Pittsburgh Penguins&lt;/li&gt;</text:p>
      <text:p text:style-name="P3">&lt;li&gt;Philadelphia Flyers&lt;/li&gt;</text:p>
      <text:p text:style-name="P3">&lt;li&gt;Carolina Hurricanes&lt;/li&gt;</text:p>
      <text:p text:style-name="P3">&lt;li&gt;New York Rangers&lt;/li&gt;</text:p>
      <text:p text:style-name="P3">&lt;li&gt;Montreal Canadians&lt;/li&gt;</text:p>
      <text:p text:style-name="P3">&lt;li&gt;Florida Panthers&lt;/li&gt;</text:p>
      <text:p text:style-name="P3">&lt;li&gt;Buffalo Sabres&lt;/li&gt;</text:p>
      <text:p text:style-name="P3">&lt;li&gt;Ottawa Senators&lt;/li&gt;</text:p>
      <text:p text:style-name="P3">&lt;li&gt;Toronto Maple Leafs&lt;/li&gt;</text:p>
      <text:p text:style-name="P3">&lt;li&gt;Atlanta Thrashers&lt;/li&gt;</text:p>
      <text:p text:style-name="P3">&lt;li&gt;Tampa Bay Lightning&lt;/li&gt;</text:p>
      <text:p text:style-name="P3">&lt;li&gt;New York Islanders&lt;/li&gt;</text:p>
      <text:p text:style-name="P3">&lt;/ol&gt;</text:p>
      <text:p text:style-name="P3">&lt;h2&gt;Western Conference&lt;/h2&gt;</text:p>
      <text:p text:style-name="P3">&lt;ol id="west"&gt;</text:p>
      <text:p text:style-name="P3">&lt;li&gt;San Jose Sharks&lt;/li&gt;</text:p>
      <text:p text:style-name="P3">&lt;li&gt;Detroit Red Wings&lt;/li&gt;</text:p>
      <text:p text:style-name="P3">&lt;li&gt;Vancouver Canucks&lt;/li&gt;</text:p>
      <text:p text:style-name="P3">&lt;li&gt;Chicago Blackhawks&lt;/li&gt;</text:p>
      <text:p text:style-name="P3">&lt;li&gt;Calgary Flames&lt;/li&gt;</text:p>
      <text:p text:style-name="P3">&lt;li&gt;St. Louis Blues&lt;/li&gt;</text:p>
      <text:p text:style-name="P3">&lt;li&gt;Columbus Blue Jackets&lt;/li&gt;</text:p>
      <text:p text:style-name="P3">&lt;li&gt;Anaheim Ducks&lt;/li&gt;</text:p>
      <text:p text:style-name="P3">&lt;li&gt;Minnesota Wild&lt;/li&gt;</text:p>
      <text:p text:style-name="P3">&lt;li&gt;Nashville Predators&lt;/li&gt;</text:p>
      <text:p text:style-name="P3">&lt;li&gt;Edmonton Oilers&lt;/li&gt;</text:p>
      <text:p text:style-name="P3">&lt;li&gt;Dallas Stars&lt;/li&gt;</text:p>
      <text:p text:style-name="P3">&lt;li&gt;Phoenix Coyotes&lt;/li&gt;</text:p>
      <text:p text:style-name="P3">&lt;li&gt;Los Angeles Kings&lt;/li&gt;</text:p>
      <text:p text:style-name="P3">&lt;li&gt;Colorado Avalanche&lt;/li&gt;</text:p>
      <text:p text:style-name="P3">&lt;/ol&gt;</text:p>
      <text:p text:style-name="P3">&lt;/body&gt;</text:p>
      <text:p text:style-name="P3">&lt;/html&gt;</text:p>
      <text:p text:style-name="P3"/>
      <text:p text:style-name="P3"/>
      <text:p text:style-name="P3"><text:soft-page-break/>$("li").css("background-color","#CCCCCC").eq(0).css("background-color","#ff0000");</text:p>
      <text:p text:style-name="P3"/>
      <text:p text:style-name="P3"/>
      <text:p text:style-name="P3">Convert a Selected jQuery Object into a Raw DOM Object</text:p>
      <text:p text:style-name="P3"/>
      <text:p text:style-name="P3"/>
      <text:p text:style-name="P3"/>
      <text:p text:style-name="P3">jQuery provides a core method get(), which will convert all matched jQuery objects</text:p>
      <text:p text:style-name="P3">back into an array of DOM objects.</text:p>
      <text:p text:style-name="P3"/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&lt;meta http-equiv="Content-Type" content="text/html;charset=UTF-8" /&gt;</text:p>
      <text:p text:style-name="P3">&lt;title&gt;Chapter 3 - Recipe 3 - Converting a selected jQuery object into a</text:p>
      <text:p text:style-name="P3">raw DOM object&lt;/title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(function($){</text:p>
      <text:p text:style-name="P3">$(document).ready(function(){</text:p>
      <text:p text:style-name="P3">var inner = $("div")[0].innerHTML;</text:p>
      <text:p text:style-name="P3">alert(inner);</text:p>
      <text:p text:style-name="P3">});</text:p>
      <text:p text:style-name="P3">})(jQuery);</text:p>
      <text:p text:style-name="P3">&lt;/script&gt;</text:p>
      <text:p text:style-name="P3">&lt;/head&gt;</text:p>
      <text:p text:style-name="P3">&lt;body&gt;</text:p>
      <text:p text:style-name="P3">&lt;div&gt;</text:p>
      <text:p text:style-name="P3">&lt;p&gt;</text:p>
      <text:p text:style-name="P3">jQuery, the write less, do more JavaScript library. Saving the day</text:p>
      <text:p text:style-name="P3">for web developers since 2006.</text:p>
      <text:p text:style-name="P3">&lt;/p&gt;</text:p>
      <text:p text:style-name="P3">&lt;/div&gt;</text:p>
      <text:p text:style-name="P3">&lt;/body&gt;</text:p>
      <text:p text:style-name="P3">&lt;/html&gt;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3 - Converting a selected jQuery object into a raw DOM</text:p>
      <text:p text:style-name="P3">object&lt;/title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&lt;!--</text:p>
      <text:p text:style-name="P3">(function($){</text:p>
      <text:p text:style-name="P3">$(document).ready(function(){</text:p>
      <text:p text:style-name="P3">var lis = $("ol li").get().reverse();</text:p>
      <text:p text:style-name="P3">$("ol").empty();</text:p>
      <text:p text:style-name="P3">$.each(lis, function(i){</text:p>
      <text:p text:style-name="P3">$("ol").append("&lt;li&gt;" + lis[i].innerHTML + "&lt;/li&gt;");</text:p>
      <text:p text:style-name="P3">});</text:p>
      <text:p text:style-name="P3">});</text:p>
      <text:p text:style-name="P3">})(jQuery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h2&gt;New York Yankees - Batting Line-up&lt;/h2&gt;</text:p>
      <text:p text:style-name="P3">&lt;ol&gt;</text:p>
      <text:p text:style-name="P3">&lt;li&gt;Jeter&lt;/li&gt;</text:p>
      <text:p text:style-name="P3">&lt;li&gt;Damon&lt;/li&gt;</text:p>
      <text:p text:style-name="P3">&lt;li&gt;Teixeira&lt;/li&gt;</text:p>
      <text:p text:style-name="P3">&lt;li&gt;Posada&lt;/li&gt;</text:p>
      <text:p text:style-name="P3">&lt;li&gt;Swisher&lt;/li&gt;</text:p>
      <text:p text:style-name="P3">&lt;li&gt;Cano&lt;/li&gt;</text:p>
      <text:p text:style-name="P3">&lt;li&gt;Cabrera&lt;/li&gt;</text:p>
      <text:p text:style-name="P3">&lt;li&gt;Molina&lt;/li&gt;</text:p>
      <text:p text:style-name="P3">&lt;li&gt;Ransom&lt;/li&gt;</text:p>
      <text:p text:style-name="P3">&lt;/ol&gt;</text:p>
      <text:p text:style-name="P3">&lt;/body&gt;</text:p>
      <text:p text:style-name="P3">&lt;/html&gt;</text:p>
      <text:p text:style-name="P3"/>
      <text:p text:style-name="P3"/>
      <text:p text:style-name="P3">Getting the Index of an Item in a Selection</text:p>
      <text:p text:style-name="P3"/>
      <text:p text:style-name="P3"/>
      <text:p text:style-name="P3"/>
      <text:p text:style-name="P3"/>
      <text:p text:style-name="P3">&lt;!DOCTYPE html</text:p>
      <text:p text:style-name="P3">PUBLIC "-//W3C//DTD XHTML 1.0 Transitional//EN"</text:p>
      <text:p text:style-name="P3"><text:soft-page-break/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4 - Getting the index of an item in a selection&lt;/title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&lt;!--</text:p>
      <text:p text:style-name="P3">(function($){</text:p>
      <text:p text:style-name="P3">$(document).ready(function(){</text:p>
      <text:p text:style-name="P3">$("div").click(function() {</text:p>
      <text:p text:style-name="P3">alert("You clicked on div with an index of " +</text:p>
      <text:p text:style-name="P3">$("div").index(this));</text:p>
      <text:p text:style-name="P3"/>
      <text:p text:style-name="P3"/>
      <text:p text:style-name="P3"/>
      <text:p text:style-name="P3">});</text:p>
      <text:p text:style-name="P3">});</text:p>
      <text:p text:style-name="P3">})(jQuery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div&gt;click me&lt;/div&gt;</text:p>
      <text:p text:style-name="P3">&lt;div class="test"&gt;test&lt;/div&gt;</text:p>
      <text:p text:style-name="P3">&lt;div&gt;click me&lt;/div&gt;</text:p>
      <text:p text:style-name="P3">&lt;/body&gt;</text:p>
      <text:p text:style-name="P3">&lt;/html&gt;</text:p>
      <text:p text:style-name="P3"/>
      <text:p text:style-name="P3"/>
      <text:p text:style-name="P3">var test = $("div.test");</text:p>
      <text:p text:style-name="P3">$("div").each(function(i){</text:p>
      <text:p text:style-name="P3">if ($(this).index(test) &gt;= 0)</text:p>
      <text:p text:style-name="P3">{</text:p>
      <text:p text:style-name="P3">//do something</text:p>
      <text:p text:style-name="P3">}</text:p>
      <text:p text:style-name="P3">else</text:p>
      <text:p text:style-name="P3">{</text:p>
      <text:p text:style-name="P3">//do something else</text:p>
      <text:p text:style-name="P3">}</text:p>
      <text:p text:style-name="P3">});</text:p>
      <text:p text:style-name="P3"/>
      <text:p text:style-name="P3"/>
      <text:p text:style-name="P3"/>
      <text:p text:style-name="P3"/>
      <text:p text:style-name="P3">Making a Unique Array of Values from an Existing Array</text:p>
      <text:p text:style-name="P3"/>
      <text:p text:style-name="P3"/>
      <text:p text:style-name="P3"/>
      <text:p text:style-name="P3"/>
      <text:p text:style-name="P3">&lt;!DOCTYPE html</text:p>
      <text:p text:style-name="P3"><text:soft-page-break/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5 - Making a unique array of values from an existing</text:p>
      <text:p text:style-name="P3">array&lt;/title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/>
      <text:p text:style-name="P3"/>
      <text:p text:style-name="P3"/>
      <text:p text:style-name="P3">&lt;!--</text:p>
      <text:p text:style-name="P3">(function($){</text:p>
      <text:p text:style-name="P3">$(document).ready(function(){</text:p>
      <text:p text:style-name="P3">var arr = $.map($("LI"), function(item, index){</text:p>
      <text:p text:style-name="P3">while (index &lt; 3)</text:p>
      <text:p text:style-name="P3">{</text:p>
      <text:p text:style-name="P3">return $(item).html();</text:p>
      <text:p text:style-name="P3">}</text:p>
      <text:p text:style-name="P3">return null;</text:p>
      <text:p text:style-name="P3">});</text:p>
      <text:p text:style-name="P3">$(document.body).append("&lt;span&gt;The first three authors are: " +</text:p>
      <text:p text:style-name="P3">arr.join(", ") + "&lt;/span&gt;");</text:p>
      <text:p text:style-name="P3">});</text:p>
      <text:p text:style-name="P3">})(jQuery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h1&gt;jQuery Cookbook Authors&lt;/h1&gt;</text:p>
      <text:p text:style-name="P3">&lt;ol&gt;</text:p>
      <text:p text:style-name="P3">&lt;li&gt;John Resig&lt;/li&gt;</text:p>
      <text:p text:style-name="P3">&lt;li&gt;Cody Lindley&lt;/li&gt;</text:p>
      <text:p text:style-name="P3">&lt;li&gt;James Padolsey&lt;/li&gt;</text:p>
      <text:p text:style-name="P3">&lt;li&gt;Ralph Whitbeck&lt;/li&gt;</text:p>
      <text:p text:style-name="P3">&lt;li&gt;Jonathan Sharp&lt;/li&gt;</text:p>
      <text:p text:style-name="P3">&lt;li&gt;Michael Geary&lt;/li&gt;</text:p>
      <text:p text:style-name="P3">&lt;li&gt;Scott González&lt;/li&gt;</text:p>
      <text:p text:style-name="P3">&lt;li&gt;Rebecca Murphey&lt;/li&gt;</text:p>
      <text:p text:style-name="P3">&lt;li&gt;Remy Sharp&lt;/li&gt;</text:p>
      <text:p text:style-name="P3">&lt;li&gt;Ariel Flesler&lt;/li&gt;</text:p>
      <text:p text:style-name="P3">&lt;li&gt;Brian Cherne&lt;/li&gt;</text:p>
      <text:p text:style-name="P3">&lt;li&gt;Jörn Zaefferer&lt;/li&gt;</text:p>
      <text:p text:style-name="P3">&lt;li&gt;Mike Hostetler&lt;/li&gt;</text:p>
      <text:p text:style-name="P3">&lt;li&gt;Nathan Smith&lt;/li&gt;</text:p>
      <text:p text:style-name="P3">&lt;li&gt;Richard D. Worth&lt;/li&gt;</text:p>
      <text:p text:style-name="P3">&lt;li&gt;Maggie Wachs&lt;/li&gt;</text:p>
      <text:p text:style-name="P3">&lt;li&gt;Scott Jehl&lt;/li&gt;</text:p>
      <text:p text:style-name="P3">&lt;li&gt;Todd Parker&lt;/li&gt;</text:p>
      <text:p text:style-name="P3">&lt;li&gt;Patty Toland&lt;/li&gt;</text:p>
      <text:p text:style-name="P3"><text:soft-page-break/>&lt;li&gt;Rob Burns&lt;/li&gt;</text:p>
      <text:p text:style-name="P3">&lt;/ol&gt;</text:p>
      <text:p text:style-name="P3">&lt;/body&gt;</text:p>
      <text:p text:style-name="P3">&lt;/html&gt;</text:p>
      <text:p text:style-name="P3"/>
      <text:p text:style-name="P3"/>
      <text:p text:style-name="P3"/>
      <text:p text:style-name="P3"/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5 - Making a unique array of values from an existing</text:p>
      <text:p text:style-name="P3">array&lt;/title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/>
      <text:p text:style-name="P3"/>
      <text:p text:style-name="P3"/>
      <text:p text:style-name="P3">&lt;!--</text:p>
      <text:p text:style-name="P3">(function($){</text:p>
      <text:p text:style-name="P3">$(document).ready(function(){</text:p>
      <text:p text:style-name="P3">var arr = $.map($("LI"), function(item, index){</text:p>
      <text:p text:style-name="P3">while (index &lt; 3)</text:p>
      <text:p text:style-name="P3">{</text:p>
      <text:p text:style-name="P3">return $(item).html();</text:p>
      <text:p text:style-name="P3">}</text:p>
      <text:p text:style-name="P3">return null;</text:p>
      <text:p text:style-name="P3">});</text:p>
      <text:p text:style-name="P3">$(document.body).append("&lt;span&gt;The first three authors are: " +</text:p>
      <text:p text:style-name="P3">arr.join(", ") + "&lt;/span&gt;");</text:p>
      <text:p text:style-name="P3">});</text:p>
      <text:p text:style-name="P3">})(jQuery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h1&gt;jQuery Cookbook Authors&lt;/h1&gt;</text:p>
      <text:p text:style-name="P3">&lt;ol&gt;</text:p>
      <text:p text:style-name="P3">&lt;li&gt;John Resig&lt;/li&gt;</text:p>
      <text:p text:style-name="P3">&lt;li&gt;Cody Lindley&lt;/li&gt;</text:p>
      <text:p text:style-name="P3">&lt;li&gt;James Padolsey&lt;/li&gt;</text:p>
      <text:p text:style-name="P3">&lt;li&gt;Ralph Whitbeck&lt;/li&gt;</text:p>
      <text:p text:style-name="P3">&lt;li&gt;Jonathan Sharp&lt;/li&gt;</text:p>
      <text:p text:style-name="P3">&lt;li&gt;Michael Geary&lt;/li&gt;</text:p>
      <text:p text:style-name="P3">&lt;li&gt;Scott González&lt;/li&gt;</text:p>
      <text:p text:style-name="P3">&lt;li&gt;Rebecca Murphey&lt;/li&gt;</text:p>
      <text:p text:style-name="P3">&lt;li&gt;Remy Sharp&lt;/li&gt;</text:p>
      <text:p text:style-name="P3">&lt;li&gt;Ariel Flesler&lt;/li&gt;</text:p>
      <text:p text:style-name="P3"><text:soft-page-break/>&lt;li&gt;Brian Cherne&lt;/li&gt;</text:p>
      <text:p text:style-name="P3">&lt;li&gt;Jörn Zaefferer&lt;/li&gt;</text:p>
      <text:p text:style-name="P3">&lt;li&gt;Mike Hostetler&lt;/li&gt;</text:p>
      <text:p text:style-name="P3">&lt;li&gt;Nathan Smith&lt;/li&gt;</text:p>
      <text:p text:style-name="P3">&lt;li&gt;Richard D. Worth&lt;/li&gt;</text:p>
      <text:p text:style-name="P3">&lt;li&gt;Maggie Wachs&lt;/li&gt;</text:p>
      <text:p text:style-name="P3">&lt;li&gt;Scott Jehl&lt;/li&gt;</text:p>
      <text:p text:style-name="P3">&lt;li&gt;Todd Parker&lt;/li&gt;</text:p>
      <text:p text:style-name="P3">&lt;li&gt;Patty Toland&lt;/li&gt;</text:p>
      <text:p text:style-name="P3">&lt;li&gt;Rob Burns&lt;/li&gt;</text:p>
      <text:p text:style-name="P3">&lt;/ol&gt;</text:p>
      <text:p text:style-name="P3">&lt;/body&gt;</text:p>
      <text:p text:style-name="P3">&lt;/html&gt;</text:p>
      <text:p text:style-name="P3"/>
      <text:p text:style-name="P3"/>
      <text:p text:style-name="P3"/>
      <text:p text:style-name="P3">In the solution, we are using the jQuery utility method $.map(), which will transform</text:p>
      <text:p text:style-name="P3">an existing array into another array of items. $.map() takes two arguments, an array</text:p>
      <text:p text:style-name="P3">and a callback function:</text:p>
      <text:p text:style-name="P3">$.map([1,2,3], function(n,i) { return n+i;});</text:p>
      <text:p text:style-name="P3">//Output: [1,3,5]</text:p>
      <text:p text:style-name="P3">$.map() will iterate through each item of the original array and pass in the item to be</text:p>
      <text:p text:style-name="P3">translated and the index of the current location within the array. The method is ex-</text:p>
      <text:p text:style-name="P3">pecting a value to be returned. The returned value will be inserted into the new array</text:p>
      <text:p text:style-name="P3"/>
      <text:p text:style-name="P3"/>
      <text:p text:style-name="P3"/>
      <text:p text:style-name="P3">Performing an Action on a Subset of the Selected Set</text:p>
      <text:p text:style-name="P3"/>
      <text:p text:style-name="P3"/>
      <text:p text:style-name="P3"/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6 - Performing an action on a subset of the selected</text:p>
      <text:p text:style-name="P3">set&lt;/title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&lt;!--</text:p>
      <text:p text:style-name="P3">(function($){</text:p>
      <text:p text:style-name="P3">$(document).ready(function(){</text:p>
      <text:p text:style-name="P3">$("p").slice(1,3).wrap("&lt;i&gt;&lt;/i&gt;");</text:p>
      <text:p text:style-name="P3">});</text:p>
      <text:p text:style-name="P3">})(jQuery);</text:p>
      <text:p text:style-name="P3">//--&gt;</text:p>
      <text:p text:style-name="P3">&lt;/script&gt;</text:p>
      <text:p text:style-name="P3">&lt;/head&gt;</text:p>
      <text:p text:style-name="P3"/>
      <text:p text:style-name="P3"><text:soft-page-break/>The jQuery method slice() takes a couple of options; the first is the starting index</text:p>
      <text:p text:style-name="P3">position, and the second argument, which is optional, is the ending index position. So,</text:p>
      <text:p text:style-name="P3">say you wanted all &lt;P&gt; tags except the first one; you could do $("p").slice(1), and it</text:p>
      <text:p text:style-name="P3">would start the selection at the second item and select the rest that is in the jQuery</text:p>
      <text:p text:style-name="P3">selection.</text:p>
      <text:p text:style-name="P3">slice() also takes a negative number. If a negative number is given, it’ll count in from</text:p>
      <text:p text:style-name="P3">the selection’s end. So, $("p").slice(−1); will select the last item in the selection. Ad-</text:p>
      <text:p text:style-name="P3">ditionally, $("p").slice(1, −2); will start the selection at the second item and select</text:p>
      <text:p text:style-name="P3">to the second-to-last item.</text:p>
      <text:p text:style-name="P3"/>
      <text:p text:style-name="P3"/>
      <text:p text:style-name="P3"/>
      <text:p text:style-name="P3"/>
      <text:p text:style-name="P3"><text:s/>Configuring jQuery Not to Conflict with Other Libraries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t’s say you inherit a web page that you need to update, and the previous programmer</text:p>
      <text:p text:style-name="P3">used another JavaScript library like Prototype, but you still want to use jQuery. This</text:p>
      <text:p text:style-name="P3">will cause a conflict, and one of the two libraries will not work based on which library</text:p>
      <text:p text:style-name="P3">is listed last in the page head.</text:p>
      <text:p text:style-name="P3">If we just declare both jQuery and Prototype on the same page like so:</text:p>
      <text:p text:style-name="P3">&lt;script type="text/javascript"</text:p>
      <text:p text:style-name="P3">src="http://ajax.googleapis.com/ajax/libs/prototype/1.6.0.3/prototype.js"&gt;&lt;/script&gt;</text:p>
      <text:p text:style-name="P3">&lt;script type="text/javascript"</text:p>
      <text:p text:style-name="P3">src="http://ajax.googleapis.com/ajax/libs/jquery/1.3.2/jquery.min.js"&gt;&lt;/script&gt;</text:p>
      <text:p text:style-name="P3">this will cause a JavaScript error: element.dispatchEvent is not a function in</text:p>
      <text:p text:style-name="P3">prototype.js. Thankfully, jQuery provides a workaround with the jQuery.noCon</text:p>
      <text:p text:style-name="P3">flict() method:</text:p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7 - Configuring jQuery to free up a conflict with</text:p>
      <text:p text:style-name="P3">another library&lt;/title&gt;</text:p>
      <text:p text:style-name="P3">&lt;script type="text/javascript"</text:p>
      <text:p text:style-name="P3">src="http://ajax.googleapis.com/ajax/libs/prototype/1.6.0.3/prototype.js"&gt;&lt;/script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&lt;!--</text:p>
      <text:p text:style-name="P3">jQuery.noConflict();</text:p>
      <text:p text:style-name="P3">// Use jQuery via jQuery(...)</text:p>
      <text:p text:style-name="P3">jQuery(document).ready(function(){</text:p>
      <text:p text:style-name="P3">jQuery("div#jQuery").css("font-weight","bold");</text:p>
      <text:p text:style-name="P3"><text:soft-page-break/>});</text:p>
      <text:p text:style-name="P3">// Use Prototype with $(...), etc.</text:p>
      <text:p text:style-name="P3">document.observe("dom:loaded", function() {</text:p>
      <text:p text:style-name="P3">$('prototype').setStyle({</text:p>
      <text:p text:style-name="P3">fontSize: '10px'</text:p>
      <text:p text:style-name="P3">});</text:p>
      <text:p text:style-name="P3">}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div id="jQuery"&gt;Hello, I am a jQuery div&lt;/div&gt;</text:p>
      <text:p text:style-name="P3">&lt;div id="prototype"&gt;Hello, I am a Prototype div&lt;/div&gt;</text:p>
      <text:p text:style-name="P3">&lt;/body&gt;</text:p>
      <text:p text:style-name="P3">&lt;/html&gt;</text:p>
      <text:p text:style-name="P3"/>
      <text:p text:style-name="P3">When you call jQuery.noConflict(), it gives control of the $ variable back to whomever</text:p>
      <text:p text:style-name="P3">implemented it first. Once you free up the $ variable, you only will be able to access</text:p>
      <text:p text:style-name="P3">jQuery with the jQuery variable. For example, when you used to use $("div p"), you</text:p>
      <text:p text:style-name="P3">would now use jQuery("div p")</text:p>
      <text:p text:style-name="P3"/>
      <text:p text:style-name="P3"/>
      <text:p text:style-name="P3"/>
      <text:p text:style-name="P3">There is another option. If you want to make sure jQuery won’t conflict with another</text:p>
      <text:p text:style-name="P3">library but still have the benefit of a short name, you can call jQuery.noConflict() and</text:p>
      <text:p text:style-name="P3">assign it to a variable:</text:p>
      <text:p text:style-name="P3">var j = jQuery.noConflict();</text:p>
      <text:p text:style-name="P3">j(document).ready(function(){</text:p>
      <text:p text:style-name="P3">j("div#jQuery").css("font-weight","bold");</text:p>
      <text:p text:style-name="P3">});</text:p>
      <text:p text:style-name="P3">You can define your own short name by choosing the variable name you assign,</text:p>
      <text:p text:style-name="P3">jQuery.noConflict().</text:p>
      <text:p text:style-name="P3">Finally, another option is to encapsulate your jQuery code inside a closure:</text:p>
      <text:p text:style-name="P3">jQuery.noConflict();</text:p>
      <text:p text:style-name="P3">(function($){</text:p>
      <text:p text:style-name="P3">$("div#jQuery").css("font-weight","bold");</text:p>
      <text:p text:style-name="P3">})(jQuery);</text:p>
      <text:p text:style-name="P3"/>
      <text:p text:style-name="P3"/>
      <text:p text:style-name="P3"/>
      <text:p text:style-name="P3"/>
      <text:p text:style-name="P3">Adding Functionality with Plugins</text:p>
      <text:p text:style-name="P3"/>
      <text:p text:style-name="P3"/>
      <text:p text:style-name="P3">&lt;script type="text/javascript" src="scripts/2.8/jquery.cycle.all.min.js?</text:p>
      <text:p text:style-name="P3">v2.60"&gt;&lt;/script&gt;</text:p>
      <text:p text:style-name="P3">&lt;script type="text/javascript"&gt;</text:p>
      <text:p text:style-name="P3">&lt;!--</text:p>
      <text:p text:style-name="P3">(function($){</text:p>
      <text:p text:style-name="P3">$(document).ready(function(){</text:p>
      <text:p text:style-name="P3">$('.pics').cycle('fade');</text:p>
      <text:p text:style-name="P3">});</text:p>
      <text:p text:style-name="P3"><text:soft-page-break/>})(jQuery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div class="pics"&gt;</text:p>
      <text:p text:style-name="P3">&lt;img src="images/2.8/beach1.jpg" width="200" height="200" alt="Beach 1" /&gt;</text:p>
      <text:p text:style-name="P3">&lt;img src="images/2.8/beach2.jpg" width="200" height="200" alt="Beach 2" /&gt;</text:p>
      <text:p text:style-name="P3">&lt;img src="images/2.8/beach3.jpg" width="200" height="200" alt="Beach 3" /&gt;</text:p>
      <text:p text:style-name="P3">&lt;/div&gt;</text:p>
      <text:p text:style-name="P3">&lt;/body&gt;</text:p>
      <text:p text:style-name="P3">&lt;/html&gt;</text:p>
      <text:p text:style-name="P3">To include a plugin on your page, all you need to do is download the plugin .js file,</text:p>
      <text:p text:style-name="P3">include the jQuery library on the page, then immediately after, include your plugin on</text:p>
      <text:p text:style-name="P3">the page. Then, in either another .js file or in a script block on the page, you’ll typically</text:p>
      <text:p text:style-name="P3">need to call the plugin and provide any options that may be required.</text:p>
      <text:p text:style-name="P3"/>
      <text:p text:style-name="P3"/>
      <text:p text:style-name="P3">&lt;script type="text/javascript" src="scripts/2.8/jquery.cycle.all.min.js?</text:p>
      <text:p text:style-name="P3">v2.60"&gt;&lt;/script&gt;</text:p>
      <text:p text:style-name="P3">&lt;script type="text/javascript"&gt;</text:p>
      <text:p text:style-name="P3">&lt;!--</text:p>
      <text:p text:style-name="P3">(function($){</text:p>
      <text:p text:style-name="P3">$(document).ready(function(){</text:p>
      <text:p text:style-name="P3">$('.pics').cycle('fade');</text:p>
      <text:p text:style-name="P3">});</text:p>
      <text:p text:style-name="P3">})(jQuery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div class="pics"&gt;</text:p>
      <text:p text:style-name="P3">&lt;img src="images/2.8/beach1.jpg" width="200" height="200" alt="Beach 1" /&gt;</text:p>
      <text:p text:style-name="P3">&lt;img src="images/2.8/beach2.jpg" width="200" height="200" alt="Beach 2" /&gt;</text:p>
      <text:p text:style-name="P3">&lt;img src="images/2.8/beach3.jpg" width="200" height="200" alt="Beach 3" /&gt;</text:p>
      <text:p text:style-name="P3">&lt;/div&gt;</text:p>
      <text:p text:style-name="P3">&lt;/body&gt;</text:p>
      <text:p text:style-name="P3">&lt;/html&gt;</text:p>
      <text:p text:style-name="P3"/>
      <text:p text:style-name="P3"/>
      <text:p text:style-name="P3"/>
      <text:p text:style-name="P3"/>
      <text:p text:style-name="P3">jQuery has one of the largest communities of developers of any of the JavaScript libra-</text:p>
      <text:p text:style-name="P3">ries. This large community contributes to a large base of plugins and tutorials that are</text:p>
      <text:p text:style-name="P3">3.8 Adding Functionality with Plugins | 73</text:p>
      <text:p text:style-name="P3">www.it-ebooks.info</text:p>
      <text:p text:style-name="P3">available on the Web. jQuery hosts a repository of plugins that have been written and</text:p>
      <text:p text:style-name="P3">submitted to http://plugins.jquery.com by the authors. There are currently more than</text:p>
      <text:p text:style-name="P3">1,600 plugins listed in the repository, and you can find plugins in many different cat-</text:p>
      <text:p text:style-name="P3">egories</text:p>
      <text:p text:style-name="P3"/>
      <text:p text:style-name="P3"/>
      <text:p text:style-name="P3"><text:soft-page-break/>• Name your file jquery.[name of plugin].js, as in jquery.debug.js.</text:p>
      <text:p text:style-name="P3">• All new methods are attached to the jQuery.fn object; all functions to the jQuery</text:p>
      <text:p text:style-name="P3">object.</text:p>
      <text:p text:style-name="P3">• Inside methods, this is a reference to the current jQuery object.</text:p>
      <text:p text:style-name="P3">• Any methods or functions you attach must have a semicolon (;) at the end—</text:p>
      <text:p text:style-name="P3">otherwise, the code will break when compressed.</text:p>
      <text:p text:style-name="P3">• Your method must return the jQuery object, unless explicitly noted otherwise.</text:p>
      <text:p text:style-name="P3">• You should use this.each to iterate over the current set of matched elements—it</text:p>
      <text:p text:style-name="P3">produces clean and compatible code that way.</text:p>
      <text:p text:style-name="P3">• Always use jQuery instead of $ inside your plugin code—that allows users to change</text:p>
      <text:p text:style-name="P3">the alias for jQuery in a single place.</text:p>
      <text:p text:style-name="P3"/>
      <text:p text:style-name="P3"/>
      <text:p text:style-name="P3"/>
      <text:p text:style-name="P3">Determining the Exact Query That Was Used</text:p>
      <text:p text:style-name="P3"/>
      <text:p text:style-name="P3"/>
      <text:p text:style-name="P3"/>
      <text:p text:style-name="P3">We can use the core properties .selector and .context in conjunction with each other</text:p>
      <text:p text:style-name="P3">so we can re-create the original query that was passed through. We need to use both</text:p>
      <text:p text:style-name="P3">in conjunction because not all queries to our function or plugin will be within the</text:p>
      <text:p text:style-name="P3">default document context:</text:p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/>
      <text:p text:style-name="P3"/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9 - Determining the exact query that was used&lt;/title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&lt;!--</text:p>
      <text:p text:style-name="P3">(function($){</text:p>
      <text:p text:style-name="P3">$.fn.ShowQuery = function(i) {</text:p>
      <text:p text:style-name="P3">alert("$(\""+ $(this).selector + "\", " + $(this).context +")");</text:p>
      <text:p text:style-name="P3">if (i &lt; 3)</text:p>
      <text:p text:style-name="P3">{</text:p>
      <text:p text:style-name="P3">$($(this).selector, $(this).context).ShowQuery(i+1);</text:p>
      <text:p text:style-name="P3">}</text:p>
      <text:p text:style-name="P3">};</text:p>
      <text:p text:style-name="P3">$("div").ShowQuery(1);</text:p>
      <text:p text:style-name="P3">})(jQuery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div&gt;</text:p>
      <text:p text:style-name="P3">This is a div.</text:p>
      <text:p text:style-name="P3">&lt;/div&gt;</text:p>
      <text:p text:style-name="P3"><text:soft-page-break/>&lt;/body&gt;</text:p>
      <text:p text:style-name="P3">&lt;/html&gt;</text:p>
      <text:p text:style-name="P3"/>
      <text:p text:style-name="P3"/>
      <text:p text:style-name="P3">In the preceding example, we define a method that can be called from a jQuery selec-</text:p>
      <text:p text:style-name="P3">tion, ShowQuery. Within that method, we alert the query as it was passed in and then</text:p>
      <text:p text:style-name="P3">recursively recall ShowQuery again with the same jQuery selector. The if statement is</text:p>
      <text:p text:style-name="P3">there so that we don’t get into a recursive loop.</text:p>
      <text:p text:style-name="P3">The core properties .selector and .context were introduced in jQuery 1.3, which was</text:p>
      <text:p text:style-name="P3">released in January 2009. These methods are geared more toward plugin developers</text:p>
      <text:p text:style-name="P3">who may need to perform an action against the original query passed in. A potential</text:p>
      <text:p text:style-name="P3">use case of using these methods is to rerun the selection query or to check to see whether</text:p>
      <text:p text:style-name="P3">an element is in the selection.</text:p>
      <text:p text:style-name="P3">.selector returns as a string the actual selector that was used to match the given ele-</text:p>
      <text:p text:style-name="P3">ments. .selector will return the whole selector if, say, the selection is broken up where</text:p>
      <text:p text:style-name="P3">there is a selector and then the matched set is narrowed with the use of the find()</text:p>
      <text:p text:style-name="P3">method:</text:p>
      <text:p text:style-name="P3">$("div").find("a").selector;</text:p>
      <text:p text:style-name="P3">//returns: "div a"</text:p>
      <text:p text:style-name="P3">.context will return the DOM node originally passed in to jQuery(). If no context was</text:p>
      <text:p text:style-name="P3">set in the selector, the context will default to the document</text:p>
      <text:p text:style-name="P3"/>
      <text:p text:style-name="P3"/>
      <text:p text:style-name="P3"/>
      <text:p text:style-name="P3">Detecting Features with jQuery.support</text:p>
      <text:p text:style-name="P3"/>
      <text:p text:style-name="P3"/>
      <text:p text:style-name="P3"/>
      <text:p text:style-name="P3"/>
      <text:p text:style-name="P3"/>
      <text:p text:style-name="P3">(function($) {</text:p>
      <text:p text:style-name="P3">$(document).ready(function() {</text:p>
      <text:p text:style-name="P3">$('a')</text:p>
      <text:p text:style-name="P3">.filter(function() {</text:p>
      <text:p text:style-name="P3">var href = $(this).attr('href');</text:p>
      <text:p text:style-name="P3">// Normalize the URL</text:p>
      <text:p text:style-name="P3">if ( !jQuery.support.hrefNormalized ) {</text:p>
      <text:p text:style-name="P3">var loc = window.location;</text:p>
      <text:p text:style-name="P3">href = href.replace( loc.protocol + '//' + loc.host + loc.pathname,</text:p>
      <text:p text:style-name="P3">'');</text:p>
      <text:p text:style-name="P3">}</text:p>
      <text:p text:style-name="P3">// This anchor tag is of the form &lt;a href="#hash"&gt;</text:p>
      <text:p text:style-name="P3">return ( href.substr(0, 1) == '#' );</text:p>
      <text:p text:style-name="P3">})</text:p>
      <text:p text:style-name="P3"/>
      <text:p text:style-name="P3">.click(function() {</text:p>
      <text:p text:style-name="P3">// Special click handler code</text:p>
      <text:p text:style-name="P3">});</text:p>
      <text:p text:style-name="P3">});</text:p>
      <text:p text:style-name="P3">})(jQuery);</text:p>
      <text:p text:style-name="P3"/>
      <text:p text:style-name="P3"/>
      <text:p text:style-name="P3"><text:soft-page-break/>The jQuery.support object was added in version 1.3 and contains Boolean flags to help</text:p>
      <text:p text:style-name="P3">write code using browser feature detection. In our example, Internet Explorer (IE) has</text:p>
      <text:p text:style-name="P3">a different behavior in how it handles the href attribute. IE will return the full URL</text:p>
      <text:p text:style-name="P3">instead of the exact href attribute. Using the hrefNormalized attribute, we have future-</text:p>
      <text:p text:style-name="P3">proofed our solution in the event that a later version of IE changes this behavior. Oth-</text:p>
      <text:p text:style-name="P3">erwise, we would have needed a conditional that contained specific browser versions.</text:p>
      <text:p text:style-name="P3">While it may be tempting, it is best to avoid this approach because it requires future</text:p>
      <text:p text:style-name="P3">maintenance as new versions of browsers are released. Another reason to avoid target-</text:p>
      <text:p text:style-name="P3">ing specific browsers is that it is possible for clients to intentionally or unintentionally</text:p>
      <text:p text:style-name="P3">report an incorrect user agent string. In addition to the hrefNormalized attribute, a</text:p>
      <text:p text:style-name="P3">number of additional attributes exist:</text:p>
      <text:p text:style-name="P3">boxModel</text:p>
      <text:p text:style-name="P3">True if the browser renders according to the W3C CSS box model specification</text:p>
      <text:p text:style-name="P3">cssFloat</text:p>
      <text:p text:style-name="P3">True if style.cssFloat is used to get the current CSS float value</text:p>
      <text:p text:style-name="P3">hrefNormalized</text:p>
      <text:p text:style-name="P3">True if the browser leaves intact the results from getAttribute('href')</text:p>
      <text:p text:style-name="P3">htmlSerialize</text:p>
      <text:p text:style-name="P3">True if the browser properly serializes link elements with the innerHTML attribute</text:p>
      <text:p text:style-name="P3">leadingWhitespace</text:p>
      <text:p text:style-name="P3">True if the browser preserves leading whitespace when innerHTML is used</text:p>
      <text:p text:style-name="P3">noCloneEvent</text:p>
      <text:p text:style-name="P3">True if the browser does not clone event handlers when elements are cloned</text:p>
      <text:p text:style-name="P3">objectAll</text:p>
      <text:p text:style-name="P3">True if getElementsByTagName('*') on an element returns all descendant elements</text:p>
      <text:p text:style-name="P3">opacity</text:p>
      <text:p text:style-name="P3">True if the browser can interpret the CSS opacity style</text:p>
      <text:p text:style-name="P3">scriptEval</text:p>
      <text:p text:style-name="P3">True if using appendChild for a &lt;script&gt; tag will execute the script</text:p>
      <text:p text:style-name="P3">style</text:p>
      <text:p text:style-name="P3">True if getAttribute('style') is able to return the inline style specified by an</text:p>
      <text:p text:style-name="P3">element</text:p>
      <text:p text:style-name="P3">tbody</text:p>
      <text:p text:style-name="P3">True if the browser allows &lt;table&gt; elements without a &lt;tbody&gt; element</text:p>
      <text:p text:style-name="P3"/>
      <text:p text:style-name="P3"/>
      <text:p text:style-name="P3"/>
      <text:p text:style-name="P3"><text:s/>Iterating Over Arrays and Objects with jQuery.each</text:p>
      <text:p text:style-name="P3"/>
      <text:p text:style-name="P3">You need to iterate or loop over each element in an array or attribute of an object.</text:p>
      <text:p text:style-name="P3">Solution</text:p>
      <text:p text:style-name="P3">(function($) {</text:p>
      <text:p text:style-name="P3">$(document).ready(function() {</text:p>
      <text:p text:style-name="P3">var months = [ 'January', 'February', 'March', 'April', 'May',</text:p>
      <text:p text:style-name="P3">'June', 'July', 'August', 'September', 'October',</text:p>
      <text:p text:style-name="P3">'November', 'December'];</text:p>
      <text:p text:style-name="P3">$.each(months, function(index, value) {</text:p>
      <text:p text:style-name="P3">$('#months').append('&lt;li&gt;' + value + '&lt;/li&gt;');</text:p>
      <text:p text:style-name="P3">});</text:p>
      <text:p text:style-name="P3">var days = {</text:p>
      <text:p text:style-name="P3">Sunday: 0, Monday: 1, Tuesday: 2, Wednesday: 3,</text:p>
      <text:p text:style-name="P3">Thursday: 4, Friday: 5, Saturday: 6 };</text:p>
      <text:p text:style-name="P3"><text:soft-page-break/>$.each(days, function(key, value) {</text:p>
      <text:p text:style-name="P3">$('#days').append('&lt;li&gt;' + key + ' (' + value + ')&lt;/li&gt;');</text:p>
      <text:p text:style-name="P3">});</text:p>
      <text:p text:style-name="P3">});</text:p>
      <text:p text:style-name="P3">})(jQuery);</text:p>
      <text:p text:style-name="P3"/>
      <text:p text:style-name="P3">Filtering Arrays with jQuery.grep</text:p>
      <text:p text:style-name="P3"/>
      <text:p text:style-name="P3"/>
      <text:p text:style-name="P3">(function($) {</text:p>
      <text:p text:style-name="P3">$(document).ready(function() {</text:p>
      <text:p text:style-name="P3">var months = [ 'January', 'February', 'March', 'April', 'May',</text:p>
      <text:p text:style-name="P3">'June', 'July', 'August', 'September', 'October',</text:p>
      <text:p text:style-name="P3">'November', 'December'];</text:p>
      <text:p text:style-name="P3">months = $.grep(months, function(value, i) {</text:p>
      <text:p text:style-name="P3">return ( value.indexOf('J') == 0 );</text:p>
      <text:p text:style-name="P3">});</text:p>
      <text:p text:style-name="P3">$('#months').html( '&lt;li&gt;' + months.join('&lt;/li&gt;&lt;li&gt;') + '&lt;/li&gt;' );</text:p>
      <text:p text:style-name="P3">});</text:p>
      <text:p text:style-name="P3">})(jQuery);</text:p>
      <text:p text:style-name="P3"/>
      <text:p text:style-name="P3"/>
      <text:p text:style-name="P3"/>
      <text:p text:style-name="P3">(function($) {</text:p>
      <text:p text:style-name="P3">$(document).ready(function() {</text:p>
      <text:p text:style-name="P3">var months = [ 'January', 'February', 'March', 'April', 'May',</text:p>
      <text:p text:style-name="P3">'June', 'July', 'August', 'September', 'October',</text:p>
      <text:p text:style-name="P3">'November', 'December'];</text:p>
      <text:p text:style-name="P3">months = $.grep(months, function(value, i) {</text:p>
      <text:p text:style-name="P3">return ( i % 2 ) == 0;</text:p>
      <text:p text:style-name="P3">});</text:p>
      <text:p text:style-name="P3">$('#months').html( '&lt;li&gt;' + months.join('&lt;/li&gt;&lt;li&gt;') + '&lt;/li&gt;' );</text:p>
      <text:p text:style-name="P3">});</text:p>
      <text:p text:style-name="P3">})(jQuery);</text:p>
      <text:p text:style-name="P3"/>
      <text:p text:style-name="P3"/>
      <text:p text:style-name="P3">Iterating and Modifying Array Entries with jQuery.map</text:p>
      <text:p text:style-name="P3"/>
      <text:p text:style-name="P3"/>
      <text:p text:style-name="P3"/>
      <text:p text:style-name="P3">(function($) {</text:p>
      <text:p text:style-name="P3">$(document).ready(function() {</text:p>
      <text:p text:style-name="P3">var months = [ 'January', 'February', 'March', 'April', 'May',</text:p>
      <text:p text:style-name="P3">'June', 'July', 'August', 'September', 'October',</text:p>
      <text:p text:style-name="P3">'November', 'December'];</text:p>
      <text:p text:style-name="P3">months = $.map(months, function(value, i) {</text:p>
      <text:p text:style-name="P3">return value.substr(0, 3);</text:p>
      <text:p text:style-name="P3">});</text:p>
      <text:p text:style-name="P3">$('#months').html( '&lt;li&gt;' + months.join('&lt;/li&gt;&lt;li&gt;') + '&lt;/li&gt;' );</text:p>
      <text:p text:style-name="P3">});</text:p>
      <text:p text:style-name="P3">})(jQuery);</text:p>
      <text:p text:style-name="P3"/>
      <text:p text:style-name="P3"><text:soft-page-break/>In this recipe, $.map() is iterating over the months array and returns the abbreviation</text:p>
      <text:p text:style-name="P3">(first three characters). The $.map() method takes an array and a callback method as</text:p>
      <text:p text:style-name="P3">arguments and iterates over each array element executing the callback as defined by</text:p>
      <text:p text:style-name="P3">the developer. The array entry will be updated with the return value of the callback.</text:p>
      <text:p text:style-name="P3"/>
      <text:p text:style-name="P3">Combining Two Arrays with jQuery.merge</text:p>
      <text:p text:style-name="P3"/>
      <text:p text:style-name="P3"/>
      <text:p text:style-name="P3">You have two arrays that you need to combine or concatenate.</text:p>
      <text:p text:style-name="P3">Solution</text:p>
      <text:p text:style-name="P3">(function($) {</text:p>
      <text:p text:style-name="P3">$(document).ready(function() {</text:p>
      <text:p text:style-name="P3">var horseBreeds = ['Quarter Horse', 'Thoroughbred', 'Arabian'];</text:p>
      <text:p text:style-name="P3">var draftBreeds = ['Belgian', 'Percheron'];</text:p>
      <text:p text:style-name="P3">var breeds = $.merge( horseBreeds, draftBreeds );</text:p>
      <text:p text:style-name="P3">$('#horses').html( '&lt;li&gt;' + breeds.join('&lt;/li&gt;&lt;li&gt;') + '&lt;/li&gt;' );</text:p>
      <text:p text:style-name="P3">});</text:p>
      <text:p text:style-name="P3">})(jQuery);</text:p>
      <text:p text:style-name="P3"/>
      <text:p text:style-name="P3"/>
      <text:p text:style-name="P3"><text:s/>Filtering Out Duplicate Array Entries with jQuery.unique</text:p>
      <text:p text:style-name="P3"/>
      <text:p text:style-name="P3"/>
      <text:p text:style-name="P3"/>
      <text:p text:style-name="P3">You have two jQuery DOM collections that need to have duplicate elements removed:</text:p>
      <text:p text:style-name="P3">(function($) {</text:p>
      <text:p text:style-name="P3">$(document).ready(function() {</text:p>
      <text:p text:style-name="P3">var animals = $('li.animals').get();</text:p>
      <text:p text:style-name="P3">var horses = $('li.horses').get();</text:p>
      <text:p text:style-name="P3">$('#animals')</text:p>
      <text:p text:style-name="P3">.append( $(animals).clone() )</text:p>
      <text:p text:style-name="P3">.append( $(horses).clone() );</text:p>
      <text:p text:style-name="P3">});</text:p>
      <text:p text:style-name="P3">})(jQuery);</text:p>
      <text:p text:style-name="P3">Solution</text:p>
      <text:p text:style-name="P3">(function($) {</text:p>
      <text:p text:style-name="P3">$(document).ready(function() {</text:p>
      <text:p text:style-name="P3">var animals = $('li.animals').get();</text:p>
      <text:p text:style-name="P3">var horses = $('li.horses').get();</text:p>
      <text:p text:style-name="P3">var tmp = $.merge( animals, horses );</text:p>
      <text:p text:style-name="P3">tmp = $.unique( tmp );</text:p>
      <text:p text:style-name="P3">$('#animals').append( $(tmp).clone() );</text:p>
      <text:p text:style-name="P3">});</text:p>
      <text:p text:style-name="P3">})(jQuery);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Testing Callback Functions with jQuery.isFunction</text:p>
      <text:p text:style-name="P3"/>
      <text:p text:style-name="P3"/>
      <text:p text:style-name="P3"/>
      <text:p text:style-name="P3">(function($) {</text:p>
      <text:p text:style-name="P3">$.fn.myPlugin = function(settings) {</text:p>
      <text:p text:style-name="P3">return this.each(function() {</text:p>
      <text:p text:style-name="P3">settings = $.extend({ onShow: null }, settings);</text:p>
      <text:p text:style-name="P3">$(this).show();</text:p>
      <text:p text:style-name="P3">if ( $.isFunction( settings.onShow ) ) {</text:p>
      <text:p text:style-name="P3">settings.onShow.call(this);</text:p>
      <text:p text:style-name="P3">}</text:p>
      <text:p text:style-name="P3">});</text:p>
      <text:p text:style-name="P3">};</text:p>
      <text:p text:style-name="P3">$(document).ready(function() {</text:p>
      <text:p text:style-name="P3">$('div').myPlugin({</text:p>
      <text:p text:style-name="P3">onShow: function() {</text:p>
      <text:p text:style-name="P3">alert('My callback!');</text:p>
      <text:p text:style-name="P3">}</text:p>
      <text:p text:style-name="P3">});</text:p>
      <text:p text:style-name="P3">});</text:p>
      <text:p text:style-name="P3">})(jQuery);</text:p>
      <text:p text:style-name="P3"/>
      <text:p text:style-name="P3"/>
      <text:p text:style-name="P3"/>
      <text:p text:style-name="P3">While the JavaScript language provides the typeof operator, inconsistent results and</text:p>
      <text:p text:style-name="P3">edge cases across web browsers need to be taken into account. jQuery provides</text:p>
      <text:p text:style-name="P3">the .isFunction() method to ease the developer’s job. Worth pointing out is that since</text:p>
      <text:p text:style-name="P3">version 1.3, this method works for user-defined functions and returns inconsistent re-</text:p>
      <text:p text:style-name="P3">sults with built-in language functions such as this:</text:p>
      <text:p text:style-name="P3">jQuery.isFunction( document.getElementById );</text:p>
      <text:p text:style-name="P3">which returns false in versions of Internet Explorer.</text:p>
      <text:p text:style-name="P3"/>
      <text:p text:style-name="P3"/>
      <text:p text:style-name="P3">Removing Whitespace from Strings or Form Values with</text:p>
      <text:p text:style-name="P3">jQuery.trim</text:p>
      <text:p text:style-name="P3"/>
      <text:p text:style-name="P3">&lt;input type="text" name="first_name" class="cleanup" /&gt;</text:p>
      <text:p text:style-name="P3">&lt;input type="text" name="last_name" class="cleanup" /&gt;</text:p>
      <text:p text:style-name="P3">(function($) {</text:p>
      <text:p text:style-name="P3">$(document).ready(function() {</text:p>
      <text:p text:style-name="P3">$('input.cleanup').blur(function() {</text:p>
      <text:p text:style-name="P3">var value = $.trim( $(this).val() );</text:p>
      <text:p text:style-name="P3">$(this).val( value );</text:p>
      <text:p text:style-name="P3"/>
      <text:p text:style-name="P3"/>
      <text:p text:style-name="P3">});</text:p>
      <text:p text:style-name="P3">});</text:p>
      <text:p text:style-name="P3">})(jQuery);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text:s/>Attaching Objects and Data to DOM with jQuery.data</text:p>
      <text:p text:style-name="P3">Problem</text:p>
      <text:p text:style-name="P3">Given the following DOM code:</text:p>
      <text:p text:style-name="P3">var node = document.getElementById('myId');</text:p>
      <text:p text:style-name="P3">node.onclick = function() {</text:p>
      <text:p text:style-name="P3">// Click handler</text:p>
      <text:p text:style-name="P3">};</text:p>
      <text:p text:style-name="P3">node.myObject = {</text:p>
      <text:p text:style-name="P3">label: document.getElementById('myLabel')</text:p>
      <text:p text:style-name="P3">};</text:p>
      <text:p text:style-name="P3">you have metadata associated with a DOM element for easy reference. Because of</text:p>
      <text:p text:style-name="P3">flawed garbage collection implementations of some web browsers, the preceding code</text:p>
      <text:p text:style-name="P3">can cause memory leaks.</text:p>
      <text:p text:style-name="P3"/>
      <text:p text:style-name="P3"/>
      <text:p text:style-name="P3">Properties added to an object or DOM node at runtime (called expandos) exhibit a</text:p>
      <text:p text:style-name="P3">number of issues because of flawed garbage collection implementations in some web</text:p>
      <text:p text:style-name="P3">browsers. jQuery provides developers with an intuitive and elegant method</text:p>
      <text:p text:style-name="P3">called .data() that aids developers in avoiding memory leak issues altogether:</text:p>
      <text:p text:style-name="P3">$('#myId').data('myObject', {</text:p>
      <text:p text:style-name="P3">label: $('#myLabel')[0]</text:p>
      <text:p text:style-name="P3">});</text:p>
      <text:p text:style-name="P3">var myObject = $('#myId').data('myObject');</text:p>
      <text:p text:style-name="P3">myObject.label;</text:p>
      <text:p text:style-name="P3"/>
      <text:p text:style-name="P3"/>
      <text:p text:style-name="P3">In this recipe, we use the .data() method, which manages access to our data and pro-</text:p>
      <text:p text:style-name="P3">vides a clean separation of data and markup.</text:p>
      <text:p text:style-name="P3"/>
      <text:p text:style-name="P3"/>
      <text:p text:style-name="P3"/>
      <text:p text:style-name="P3"/>
      <text:p text:style-name="P3">One of the other benefits of using the data() method is that it implicitly triggers get</text:p>
      <text:p text:style-name="P3">Data and setData events on the target element. So, given the following HTML:</text:p>
      <text:p text:style-name="P3">&lt;div id="time" class="updateTime"&gt;&lt;/div&gt;</text:p>
      <text:p text:style-name="P3">we can separate our concerns (model and view) by attaching a handler for the</text:p>
      <text:p text:style-name="P3">setData event, which receives three arguments (the event object, data key, and data</text:p>
      <text:p text:style-name="P3">value):</text:p>
      <text:p text:style-name="P3">// Listen for new data</text:p>
      <text:p text:style-name="P3">$(document).bind('setData', function(evt, key, value) {</text:p>
      <text:p text:style-name="P3">if ( key == 'clock' ) {</text:p>
      <text:p text:style-name="P3">$('.updateTime').html( value );</text:p>
      <text:p text:style-name="P3">}</text:p>
      <text:p text:style-name="P3">});</text:p>
      <text:p text:style-name="P3">The setData event is then triggered every time we call .data() on the document element:</text:p>
      <text:p text:style-name="P3">// Update the 'time' data on any element with the class 'updateTime'</text:p>
      <text:p text:style-name="P3">setInterval(function() {</text:p>
      <text:p text:style-name="P3">$(document).data('clock', (new Date()).toString() );</text:p>
      <text:p text:style-name="P3"><text:soft-page-break/>}, 1000);</text:p>
      <text:p text:style-name="P3">So, in the previous recipe, every 1 second (1,000 milliseconds) we update the clock data</text:p>
      <text:p text:style-name="P3">property on the document object, which triggers the setData event bound to the</text:p>
      <text:p text:style-name="P3">document, which in turn updates our display of the current time.</text:p>
      <text:p text:style-name="P3"/>
      <text:p text:style-name="P3"/>
      <text:p text:style-name="P3">Extending Objects with jQuery.extend</text:p>
      <text:p text:style-name="P3"/>
      <text:p text:style-name="P3"/>
      <text:p text:style-name="P3">You have developed a plugin and need to provide default options allowing end users</text:p>
      <text:p text:style-name="P3">to overwrite them.</text:p>
      <text:p text:style-name="P3">Solution</text:p>
      <text:p text:style-name="P3">(function($) {</text:p>
      <text:p text:style-name="P3">$.fn.myPlugin = function(options) {</text:p>
      <text:p text:style-name="P3">options = $.extend({</text:p>
      <text:p text:style-name="P3">message: 'Hello world',</text:p>
      <text:p text:style-name="P3">css: {</text:p>
      <text:p text:style-name="P3">color: 'red'</text:p>
      <text:p text:style-name="P3">}</text:p>
      <text:p text:style-name="P3">}, options);</text:p>
      <text:p text:style-name="P3">return this.each(function() {</text:p>
      <text:p text:style-name="P3">$(this).css(options.css).html(options.message);</text:p>
      <text:p text:style-name="P3">});</text:p>
      <text:p text:style-name="P3">};</text:p>
      <text:p text:style-name="P3">})(jQuery);</text:p>
      <text:p text:style-name="P3"/>
      <text:p text:style-name="P3"/>
      <text:p text:style-name="P3">In this recipe, we use the $.extend() method provided by jQuery. $.extend() will return</text:p>
      <text:p text:style-name="P3">a reference to the first object passed in with the latter objects overwriting any properties</text:p>
      <text:p text:style-name="P3">they define. The following code demonstrates how this works in practice:</text:p>
      <text:p text:style-name="P3">var obj = { hello: 'world' };</text:p>
      <text:p text:style-name="P3">obj = $.extend(obj, { hello: 'big world' }, { foo: 'bar' });</text:p>
      <text:p text:style-name="P3">alert( obj.hello ); // Alerts 'big world'</text:p>
      <text:p text:style-name="P3">alert( obj.foo ); // Alerts 'bar';</text:p>
      <text:p text:style-name="P3">This allows for myPlugin() in our recipe to accept an options object that will overwrite</text:p>
      <text:p text:style-name="P3">our default settings. The following code shows how an end user would overwrite the</text:p>
      <text:p text:style-name="P3">default CSS color setting:</text:p>
      <text:p text:style-name="P3">$('div').myPlugin({ css: { color: 'blue' } });</text:p>
      <text:p text:style-name="P3">One special case of the $.extend() method is that when given a single object, it will</text:p>
      <text:p text:style-name="P3">extend the base jQuery object. Thus, we could define our plugin as follows to extend</text:p>
      <text:p text:style-name="P3">the jQuery core:</text:p>
      <text:p text:style-name="P3">$.fn.extend({</text:p>
      <text:p text:style-name="P3">myPlugin: function() {</text:p>
      <text:p text:style-name="P3">options = $.extend({</text:p>
      <text:p text:style-name="P3">message: 'Hello world',</text:p>
      <text:p text:style-name="P3">css: {</text:p>
      <text:p text:style-name="P3">color: 'red'</text:p>
      <text:p text:style-name="P3">}</text:p>
      <text:p text:style-name="P3">}, options);</text:p>
      <text:p text:style-name="P3">return this.each(function() {</text:p>
      <text:p text:style-name="P3">$(this).css(options.css).html(options.message);</text:p>
      <text:p text:style-name="P3">});</text:p>
      <text:p text:style-name="P3"><text:soft-page-break/>}</text:p>
      <text:p text:style-name="P3">});</text:p>
      <text:p text:style-name="P3">$.extend() also provides a facility for a deep (or recursive) copy. This is accomplished</text:p>
      <text:p text:style-name="P3">by passing in Boolean true as the first parameter. Here is an example of how a deep</text:p>
      <text:p text:style-name="P3">copy would work:</text:p>
      <text:p text:style-name="P3">var obj1 = { foo: { bar: '123', baz: '456' }, hello: 'world' };</text:p>
      <text:p text:style-name="P3">var obj2 = { foo: { car: '789' } };</text:p>
      <text:p text:style-name="P3">var obj3 = $.extend( obj1, obj2 );</text:p>
      <text:p text:style-name="P3">Without passing in true, obj3 would be as follows:</text:p>
      <text:p text:style-name="P3">{ foo: { car: '789 }, hello: 'world' }</text:p>
      <text:p text:style-name="P3">If we specify a deep copy, obj3 would be as follows after recursively copying all</text:p>
      <text:p text:style-name="P3">properties:</text:p>
      <text:p text:style-name="P3">var obj3 = $.extend( true, obj1, obj2 );</text:p>
      <text:p text:style-name="P3">// obj3</text:p>
      <text:p text:style-name="P3">{ foo: { bar: '123', baz: '456', car: '789 }, hello: 'world' }</text:p>
      <text:p text:style-name="P3"/>
      <text:p text:style-name="P3"/>
      <text:p text:style-name="P3">Focusing a Text Input on Page Load</text:p>
      <text:p text:style-name="P3"/>
      <text:p text:style-name="P3"/>
      <text:p text:style-name="P3">// when the HTML DOM is ready</text:p>
      <text:p text:style-name="P3">$(document).ready(function(){</text:p>
      <text:p text:style-name="P3">// focus the &lt;input id="username" type="text" ...&gt;</text:p>
      <text:p text:style-name="P3">$('#username').focus();</text:p>
      <text:p text:style-name="P3">});</text:p>
      <text:p text:style-name="P3"/>
      <text:p text:style-name="P3"/>
      <text:p text:style-name="P3">&lt;input name="username" id="username" type="text" /&gt;</text:p>
      <text:p text:style-name="P3">&lt;script type="text/javascript"&gt;</text:p>
      <text:p text:style-name="P3">$('#username').focus();</text:p>
      <text:p text:style-name="P3">&lt;/script&gt;</text:p>
      <text:p text:style-name="P3"/>
      <text:p text:style-name="P3"/>
      <text:p text:style-name="P3">// when the HTML DOM is ready</text:p>
      <text:p text:style-name="P3">$(document).ready(function(){</text:p>
      <text:p text:style-name="P3">var $inputTxt = $('#username');</text:p>
      <text:p text:style-name="P3">if( $inputTxt.val() == '' ) {</text:p>
      <text:p text:style-name="P3">// focus the username input by default</text:p>
      <text:p text:style-name="P3"/>
      <text:p text:style-name="P3">$inputTxt.focus();</text:p>
      <text:p text:style-name="P3"/>
      <text:p text:style-name="P3">Disabling and Enabling Form Elements</text:p>
      <text:p text:style-name="P3"/>
      <text:p text:style-name="P3"/>
      <text:p text:style-name="P3">Your order form has fields for both shipping and billing contact information. You’ve</text:p>
      <text:p text:style-name="P3">decided to be nice and supply the user with a checkbox that indicates the user’s shipping</text:p>
      <text:p text:style-name="P3">information and billing information are the same. When checked, the billing text fields</text:p>
      <text:p text:style-name="P3">should be disabled:</text:p>
      <text:p text:style-name="P3">&lt;fieldset id="shippingInfo"&gt;</text:p>
      <text:p text:style-name="P3">&lt;legend&gt;Shipping Address&lt;/legend&gt;</text:p>
      <text:p text:style-name="P3">&lt;label for="shipName"&gt;Name&lt;/label&gt;</text:p>
      <text:p text:style-name="P3">&lt;input name="shipName" id="shipName" type="text" /&gt;</text:p>
      <text:p text:style-name="P3"><text:soft-page-break/>&lt;label for="shipAddress"&gt;Address&lt;/label&gt;</text:p>
      <text:p text:style-name="P3">&lt;input name="shipAddress" id="shipAddress" type="text" /&gt;</text:p>
      <text:p text:style-name="P3">&lt;/fieldset&gt;</text:p>
      <text:p text:style-name="P3">&lt;fieldset id="billingInfo"&gt;</text:p>
      <text:p text:style-name="P3">&lt;legend&gt;Billing Address&lt;/legend&gt;</text:p>
      <text:p text:style-name="P3">&lt;label for="sameAsShipping"&gt;Same as Shipping&lt;/label&gt;</text:p>
      <text:p text:style-name="P3">&lt;input name="sameAsShipping" id="sameAsShipping" type="checkbox"</text:p>
      <text:p text:style-name="P3">value="sameAsShipping" /&gt;</text:p>
      <text:p text:style-name="P3">&lt;label for="billName"&gt;Name&lt;/label&gt;</text:p>
      <text:p text:style-name="P3">&lt;input name="billName" id="billName" type="text" /&gt;</text:p>
      <text:p text:style-name="P3">&lt;label for="billAddress"&gt;Address&lt;/label&gt;</text:p>
      <text:p text:style-name="P3">&lt;input name="billAddress" id="billAddress" type="text" /&gt;</text:p>
      <text:p text:style-name="P3">&lt;/fieldset&gt;</text:p>
      <text:p text:style-name="P3">Solution 1</text:p>
      <text:p text:style-name="P3">If all you want to do is disable the billing fields, it’s as simple as using the</text:p>
      <text:p text:style-name="P3">jQuery .attr() and .removeAttr() methods when the change event is triggered:</text:p>
      <text:p text:style-name="P3">// find the "sameAsShipping" checkbox and listen for the change event</text:p>
      <text:p text:style-name="P3">$('#sameAsShipping').change(function(){</text:p>
      <text:p text:style-name="P3">if( this.checked ){</text:p>
      <text:p text:style-name="P3">// find all text inputs inside billingInfo and disable them</text:p>
      <text:p text:style-name="P3">$('#billingInfo input:text').attr('disabled','disabled');</text:p>
      <text:p text:style-name="P3"/>
      <text:p text:style-name="P3"/>
      <text:p text:style-name="P3"/>
      <text:p text:style-name="P3">} else {</text:p>
      <text:p text:style-name="P3">// find all text inputs inside billingInfo and enable them</text:p>
      <text:p text:style-name="P3">$('#billingInfo input:text').removeAttr('disabled');</text:p>
      <text:p text:style-name="P3">}</text:p>
      <text:p text:style-name="P3">}).trigger('change'); // close change() then trigger it once</text:p>
      <text:p text:style-name="P3"/>
      <text:p text:style-name="P3">While selecting a checkbox and disabling the form fields might be enough to get the</text:p>
      <text:p text:style-name="P3">point across to the user, you could go the extra mile and prepopulate the billing text</text:p>
      <text:p text:style-name="P3">fields with data from shipping information.</text:p>
      <text:p text:style-name="P3">The first part of this solution is the same in structure as the solution shown previously.</text:p>
      <text:p text:style-name="P3">However, in addition to disabling the billing fields, we are also prepopulating them</text:p>
      <text:p text:style-name="P3">with data from the shipping fields. The following code assumes the shipping and billing</text:p>
      <text:p text:style-name="P3">&lt;fieldset&gt; elements contain the same number of text inputs and that they are in the</text:p>
      <text:p text:style-name="P3">same order:</text:p>
      <text:p text:style-name="P3">// find the "sameAsShipping" checkbox and listen for the change event</text:p>
      <text:p text:style-name="P3">$('#sameAsShipping').change(function(){</text:p>
      <text:p text:style-name="P3">if( this.checked ){</text:p>
      <text:p text:style-name="P3">// find all text inputs inside billingInfo, disable them, then cycle</text:p>
      <text:p text:style-name="P3">through each one</text:p>
      <text:p text:style-name="P3">$('#billingInfo input:text').attr('disabled',</text:p>
      <text:p text:style-name="P3">'disabled').each(function(i){</text:p>
      <text:p text:style-name="P3">// find the shipping input that corresponds to this billing input</text:p>
      <text:p text:style-name="P3">var valueFromShippingInput =</text:p>
      <text:p text:style-name="P3">$('#shippingInfo input:text:eq('+i+')').val();</text:p>
      <text:p text:style-name="P3">// set the billing value with the shipping text value</text:p>
      <text:p text:style-name="P3">$(this).val( valueFromShippingInput );</text:p>
      <text:p text:style-name="P3">}); // close each()</text:p>
      <text:p text:style-name="P3">} else {</text:p>
      <text:p text:style-name="P3"><text:soft-page-break/>// find all text inputs inside billingInfo and enable them</text:p>
      <text:p text:style-name="P3">$('#billingInfo input:text').removeAttr('disabled');</text:p>
      <text:p text:style-name="P3">}</text:p>
      <text:p text:style-name="P3">}).trigger('change'); // close change() then trigger it</text:p>
      <text:p text:style-name="P3"/>
      <text:p text:style-name="P3"/>
      <text:p text:style-name="P3"/>
      <text:p text:style-name="P3"/>
      <text:p text:style-name="P3"/>
      <text:p text:style-name="P3">The second part of this solution updates the billing fields automatically when the user</text:p>
      <text:p text:style-name="P3">enters information into the shipping fields, but only if the billing fields are otherwise</text:p>
      <text:p text:style-name="P3">disabled:</text:p>
      <text:p text:style-name="P3">// find the shippingInfo text inputs and listen for the keyup and change event</text:p>
      <text:p text:style-name="P3">$('#shippingInfo input:text').bind('keyup change',function(){</text:p>
      <text:p text:style-name="P3">// if "sameAsShipping" checkbox is checked</text:p>
      <text:p text:style-name="P3">if ( $('#sameAsShipping:checked').length ){</text:p>
      <text:p text:style-name="P3">// find out what text input this is</text:p>
      <text:p text:style-name="P3">var i = $('#shippingInfo input:text').index( this );</text:p>
      <text:p text:style-name="P3">var valueFromShippingInput = $(this).val();</text:p>
      <text:p text:style-name="P3"/>
      <text:p text:style-name="P3">}</text:p>
      <text:p text:style-name="P3">$('#billingInfo input:text:eq('+i+')').val( valueFromShippingInput );</text:p>
      <text:p text:style-name="P3">}); // close bind()</text:p>
      <text:p text:style-name="P3"/>
      <text:p text:style-name="P3"/>
      <text:p text:style-name="P3"/>
      <text:p text:style-name="P3">Selecting Radio Buttons Automatically</text:p>
      <text:p text:style-name="P3"/>
      <text:p text:style-name="P3">You have a series of radio buttons. The last radio button is labeled “Other” and has a</text:p>
      <text:p text:style-name="P3">text input field associated with it. Naturally you’d want that radio button to be selected</text:p>
      <text:p text:style-name="P3">if the user has entered text in the Other field:</text:p>
      <text:p text:style-name="P3">&lt;p&gt;How did you hear about us?&lt;/p&gt;</text:p>
      <text:p text:style-name="P3">&lt;ul id="chooseSource"&gt;</text:p>
      <text:p text:style-name="P3">&lt;li&gt;</text:p>
      <text:p text:style-name="P3">&lt;input name="source" id="source1" type="radio" value="www"</text:p>
      <text:p text:style-name="P3">&lt;label for="source1"&gt;Website or Blog&lt;/label&gt;</text:p>
      <text:p text:style-name="P3">&lt;/li&gt;</text:p>
      <text:p text:style-name="P3">&lt;li&gt;</text:p>
      <text:p text:style-name="P3">&lt;input name="source" id="source2" type="radio" value="mag"</text:p>
      <text:p text:style-name="P3">&lt;label for="source2"&gt;Magazine&lt;/label&gt;</text:p>
      <text:p text:style-name="P3">&lt;/li&gt;</text:p>
      <text:p text:style-name="P3">&lt;li&gt;</text:p>
      <text:p text:style-name="P3">&lt;input name="source" id="source3" type="radio" value="per"</text:p>
      <text:p text:style-name="P3">&lt;label for="source3"&gt;Friend&lt;/label&gt;</text:p>
      <text:p text:style-name="P3">&lt;/li&gt;</text:p>
      <text:p text:style-name="P3">&lt;li&gt;</text:p>
      <text:p text:style-name="P3">&lt;input name="source" id="source4" type="radio" value="oth"</text:p>
      <text:p text:style-name="P3">&lt;label for="source4"&gt;Other&lt;/label&gt;</text:p>
      <text:p text:style-name="P3">&lt;input name="source4txt" id="source4txt" type="text" /&gt;</text:p>
      <text:p text:style-name="P3">&lt;/li&gt;</text:p>
      <text:p text:style-name="P3">&lt;/ul&gt;</text:p>
      <text:p text:style-name="P3">/&gt;</text:p>
      <text:p text:style-name="P3"><text:soft-page-break/>/&gt;</text:p>
      <text:p text:style-name="P3">/&gt;</text:p>
      <text:p text:style-name="P3">/&gt;</text:p>
      <text:p text:style-name="P3">Solution 1</text:p>
      <text:p text:style-name="P3">In the HTML code you’ll notice the radio button, label, and associated text input ele-</text:p>
      <text:p text:style-name="P3">ments are wrapped in an &lt;li&gt; tag. You don’t necessarily need this structure, but it</text:p>
      <text:p text:style-name="P3">makes finding the correct radio button much easier—you’re guaranteed there’s only</text:p>
      <text:p text:style-name="P3">one radio button sibling:</text:p>
      <text:p text:style-name="P3">// find any text input in chooseSource list, and listen for blur</text:p>
      <text:p text:style-name="P3">$('#chooseSource input:text').blur(function(){</text:p>
      <text:p text:style-name="P3">// if text input has text</text:p>
      <text:p text:style-name="P3">if ( $(this).val() != '' ) {</text:p>
      <text:p text:style-name="P3">// find the radio button sibling and set it be selected</text:p>
      <text:p text:style-name="P3">$(this).siblings('input:radio').attr('checked',true);</text:p>
      <text:p text:style-name="P3">}</text:p>
      <text:p text:style-name="P3">});</text:p>
      <text:p text:style-name="P3">Solution 2</text:p>
      <text:p text:style-name="P3">To take the concept one step further, when the radio button is selected, we</text:p>
      <text:p text:style-name="P3">can .focus() the text field. It’s important to note that the following code completely</text:p>
      <text:p text:style-name="P3">replaces the previous solution. Instead of using the .blur() method and then chaining</text:p>
      <text:p text:style-name="P3"/>
      <text:p text:style-name="P3"/>
      <text:p text:style-name="P3"/>
      <text:p text:style-name="P3"/>
      <text:p text:style-name="P3">Selecting Radio Buttons Automatically</text:p>
      <text:p text:style-name="P3"/>
      <text:p text:style-name="P3"/>
      <text:p text:style-name="P3"/>
      <text:p text:style-name="P3">You have a series of radio buttons. The last radio button is labeled “Other” and has a</text:p>
      <text:p text:style-name="P3">text input field associated with it. Naturally you’d want that radio button to be selected</text:p>
      <text:p text:style-name="P3">if the user has entered text in the Other field:</text:p>
      <text:p text:style-name="P3">&lt;p&gt;How did you hear about us?&lt;/p&gt;</text:p>
      <text:p text:style-name="P3">&lt;ul id="chooseSource"&gt;</text:p>
      <text:p text:style-name="P3">&lt;li&gt;</text:p>
      <text:p text:style-name="P3">&lt;input name="source" id="source1" type="radio" value="www"</text:p>
      <text:p text:style-name="P3">&lt;label for="source1"&gt;Website or Blog&lt;/label&gt;</text:p>
      <text:p text:style-name="P3">&lt;/li&gt;</text:p>
      <text:p text:style-name="P3">&lt;li&gt;</text:p>
      <text:p text:style-name="P3">&lt;input name="source" id="source2" type="radio" value="mag"</text:p>
      <text:p text:style-name="P3">&lt;label for="source2"&gt;Magazine&lt;/label&gt;</text:p>
      <text:p text:style-name="P3">&lt;/li&gt;</text:p>
      <text:p text:style-name="P3">&lt;li&gt;</text:p>
      <text:p text:style-name="P3">&lt;input name="source" id="source3" type="radio" value="per"</text:p>
      <text:p text:style-name="P3">&lt;label for="source3"&gt;Friend&lt;/label&gt;</text:p>
      <text:p text:style-name="P3">&lt;/li&gt;</text:p>
      <text:p text:style-name="P3">&lt;li&gt;</text:p>
      <text:p text:style-name="P3">&lt;input name="source" id="source4" type="radio" value="oth"</text:p>
      <text:p text:style-name="P3">&lt;label for="source4"&gt;Other&lt;/label&gt;</text:p>
      <text:p text:style-name="P3">&lt;input name="source4txt" id="source4txt" type="text" /&gt;</text:p>
      <text:p text:style-name="P3">&lt;/li&gt;</text:p>
      <text:p text:style-name="P3">&lt;/ul&gt;</text:p>
      <text:p text:style-name="P3"/>
      <text:p text:style-name="P3"><text:soft-page-break/>To take the concept one step further, when the radio button is selected, we</text:p>
      <text:p text:style-name="P3">can .focus() the text field. It’s important to note that the following code completely</text:p>
      <text:p text:style-name="P3">replaces the previous solution. Instead of using the .blur() method and then chaining</text:p>
      <text:p text:style-name="P3"/>
      <text:p text:style-name="P3"/>
      <text:p text:style-name="P3"/>
      <text:p text:style-name="P3">a .each() method, just use the .each() method since that gives us access to all the</text:p>
      <text:p text:style-name="P3">objects we need:</text:p>
      <text:p text:style-name="P3">$('#chooseSource input:text').each(function(){</text:p>
      <text:p text:style-name="P3">// these are both used twice, let's store them to be more efficient</text:p>
      <text:p text:style-name="P3">// the text input</text:p>
      <text:p text:style-name="P3">var $inputTxt = $(this);</text:p>
      <text:p text:style-name="P3">// the associated radio button</text:p>
      <text:p text:style-name="P3">var $radioBtn = $inputTxt.siblings('input:radio');</text:p>
      <text:p text:style-name="P3">// listen for the blur event on the text input</text:p>
      <text:p text:style-name="P3">$inputTxt.blur(function(){</text:p>
      <text:p text:style-name="P3">// if text input has text</text:p>
      <text:p text:style-name="P3">if ( $inputTxt.val() != '' ) {</text:p>
      <text:p text:style-name="P3">// select radio button</text:p>
      <text:p text:style-name="P3">$radioBtn.attr('checked',true);</text:p>
      <text:p text:style-name="P3">}</text:p>
      <text:p text:style-name="P3">});</text:p>
      <text:p text:style-name="P3">// listen for the change event on the radio button</text:p>
      <text:p text:style-name="P3">$radioBtn.change(function(){</text:p>
      <text:p text:style-name="P3">// if it is checked, focus on text input</text:p>
      <text:p text:style-name="P3">if ( this.checked ) { $inputTxt.focus(); }</text:p>
      <text:p text:style-name="P3">});</text:p>
      <text:p text:style-name="P3">}); // close each()</text:p>
      <text:p text:style-name="P3"/>
      <text:p text:style-name="P3"/>
      <text:p text:style-name="P3"><text:s/>(De)selecting All Checkboxes Using Dedicated Links</text:p>
      <text:p text:style-name="P3"/>
      <text:p text:style-name="P3">You need to select all checkboxes and deselect all checkboxes using dedicated Select</text:p>
      <text:p text:style-name="P3">All and Deselect All links:</text:p>
      <text:p text:style-name="P3">&lt;fieldset&gt;</text:p>
      <text:p text:style-name="P3">&lt;legend&gt;Reasons to be happy&lt;/legend&gt;</text:p>
      <text:p text:style-name="P3">&lt;a class="selectAll" href="#"&gt;Select All&lt;/a&gt;</text:p>
      <text:p text:style-name="P3">&lt;a class="deselectAll" href="#"&gt;Deselect All&lt;/a&gt;</text:p>
      <text:p text:style-name="P3">&lt;input name="reasons" id="iwokeup" type="checkbox" value="iwokeup" /&gt;</text:p>
      <text:p text:style-name="P3">&lt;label for="iwokeup"&gt;I woke up&lt;/label&gt;</text:p>
      <text:p text:style-name="P3">&lt;input name="reasons" id="health" type="checkbox" value="health" /&gt;</text:p>
      <text:p text:style-name="P3">&lt;label for="health"&gt;My health&lt;/label&gt;</text:p>
      <text:p text:style-name="P3">&lt;input name="reasons" id="family" type="checkbox" value="family" /&gt;</text:p>
      <text:p text:style-name="P3">&lt;label for="family"&gt;My family&lt;/label&gt;</text:p>
      <text:p text:style-name="P3">&lt;input name="reasons" id="sunshine" type="checkbox" value="sunshine" /&gt;</text:p>
      <text:p text:style-name="P3">&lt;label for="sunshine"&gt;The sun is shining&lt;/label&gt;</text:p>
      <text:p text:style-name="P3">&lt;/fieldset&gt;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Target the Select All and Deselect All links directly using their class attributes. Then</text:p>
      <text:p text:style-name="P3">attach the appropriate .click() handler:</text:p>
      <text:p text:style-name="P3">// find the "Select All" link in a fieldset and list for the click event</text:p>
      <text:p text:style-name="P3">$('fieldset .selectAll').click(function(event){</text:p>
      <text:p text:style-name="P3">event.preventDefault();</text:p>
      <text:p text:style-name="P3">// find all the checkboxes and select them</text:p>
      <text:p text:style-name="P3">$(this).siblings('input:checkbox').attr('checked','checked');</text:p>
      <text:p text:style-name="P3">});</text:p>
      <text:p text:style-name="P3">// find the "Deselect All" link in a fieldset and list for the click event</text:p>
      <text:p text:style-name="P3">$('fieldset .deselectAll').click(function(event){</text:p>
      <text:p text:style-name="P3">event.preventDefault();</text:p>
      <text:p text:style-name="P3">// find all the checkboxes and deselect them</text:p>
      <text:p text:style-name="P3">$(this).siblings('input:checkbox').removeAttr('checked');</text:p>
      <text:p text:style-name="P3">});</text:p>
      <text:p text:style-name="P3"/>
      <text:p text:style-name="P3"/>
      <text:p text:style-name="P3">&lt;style type="text/css" title="text/css"&gt;</text:p>
      <text:p text:style-name="P3">.selectAll, .deselectAll { display:none; }</text:p>
      <text:p text:style-name="P3">.jsEnabled .selectAll, .jsEnabled .deselectAll { display:inline; }</text:p>
      <text:p text:style-name="P3">&lt;/style&gt;</text:p>
      <text:p text:style-name="P3">...</text:p>
      <text:p text:style-name="P3">// when the HTML DOM is ready</text:p>
      <text:p text:style-name="P3">$(document).ready(function(){</text:p>
      <text:p text:style-name="P3">$('form').addClass('jsEnabled');</text:p>
      <text:p text:style-name="P3">});</text:p>
      <text:p text:style-name="P3"/>
      <text:p text:style-name="P3"/>
      <text:p text:style-name="P3"/>
      <text:p text:style-name="P3">(De)selecting All Checkboxes Using Dedicated Links</text:p>
      <text:p text:style-name="P3"/>
      <text:p text:style-name="P3"/>
      <text:p text:style-name="P3"/>
      <text:p text:style-name="P3"/>
      <text:p text:style-name="P3"/>
      <text:p text:style-name="P3">You need to select all checkboxes and deselect all checkboxes using dedicated Select</text:p>
      <text:p text:style-name="P3">All and Deselect All links:</text:p>
      <text:p text:style-name="P3">&lt;fieldset&gt;</text:p>
      <text:p text:style-name="P3">&lt;legend&gt;Reasons to be happy&lt;/legend&gt;</text:p>
      <text:p text:style-name="P3">&lt;a class="selectAll" href="#"&gt;Select All&lt;/a&gt;</text:p>
      <text:p text:style-name="P3">&lt;a class="deselectAll" href="#"&gt;Deselect All&lt;/a&gt;</text:p>
      <text:p text:style-name="P3">&lt;input name="reasons" id="iwokeup" type="checkbox" value="iwokeup" /&gt;</text:p>
      <text:p text:style-name="P3">&lt;label for="iwokeup"&gt;I woke up&lt;/label&gt;</text:p>
      <text:p text:style-name="P3">&lt;input name="reasons" id="health" type="checkbox" value="health" /&gt;</text:p>
      <text:p text:style-name="P3">&lt;label for="health"&gt;My health&lt;/label&gt;</text:p>
      <text:p text:style-name="P3">&lt;input name="reasons" id="family" type="checkbox" value="family" /&gt;</text:p>
      <text:p text:style-name="P3">&lt;label for="family"&gt;My family&lt;/label&gt;</text:p>
      <text:p text:style-name="P3">&lt;input name="reasons" id="sunshine" type="checkbox" value="sunshine" /&gt;</text:p>
      <text:p text:style-name="P3">&lt;label for="sunshine"&gt;The sun is shining&lt;/label&gt;</text:p>
      <text:p text:style-name="P3">&lt;/fieldset&gt;</text:p>
      <text:p text:style-name="P3"><text:soft-page-break/>Solution</text:p>
      <text:p text:style-name="P3">Target the Select All and Deselect All links directly using their class attributes. Then</text:p>
      <text:p text:style-name="P3">attach the appropriate .click() handler:</text:p>
      <text:p text:style-name="P3">// find the "Select All" link in a fieldset and list for the click event</text:p>
      <text:p text:style-name="P3">$('fieldset .selectAll').click(function(event){</text:p>
      <text:p text:style-name="P3">event.preventDefault();</text:p>
      <text:p text:style-name="P3">// find all the checkboxes and select them</text:p>
      <text:p text:style-name="P3">$(this).siblings('input:checkbox').attr('checked','checked');</text:p>
      <text:p text:style-name="P3">});</text:p>
      <text:p text:style-name="P3">// find the "Deselect All" link in a fieldset and list for the click event</text:p>
      <text:p text:style-name="P3">$('fieldset .deselectAll').click(function(event){</text:p>
      <text:p text:style-name="P3">event.preventDefault();</text:p>
      <text:p text:style-name="P3">// find all the checkboxes and deselect them</text:p>
      <text:p text:style-name="P3">$(this).siblings('input:checkbox').removeAttr('checked');</text:p>
      <text:p text:style-name="P3">});</text:p>
      <text:p text:style-name="P3"/>
      <text:p text:style-name="P3"/>
      <text:p text:style-name="P3"/>
      <text:p text:style-name="P3"/>
      <text:p text:style-name="P3">Target the Select All and Deselect All links directly using their class attributes. Then</text:p>
      <text:p text:style-name="P3">attach the appropriate .click() handler:</text:p>
      <text:p text:style-name="P3">// find the "Select All" link in a fieldset and list for the click event</text:p>
      <text:p text:style-name="P3">$('fieldset .selectAll').click(function(event){</text:p>
      <text:p text:style-name="P3">event.preventDefault();</text:p>
      <text:p text:style-name="P3">// find all the checkboxes and select them</text:p>
      <text:p text:style-name="P3">$(this).siblings('input:checkbox').attr('checked','checked');</text:p>
      <text:p text:style-name="P3">});</text:p>
      <text:p text:style-name="P3">// find the "Deselect All" link in a fieldset and list for the click event</text:p>
      <text:p text:style-name="P3">$('fieldset .deselectAll').click(function(event){</text:p>
      <text:p text:style-name="P3">event.preventDefault();</text:p>
      <text:p text:style-name="P3">// find all the checkboxes and deselect them</text:p>
      <text:p text:style-name="P3">$(this).siblings('input:checkbox').removeAttr('checked');</text:p>
      <text:p text:style-name="P3">});</text:p>
      <text:p text:style-name="P3"/>
      <text:p text:style-name="P3">If you are interested in activating and deactivating the dedicated links, you should see</text:p>
      <text:p text:style-name="P3">Recipe 10.5 in this chapter. In that solution, the individual checkboxes update the</text:p>
      <text:p text:style-name="P3">toggle state, and you will need this logic to activate and deactivate the dedicated links</text:p>
      <text:p text:style-name="P3">appropriately.</text:p>
      <text:p text:style-name="P3">What will happen when JavaScript is disabled? You should hide the links by default in</text:p>
      <text:p text:style-name="P3">CSS. Then use JavaScript to add a class name to a parent element that will override the</text:p>
      <text:p text:style-name="P3">previous CSS rule:</text:p>
      <text:p text:style-name="P3">&lt;style type="text/css" title="text/css"&gt;</text:p>
      <text:p text:style-name="P3">.selectAll, .deselectAll { display:none; }</text:p>
      <text:p text:style-name="P3">.jsEnabled .selectAll, .jsEnabled .deselectAll { display:inline; }</text:p>
      <text:p text:style-name="P3">&lt;/style&gt;</text:p>
      <text:p text:style-name="P3">...</text:p>
      <text:p text:style-name="P3">// when the HTML DOM is ready</text:p>
      <text:p text:style-name="P3">$(document).ready(function(){</text:p>
      <text:p text:style-name="P3">$('form').addClass('jsEnabled');</text:p>
      <text:p text:style-name="P3">});</text:p>
      <text:p text:style-name="P3"/>
      <text:p text:style-name="P3"/>
      <text:p text:style-name="P3"><text:soft-page-break/></text:p>
      <text:p text:style-name="P3">(De)selecting All Checkboxes Using a Single Toggle</text:p>
      <text:p text:style-name="P3"/>
      <text:p text:style-name="P3"/>
      <text:p text:style-name="P3">You need to select and deselect all checkboxes using a single toggle, in this case another</text:p>
      <text:p text:style-name="P3">checkbox. Additionally, that toggle should automatically switch states if some (or all)</text:p>
      <text:p text:style-name="P3">of the checkboxes are selected individually:</text:p>
      <text:p text:style-name="P3">&lt;fieldset&gt;</text:p>
      <text:p text:style-name="P3">&lt;legend&gt;Reasons to be happy&lt;/legend&gt;</text:p>
      <text:p text:style-name="P3">&lt;input name="reasons" id="toggleAllReasons" type="checkbox" class="toggle" /&gt;</text:p>
      <text:p text:style-name="P3">&lt;label for="toggleAllReasons" class="toggle"&gt;Select All&lt;/label&gt;</text:p>
      <text:p text:style-name="P3">&lt;input name="reasons" id="iwokeup" type="checkbox" value="iwokeup" /&gt;</text:p>
      <text:p text:style-name="P3">&lt;label for="iwokeup"&gt;I woke up&lt;/label&gt;</text:p>
      <text:p text:style-name="P3">&lt;input name="reasons" id="health" type="checkbox" value="health" /&gt;</text:p>
      <text:p text:style-name="P3">&lt;label for="health"&gt;My health&lt;/label&gt;</text:p>
      <text:p text:style-name="P3">&lt;input name="reasons" id="family" type="checkbox" value="family" /&gt;</text:p>
      <text:p text:style-name="P3">&lt;label for="family"&gt;My family&lt;/label&gt;</text:p>
      <text:p text:style-name="P3">&lt;input name="reasons" id="sunshine" type="checkbox" value="sunshine" /&gt;</text:p>
      <text:p text:style-name="P3">&lt;label for="sunshine"&gt;The sun is shining&lt;/label&gt;</text:p>
      <text:p text:style-name="P3">&lt;/fieldset&gt;</text:p>
      <text:p text:style-name="P3"/>
      <text:p text:style-name="P3"/>
      <text:p text:style-name="P3"/>
      <text:p text:style-name="P3">Target the toggle directly using its class attribute and the :checkbox selector. Then</text:p>
      <text:p text:style-name="P3">cycle through each toggle found, determine the associated checkboxes us-</text:p>
      <text:p text:style-name="P3">ing .siblings(), and attach the change event listeners:</text:p>
      <text:p text:style-name="P3">// find the "Select All" toggle in a fieldset, cycle through each one you find</text:p>
      <text:p text:style-name="P3">$('fieldset .toggle:checkbox').each(function(){</text:p>
      <text:p text:style-name="P3">// these are used more than once, let's store them to be more efficient</text:p>
      <text:p text:style-name="P3">// the toggle checkbox</text:p>
      <text:p text:style-name="P3">var $toggle = $(this);</text:p>
      <text:p text:style-name="P3">// the other checkboxes</text:p>
      <text:p text:style-name="P3">var $checkboxes = $toggle.siblings('input:checkbox');</text:p>
      <text:p text:style-name="P3">// listen for the change event on the toggle</text:p>
      <text:p text:style-name="P3">$toggle.change(function(){</text:p>
      <text:p text:style-name="P3">if ( this.checked ) {</text:p>
      <text:p text:style-name="P3">// if checked, select all the checkboxes</text:p>
      <text:p text:style-name="P3">$checkboxes.attr('checked','checked');</text:p>
      <text:p text:style-name="P3">} else {</text:p>
      <text:p text:style-name="P3">// if not checked, deselect all the checkboxes</text:p>
      <text:p text:style-name="P3">$checkboxes.removeAttr('checked');</text:p>
      <text:p text:style-name="P3">}</text:p>
      <text:p text:style-name="P3">});</text:p>
      <text:p text:style-name="P3">// listen for the change event on each individual checkbox (not toggle)</text:p>
      <text:p text:style-name="P3">$checkboxes.change(function(){</text:p>
      <text:p text:style-name="P3">if ( this.checked ) {</text:p>
      <text:p text:style-name="P3">// if this is checked and all others are checked, select the toggle</text:p>
      <text:p text:style-name="P3">if ( $checkboxes.length == $checkboxes.filter(':checked').length ) {</text:p>
      <text:p text:style-name="P3">$toggle.attr('checked','checked');</text:p>
      <text:p text:style-name="P3">}</text:p>
      <text:p text:style-name="P3">} else {</text:p>
      <text:p text:style-name="P3">// if not checked, deselect the toggle</text:p>
      <text:p text:style-name="P3"><text:soft-page-break/>$toggle.removeAttr('checked');</text:p>
      <text:p text:style-name="P3">}</text:p>
      <text:p text:style-name="P3">}).eq(0).trigger('change'); // close change() then trigger change on first</text:p>
      <text:p text:style-name="P3">checkbox only</text:p>
      <text:p text:style-name="P3">}); // close each()</text:p>
      <text:p text:style-name="P3"/>
      <text:p text:style-name="P3"/>
      <text:p text:style-name="P3"/>
      <text:p text:style-name="P3">You have a drop-down box for colors and want to add new colors to it, as well as remove</text:p>
      <text:p text:style-name="P3">options from it.</text:p>
      <text:p text:style-name="P3">&lt;label for="colors"&gt;Colors&lt;/label&gt;</text:p>
      <text:p text:style-name="P3">&lt;select id="colors" multiple="multiple"&gt;</text:p>
      <text:p text:style-name="P3">&lt;option&gt;Black&lt;/options&gt;</text:p>
      <text:p text:style-name="P3">&lt;option&gt;Blue&lt;/options&gt;</text:p>
      <text:p text:style-name="P3">&lt;option&gt;Brown&lt;/options&gt;</text:p>
      <text:p text:style-name="P3">&lt;/select&gt;</text:p>
      <text:p text:style-name="P3">&lt;button id="remove"&gt;Remove Selected Color(s)&lt;/button&gt;</text:p>
      <text:p text:style-name="P3">&lt;label for="newColorName"&gt;New Color Name&lt;/label&gt;</text:p>
      <text:p text:style-name="P3">&lt;input id="newColorName" type="text" /&gt;</text:p>
      <text:p text:style-name="P3">&lt;label for="newColorValue"&gt;New Color Value&lt;/label&gt;</text:p>
      <text:p text:style-name="P3">&lt;input id="newColorValue" type="text" /&gt;</text:p>
      <text:p text:style-name="P3">&lt;button id="add"&gt;Add New Color&lt;/button&gt;</text:p>
      <text:p text:style-name="P3">Solution</text:p>
      <text:p text:style-name="P3">To add a new option to the drop-down box, use the .appendTo() method:</text:p>
      <text:p text:style-name="P3">// find the "Add New Color" button</text:p>
      <text:p text:style-name="P3">$('#add').click(function(event){</text:p>
      <text:p text:style-name="P3">event.preventDefault();</text:p>
      <text:p text:style-name="P3">var optionName = $('#newColorName').val();</text:p>
      <text:p text:style-name="P3">var optionValue = $('#newColorValue').val();</text:p>
      <text:p text:style-name="P3">});</text:p>
      <text:p text:style-name="P3">$('&lt;option/&gt;').attr('value',optionValue).text(optionName).appendTo('#colors');</text:p>
      <text:p text:style-name="P3"/>
      <text:p text:style-name="P3"/>
      <text:p text:style-name="P3"/>
      <text:p text:style-name="P3">To remove an option, use the .remove() method:</text:p>
      <text:p text:style-name="P3">// find the "Remove Selected Color(s)" button</text:p>
      <text:p text:style-name="P3">$('#remove').click(function(event){</text:p>
      <text:p text:style-name="P3">event.preventDefault();</text:p>
      <text:p text:style-name="P3">var $select = $('#colors');</text:p>
      <text:p text:style-name="P3">});</text:p>
      <text:p text:style-name="P3"/>
      <text:p text:style-name="P3"/>
      <text:p text:style-name="P3">You have a form for allowing users to register a product online, and you require the</text:p>
      <text:p text:style-name="P3">user to enter a serial number printed on the installation discs. This number is 16 digits</text:p>
      <text:p text:style-name="P3">long and separated across four input fields. Ideally, to speed the user along in their data</text:p>
      <text:p text:style-name="P3">entry, as each input field is filled up, you’d like to automatically focus the next input</text:p>
      <text:p text:style-name="P3">field until they’re finished typing the number:</text:p>
      <text:p text:style-name="P3">&lt;fieldset class="autotab"&gt;</text:p>
      <text:p text:style-name="P3">&lt;legend&gt;Product Serial Number&lt;/legend&gt;</text:p>
      <text:p text:style-name="P3">&lt;input type="text" maxlength="4" /&gt;</text:p>
      <text:p text:style-name="P3">&lt;input type="text" maxlength="4" /&gt;</text:p>
      <text:p text:style-name="P3">&lt;input type="text" maxlength="4" /&gt;</text:p>
      <text:p text:style-name="P3"><text:soft-page-break/>&lt;input type="text" maxlength="4" /&gt;</text:p>
      <text:p text:style-name="P3">&lt;/fieldset&gt;</text:p>
      <text:p text:style-name="P3"/>
      <text:p text:style-name="P3"/>
      <text:p text:style-name="P3"/>
      <text:p text:style-name="P3"/>
      <text:p text:style-name="P3">Inside &lt;fieldset class="autotab"&gt;, find all the &lt;input&gt; elements. Use</text:p>
      <text:p text:style-name="P3">jQuery’s .bind() method to listen for the keydown and keyup events. We exit the bound</text:p>
      <text:p text:style-name="P3">function for a handful of keys that we want to ignore, because they aren’t meaningful</text:p>
      <text:p text:style-name="P3">for automatically tabbing forward or backward. When an &lt;input&gt; element is full, based</text:p>
      <text:p text:style-name="P3">on the maxlength attribute, we .focus() the next &lt;input&gt; element. Conversely, when</text:p>
      <text:p text:style-name="P3">using the Backspace key, if an &lt;input&gt; element is made empty, we .focus() the previous</text:p>
      <text:p text:style-name="P3">&lt;input&gt; element:</text:p>
      <text:p text:style-name="P3">$('fieldset.autotab input').bind('keydown keyup',function(event){</text:p>
      <text:p text:style-name="P3">// the keycode for the key evoking the event</text:p>
      <text:p text:style-name="P3">var keyCode = event.which;</text:p>
      <text:p text:style-name="P3">// we want to ignore the following keys:</text:p>
      <text:p text:style-name="P3">// 9 Tab, 16 Shift, 17 Ctrl, 18 Alt, 19 Pause Break, 20 Caps Lock</text:p>
      <text:p text:style-name="P3">// 27 Esc, 33 Page Up, 34 Page Down, 35 End, 36 Home</text:p>
      <text:p text:style-name="P3">// 37 Left Arrow, 38 Up Arrow, 39 Right Arrow, 40 Down Arrow</text:p>
      <text:p text:style-name="P3">// 45 Insert, 46 Forward Delete, 144 Num Lock, 145 Scroll Lock</text:p>
      <text:p text:style-name="P3">var ignoreKeyCodes =</text:p>
      <text:p text:style-name="P3">',9,16,17,18,19,20,27,33,34,35,36,37,38,39,40,45,46,144,145,';</text:p>
      <text:p text:style-name="P3">if ( ignoreKeyCodes.indexOf(',' + keyCode + ',') &gt; −1 ) { return; }</text:p>
      <text:p text:style-name="P3">// we want to ignore the backspace on keydown only</text:p>
      <text:p text:style-name="P3">// let it do its job, but otherwise don't change focus</text:p>
      <text:p text:style-name="P3">if ( keyCode == 8 &amp;&amp; event.type == 'keydown' ) { return; }</text:p>
      <text:p text:style-name="P3">var $this = $(this);</text:p>
      <text:p text:style-name="P3">var currentLength = $this.val().length;</text:p>
      <text:p text:style-name="P3">var maximumLength = $this.attr('maxlength');</text:p>
      <text:p text:style-name="P3">// if backspace key and there are no more characters, go back</text:p>
      <text:p text:style-name="P3">if ( keyCode == 8 &amp;&amp; currentLength == 0 ) {</text:p>
      <text:p text:style-name="P3">$this.prev().focus();</text:p>
      <text:p text:style-name="P3">}</text:p>
      <text:p text:style-name="P3">});</text:p>
      <text:p text:style-name="P3">// if we've filled up this input, go to the next</text:p>
      <text:p text:style-name="P3">if ( currentLength == maximumLength ) {</text:p>
      <text:p text:style-name="P3">$this.next().focus();</text:p>
      <text:p text:style-name="P3">}</text:p>
      <text:p text:style-name="P3"/>
      <text:p text:style-name="P3"/>
      <text:p text:style-name="P3"/>
      <text:p text:style-name="P3">Target all .remaining messages, and for each find the associated &lt;textarea&gt; element</text:p>
      <text:p text:style-name="P3">and the maximum number of characters as listed in the .count child element. Bind an</text:p>
      <text:p text:style-name="P3">update function to the &lt;textarea&gt; to capture when the user enters text:</text:p>
      <text:p text:style-name="P3">// for each "Characters remaining: ###" element found</text:p>
      <text:p text:style-name="P3">$('.remaining').each(function(){</text:p>
      <text:p text:style-name="P3">// find and store the count readout and the related textarea/input field</text:p>
      <text:p text:style-name="P3">var $count = $('.count',this);</text:p>
      <text:p text:style-name="P3">var $input = $(this).prev();</text:p>
      <text:p text:style-name="P3">// .text() returns a string, multiply by 1 to make it a number (for math)</text:p>
      <text:p text:style-name="P3">var maximumCount = $count.text()*1;</text:p>
      <text:p text:style-name="P3"><text:soft-page-break/>// update function is called on keyup, paste and input events</text:p>
      <text:p text:style-name="P3">var update = function(){</text:p>
      <text:p text:style-name="P3">var before = $count.text()*1;</text:p>
      <text:p text:style-name="P3">var now = maximumCount - $input.val().length;</text:p>
      <text:p text:style-name="P3">// check to make sure users haven't exceeded their limit</text:p>
      <text:p text:style-name="P3">if ( now &lt; 0 ){</text:p>
      <text:p text:style-name="P3">var str = $input.val();</text:p>
      <text:p text:style-name="P3">$input.val( str.substr(0,maximumCount) );</text:p>
      <text:p text:style-name="P3">now = 0;</text:p>
      <text:p text:style-name="P3">}</text:p>
      <text:p text:style-name="P3">};</text:p>
      <text:p text:style-name="P3">// only alter the DOM if necessary</text:p>
      <text:p text:style-name="P3">if ( before != now ){</text:p>
      <text:p text:style-name="P3">$count.text( now );</text:p>
      <text:p text:style-name="P3">}</text:p>
      <text:p text:style-name="P3">// listen for change (see discussion below)</text:p>
      <text:p text:style-name="P3">$input.bind('input keyup paste', function(){setTimeout(update,0)} );</text:p>
      <text:p text:style-name="P3">// call update initially, in case input is pre-filled</text:p>
      <text:p text:style-name="P3">update();</text:p>
      <text:p text:style-name="P3">}); // close .each()</text:p>
      <text:p text:style-name="P3"/>
      <text:p text:style-name="P3"/>
      <text:p text:style-name="P3">Find all elements with the onlyNumbers class, and listen for keydown and blur events.</text:p>
      <text:p text:style-name="P3">The keydown event handler will prevent users from typing non-numeric characters into</text:p>
      <text:p text:style-name="P3">the field. The blur event handler is a precautionary measure that cleans any data entered</text:p>
      <text:p text:style-name="P3">via Paste from the contextual menu or the browser’s Edit menu:</text:p>
      <text:p text:style-name="P3">$('.onlyNumbers').bind('keydown',function(event){</text:p>
      <text:p text:style-name="P3">// the keycode for the key pressed</text:p>
      <text:p text:style-name="P3">var keyCode = event.which;</text:p>
      <text:p text:style-name="P3">// 48-57 Standard Keyboard Numbers</text:p>
      <text:p text:style-name="P3">var isStandard = (keyCode &gt; 47 &amp;&amp; keyCode &lt; 58);</text:p>
      <text:p text:style-name="P3">// 96-105 Extended Keyboard Numbers (aka Keypad)</text:p>
      <text:p text:style-name="P3">var isExtended = (keyCode &gt; 95 &amp;&amp; keyCode &lt; 106);</text:p>
      <text:p text:style-name="P3">// 8 Backspace, 46 Forward Delete</text:p>
      <text:p text:style-name="P3">// 37 Left Arrow, 38 Up Arrow, 39 Right Arrow, 40 Down Arrow</text:p>
      <text:p text:style-name="P3">var validKeyCodes = ',8,37,38,39,40,46,';</text:p>
      <text:p text:style-name="P3">var isOther = ( validKeyCodes.indexOf(',' + keyCode + ',') &gt; −1 );</text:p>
      <text:p text:style-name="P3">if ( isStandard || isExtended || isOther ){</text:p>
      <text:p text:style-name="P3">return true;</text:p>
      <text:p text:style-name="P3">} else {</text:p>
      <text:p text:style-name="P3">return false;</text:p>
      <text:p text:style-name="P3">}</text:p>
      <text:p text:style-name="P3">}).bind('blur',function(){</text:p>
      <text:p text:style-name="P3">// regular expression that matches everything that is not a number</text:p>
      <text:p text:style-name="P3">var pattern = new RegExp('[^0-9]+', 'g');</text:p>
      <text:p text:style-name="P3">var $input = $(this);</text:p>
      <text:p text:style-name="P3">var value = $input.val();</text:p>
      <text:p text:style-name="P3">});</text:p>
      <text:p text:style-name="P3">// clean the value using the regular expression</text:p>
      <text:p text:style-name="P3">value = value.replace(pattern, '');</text:p>
      <text:p text:style-name="P3">$input.val( valu</text:p>
      <text:p text:style-name="P3"/>
      <text:p text:style-name="P3"><text:soft-page-break/></text:p>
      <text:p text:style-name="P3"/>
      <text:p text:style-name="P3"/>
      <text:p text:style-name="P3"/>
      <text:p text:style-name="P3">10.11 Validating Forms</text:p>
      <text:p text:style-name="P3">Problem</text:p>
      <text:p text:style-name="P3">You have a form that you would like to validate. To get started, you’ll want to set up</text:p>
      <text:p text:style-name="P3">some basic CSS. The only styles that are really important for this enhancement are the</text:p>
      <text:p text:style-name="P3">display:none declaration of the div.errorMessage selector and the display:block</text:p>
      <text:p text:style-name="P3">10.11 Validating Forms | 229</text:p>
      <text:p text:style-name="P3">www.it-ebooks.info</text:p>
      <text:p text:style-name="P3">declaration of the div.showErrorMessage selector. The rest are just to make things look</text:p>
      <text:p text:style-name="P3">better:</text:p>
      <text:p text:style-name="P3">&lt;style type="text/css" title="text/css"&gt;</text:p>
      <text:p text:style-name="P3">div.question {</text:p>
      <text:p text:style-name="P3">padding: 1em;</text:p>
      <text:p text:style-name="P3">}</text:p>
      <text:p text:style-name="P3">div.errorMessage {</text:p>
      <text:p text:style-name="P3">display: none;</text:p>
      <text:p text:style-name="P3">}</text:p>
      <text:p text:style-name="P3">div.showErrorMessage {</text:p>
      <text:p text:style-name="P3">display: block;</text:p>
      <text:p text:style-name="P3">color: #f00;</text:p>
      <text:p text:style-name="P3">font-weight: bold;</text:p>
      <text:p text:style-name="P3">font-style: italic;</text:p>
      <text:p text:style-name="P3">}</text:p>
      <text:p text:style-name="P3">label.error {</text:p>
      <text:p text:style-name="P3">color: #f00;</text:p>
      <text:p text:style-name="P3">font-style: italic;</text:p>
      <text:p text:style-name="P3">}</text:p>
      <text:p text:style-name="P3">&lt;/style&gt;</text:p>
      <text:p text:style-name="P3">The following HTML snippet is one example of how you might structure this form.</text:p>
      <text:p text:style-name="P3">The &lt;div class="question&gt; element is purely for layout and not important for the val-</text:p>
      <text:p text:style-name="P3">idation code. Each &lt;label&gt; element’s for attribute associates it with the form element</text:p>
      <text:p text:style-name="P3">with that identical id attribute. That is standard HTML, but I wanted to call it out</text:p>
      <text:p text:style-name="P3">because the JavaScript will also be using that (in reverse) to find the correct &lt;label&gt; for</text:p>
      <text:p text:style-name="P3">a given form element. Similarly, you’ll notice the error messages have an id attribute</text:p>
      <text:p text:style-name="P3">of errorMessage_ plus the name attribute of the associated form element. This structure</text:p>
      <text:p text:style-name="P3">may seem redundant, but radio buttons and checkboxes are grouped by the name at-</text:p>
      <text:p text:style-name="P3">tribute and you’d only want to have one error message per such group:</text:p>
      <text:p text:style-name="P3">&lt;form action="process.php"&gt;</text:p>
      <text:p text:style-name="P3">&lt;!-- TEXT --&gt;</text:p>
      <text:p text:style-name="P3">&lt;div class="question"&gt;</text:p>
      <text:p text:style-name="P3">&lt;label for="t"&gt;Username&lt;/label&gt;</text:p>
      <text:p text:style-name="P3">&lt;input id="t" name="user" type="text" class="required" /&gt;</text:p>
      <text:p text:style-name="P3">&lt;div id="errorMessage_user" class="errorMessage"&gt;Please enter your username.&lt;/div&gt;</text:p>
      <text:p text:style-name="P3">&lt;/div&gt;</text:p>
      <text:p text:style-name="P3">&lt;!-- PASSWORD --&gt;</text:p>
      <text:p text:style-name="P3">&lt;div class="question"&gt;</text:p>
      <text:p text:style-name="P3">&lt;label for="p"&gt;Password&lt;/label&gt;</text:p>
      <text:p text:style-name="P3">&lt;input id="p" name="pass" type="password" class="required" /&gt;</text:p>
      <text:p text:style-name="P3">&lt;div id="errorMessage_pass" class="errorMessage"&gt;Please enter your password.&lt;/div&gt;</text:p>
      <text:p text:style-name="P3"><text:soft-page-break/>&lt;/div&gt;</text:p>
      <text:p text:style-name="P3">&lt;!-- SELECT ONE --&gt;</text:p>
      <text:p text:style-name="P3">&lt;div class="question"&gt;</text:p>
      <text:p text:style-name="P3">&lt;label for="so"&gt;Favorite Color&lt;/label&gt;</text:p>
      <text:p text:style-name="P3">&lt;select id="so" name="color" class="required"&gt;</text:p>
      <text:p text:style-name="P3">&lt;option value=""&gt;Select a Color&lt;/option&gt;</text:p>
      <text:p text:style-name="P3">&lt;option value="ff0000"&gt;Red&lt;/option&gt;</text:p>
      <text:p text:style-name="P3">230 | Chapter 10: HTML Form Enhancements from Scratch</text:p>
      <text:p text:style-name="P3">www.it-ebooks.info</text:p>
      <text:p text:style-name="P3">&lt;option value="00ff00"&gt;Green&lt;/option&gt;</text:p>
      <text:p text:style-name="P3">&lt;option value="0000ff"&gt;Blue&lt;/option&gt;</text:p>
      <text:p text:style-name="P3">&lt;/select&gt;</text:p>
      <text:p text:style-name="P3">&lt;div id="errorMessage_color" class="errorMessage"&gt;Please select your favorite</text:p>
      <text:p text:style-name="P3">color.&lt;/div&gt;</text:p>
      <text:p text:style-name="P3">&lt;/div&gt;</text:p>
      <text:p text:style-name="P3">&lt;!-- SELECT MULTIPLE --&gt;</text:p>
      <text:p text:style-name="P3">&lt;div class="question"&gt;</text:p>
      <text:p text:style-name="P3">&lt;label for="sm"&gt;Favorite Foods&lt;/label&gt;</text:p>
      <text:p text:style-name="P3">&lt;select id="sm" size="3" name="foods" multiple="multiple" class="required"&gt;</text:p>
      <text:p text:style-name="P3">&lt;option value="pizza"&gt;Pizza&lt;/option&gt;</text:p>
      <text:p text:style-name="P3">&lt;option value="burger"&gt;Burger&lt;/option&gt;</text:p>
      <text:p text:style-name="P3">&lt;option value="salad"&gt;Salad&lt;/option&gt;</text:p>
      <text:p text:style-name="P3">&lt;/select&gt;</text:p>
      <text:p text:style-name="P3">&lt;div id="errorMessage_foods" class="errorMessage"&gt;Please choose your favorite</text:p>
      <text:p text:style-name="P3">foods.&lt;/div&gt;</text:p>
      <text:p text:style-name="P3">&lt;/div&gt;</text:p>
      <text:p text:style-name="P3">&lt;!-- RADIO BUTTONS --&gt;</text:p>
      <text:p text:style-name="P3">&lt;div class="question"&gt;</text:p>
      <text:p text:style-name="P3">&lt;span&gt;Writing Hand:&lt;/span&gt;</text:p>
      <text:p text:style-name="P3">&lt;input id="r1" type="radio" name="hand" class="required"/&gt;</text:p>
      <text:p text:style-name="P3">&lt;label for="r1"&gt;Left&lt;/label&gt;</text:p>
      <text:p text:style-name="P3">&lt;input id="r2" type="radio" name="hand" class="required" /&gt;</text:p>
      <text:p text:style-name="P3">&lt;label for="r2"&gt;Right&lt;/label&gt;</text:p>
      <text:p text:style-name="P3">&lt;div id="errorMessage_hand" class="errorMessage"&gt;Please select what hand you</text:p>
      <text:p text:style-name="P3">write with.&lt;/div&gt;</text:p>
      <text:p text:style-name="P3">&lt;/div&gt;</text:p>
      <text:p text:style-name="P3">&lt;!-- TEXTAREA --&gt;</text:p>
      <text:p text:style-name="P3">&lt;div class="question"&gt;</text:p>
      <text:p text:style-name="P3">&lt;label for="tt"&gt;Comments&lt;/label&gt;</text:p>
      <text:p text:style-name="P3">&lt;textarea id="tt" name="comments" class="required"&gt;&lt;/textarea&gt;</text:p>
      <text:p text:style-name="P3">&lt;div id="errorMessage_comments" class="errorMessage"&gt;Please tell us what you</text:p>
      <text:p text:style-name="P3">think.&lt;/div&gt;</text:p>
      <text:p text:style-name="P3">&lt;/div&gt;</text:p>
      <text:p text:style-name="P3">&lt;!-- CHECKBOX --&gt;</text:p>
      <text:p text:style-name="P3">&lt;div class="question"&gt;</text:p>
      <text:p text:style-name="P3">&lt;input id="c" type="checkbox" name="legal" class="required" /&gt;</text:p>
      <text:p text:style-name="P3">&lt;label for="c"&gt;I agree with the terms and conditions&lt;/label&gt;</text:p>
      <text:p text:style-name="P3">&lt;div id="errorMessage_legal" class="errorMessage"&gt;Please check the box!&lt;/div&gt;</text:p>
      <text:p text:style-name="P3">&lt;/div&gt;</text:p>
      <text:p text:style-name="P3">&lt;input type="submit" value="Continue" /&gt;</text:p>
      <text:p text:style-name="P3">&lt;/form&gt;</text:p>
      <text:p text:style-name="P3">Solution</text:p>
      <text:p text:style-name="P3"><text:soft-page-break/>The first part of the solution is fairly straightforward. Find the &lt;form&gt; element, and</text:p>
      <text:p text:style-name="P3">hijack the submit event. When the form is submitted, iterate through the required form</text:p>
      <text:p text:style-name="P3">10.11 Validating Forms | 231</text:p>
      <text:p text:style-name="P3">www.it-ebooks.info</text:p>
      <text:p text:style-name="P3">elements, and check to see whether the required elements are valid. If the form is error</text:p>
      <text:p text:style-name="P3">free, then (and only then) trigger the submit event:</text:p>
      <text:p text:style-name="P3">$('form').submit(function(event){</text:p>
      <text:p text:style-name="P3">var isErrorFree = true;</text:p>
      <text:p text:style-name="P3">// iterate through required form elements and check to see if they are valid</text:p>
      <text:p text:style-name="P3">$('input.required, select.required, textarea.required',this).each(function(){</text:p>
      <text:p text:style-name="P3">if ( validateElement.isValid(this) == false ){</text:p>
      <text:p text:style-name="P3">isErrorFree = false;</text:p>
      <text:p text:style-name="P3">};</text:p>
      <text:p text:style-name="P3">});</text:p>
      <text:p text:style-name="P3">//</text:p>
      <text:p text:style-name="P3">//</text:p>
      <text:p text:style-name="P3">//</text:p>
      <text:p text:style-name="P3">//</text:p>
      <text:p text:style-name="P3">//</text:p>
      <text:p text:style-name="P3">Ajax alternatives:</text:p>
      <text:p text:style-name="P3">event.preventDefault();</text:p>
      <text:p text:style-name="P3">if (isErrorFree){ $.get( url, data, callback, type ) }</text:p>
      <text:p text:style-name="P3">if (isErrorFree){ $.post( url, data, callback, type ) }</text:p>
      <text:p text:style-name="P3">if (isErrorFree){ $.ajax( options ) }</text:p>
      <text:p text:style-name="P3">return isErrorFree;</text:p>
      <text:p text:style-name="P3">}); // close .submit()</text:p>
      <text:p text:style-name="P3">The second part of this solution is where all the real validation happens. The</text:p>
      <text:p text:style-name="P3">isValid() method starts by storing frequently used data from the element we’re vali-</text:p>
      <text:p text:style-name="P3">dating. Then, in the switch() statement, the element is validated. Finally, class names</text:p>
      <text:p text:style-name="P3">are added to or removed from the &lt;label&gt; and div.errorMessage elements.</text:p>
      <text:p text:style-name="P3">var validateElement = {</text:p>
      <text:p text:style-name="P3">isValid:function(element){</text:p>
      <text:p text:style-name="P3">var</text:p>
      <text:p text:style-name="P3">var</text:p>
      <text:p text:style-name="P3">var</text:p>
      <text:p text:style-name="P3">var</text:p>
      <text:p text:style-name="P3">var</text:p>
      <text:p text:style-name="P3">isValid = true;</text:p>
      <text:p text:style-name="P3">$element = $(element);</text:p>
      <text:p text:style-name="P3">id = $element.attr('id');</text:p>
      <text:p text:style-name="P3">name = $element.attr('name');</text:p>
      <text:p text:style-name="P3">value = $element.val();</text:p>
      <text:p text:style-name="P3">// &lt;input&gt; uses type attribute as written in tag</text:p>
      <text:p text:style-name="P3">// &lt;textarea&gt; has intrinsic type of 'textarea'</text:p>
      <text:p text:style-name="P3">// &lt;select&gt; has intrinsic type of 'select-one' or 'select-multiple'</text:p>
      <text:p text:style-name="P3">var type = $element[0].type.toLowerCase();</text:p>
      <text:p text:style-name="P3">switch(type){</text:p>
      <text:p text:style-name="P3">case 'text':</text:p>
      <text:p text:style-name="P3">case 'textarea':</text:p>
      <text:p text:style-name="P3">case 'password':</text:p>
      <text:p text:style-name="P3">if ( value.length == 0 ||</text:p>
      <text:p text:style-name="P3">value.replace(/\s/g,'').length == 0 ){ isValid = false; }</text:p>
      <text:p text:style-name="P3"><text:soft-page-break/>break;</text:p>
      <text:p text:style-name="P3">case 'select-one':</text:p>
      <text:p text:style-name="P3">case 'select-multiple':</text:p>
      <text:p text:style-name="P3">if( !value ){ isValid = false; }</text:p>
      <text:p text:style-name="P3">break;</text:p>
      <text:p text:style-name="P3">232 | Chapter 10: HTML Form Enhancements from Scratch</text:p>
      <text:p text:style-name="P3">www.it-ebooks.info</text:p>
      <text:p text:style-name="P3">case 'checkbox':</text:p>
      <text:p text:style-name="P3">case 'radio':</text:p>
      <text:p text:style-name="P3">if( $('input[name="' + name +</text:p>
      <text:p text:style-name="P3">'"]:checked').length == 0 ){ isValid = false; };</text:p>
      <text:p text:style-name="P3">break;</text:p>
      <text:p text:style-name="P3">} // close switch()</text:p>
      <text:p text:style-name="P3">// instead of $(selector).method we are going to use $(selector)[method]</text:p>
      <text:p text:style-name="P3">// choose the right method, but choose wisely</text:p>
      <text:p text:style-name="P3">var method = isValid ? 'removeClass' : 'addClass';</text:p>
      <text:p text:style-name="P3">// show error message [addClass]</text:p>
      <text:p text:style-name="P3">// hide error message [removeClass]</text:p>
      <text:p text:style-name="P3">$('#errorMessage_' + name)[method]('showErrorMessage');</text:p>
      <text:p text:style-name="P3">$('label[for="' + id + '"]')[method]('error');</text:p>
      <text:p text:style-name="P3">return isValid;</text:p>
      <text:p text:style-name="P3">} // close validateElement.isValid()</text:p>
      <text:p text:style-name="P3">}; // close validateElement object</text:p>
      <text:p text:style-name="P3">Discussion</text:p>
      <text:p text:style-name="P3">The validation in this solution is quite simple. It checks the following:</text:p>
      <text:p text:style-name="P3">• &lt;input type="text"&gt;, &lt;input type="password"&gt;, and &lt;textarea&gt; elements have</text:p>
      <text:p text:style-name="P3">some data other than whitespace.</text:p>
      <text:p text:style-name="P3">• &lt;select&gt; elements have something other than the default option selected. Please</text:p>
      <text:p text:style-name="P3">note that there are two types of &lt;select&gt; element: “select-one” and “select-</text:p>
      <text:p text:style-name="P3">multiple” (see the second code snippet in this section for HTML code and the</text:p>
      <text:p text:style-name="P3">previous code snippet for JavaScript validation). The first &lt;option&gt; element of the</text:p>
      <text:p text:style-name="P3">“select-one” &lt;select&gt; must have a value="" in order for validation to work. The</text:p>
      <text:p text:style-name="P3">“select-multiple” &lt;select&gt; is immune from this requirement because its &lt;option&gt;</text:p>
      <text:p text:style-name="P3">elements can be deselected.</text:p>
      <text:p text:style-name="P3">• &lt;input type="radio"&gt; and &lt;input type="checkbox"&gt; elements have at least one el-</text:p>
      <text:p text:style-name="P3">ement checked in their respective name groups.</text:p>
      <text:p text:style-name="P3">The switch(){} statement is used because it is more efficient than multiple if(){}else</text:p>
      <text:p text:style-name="P3">if(){} statements. It also allows for elements with shared validation to be grouped</text:p>
      <text:p text:style-name="P3">together, letting the break; statement separate these groups.</text:p>
      <text:p text:style-name="P3">The validateElement object is in the global scope with the intention that it might be</text:p>
      <text:p text:style-name="P3">reused on other forms. It also keeps the global scope less cluttered by containing the</text:p>
      <text:p text:style-name="P3">validation methods—in the future, helper methods could be added to the</text:p>
      <text:p text:style-name="P3">validateElement object without worrying about global naming collisions. For instance,</text:p>
      <text:p text:style-name="P3">a stripWhitespace() method could be implemented like this:</text:p>
      <text:p text:style-name="P3">var validateElement = {</text:p>
      <text:p text:style-name="P3">stripWhitespace : function(str){</text:p>
      <text:p text:style-name="P3">return str.replace(/\s/g,'');</text:p>
      <text:p text:style-name="P3">10.11 Validating Forms | 233</text:p>
      <text:p text:style-name="P3">www.it-ebooks.info</text:p>
      <text:p text:style-name="P3">},</text:p>
      <text:p text:style-name="P3">isValid : function(element){</text:p>
      <text:p text:style-name="P3">//... snipped code ...//</text:p>
      <text:p text:style-name="P3"><text:soft-page-break/>case 'text':</text:p>
      <text:p text:style-name="P3">case 'textarea':</text:p>
      <text:p text:style-name="P3">case 'password':</text:p>
      <text:p text:style-name="P3">// if text length is zero after stripping whitespace, it's not valid</text:p>
      <text:p text:style-name="P3">if ( this.stripWhitespace(value).length == 0 ){ isValid = false; }</text:p>
      <text:p text:style-name="P3">break;</text:p>
      <text:p text:style-name="P3">//... snipped code ...//</text:p>
      <text:p text:style-name="P3">} // close validateElement.isValid()</text:p>
      <text:p text:style-name="P3">}; // close validateElement object</text:p>
      <text:p text:style-name="P3">When showing and hiding error messages, I used the bracket notation for calling</text:p>
      <text:p text:style-name="P3">the .addClass() and .removeClass() jQuery methods:</text:p>
      <text:p text:style-name="P3">// instead of $(selector).method we are going to use $(selector)[method]</text:p>
      <text:p text:style-name="P3">// choose the right method, but choose wisely</text:p>
      <text:p text:style-name="P3">var method = isValid ? 'removeClass' : 'addClass';</text:p>
      <text:p text:style-name="P3">// show error message [addClass]</text:p>
      <text:p text:style-name="P3">// hide error message [removeClass]</text:p>
      <text:p text:style-name="P3">$('#errorMessage_' + name)[method]('showErrorMessage');</text:p>
      <text:p text:style-name="P3">$('label[for="' + id + '"]')[method]('error');</text:p>
      <text:p text:style-name="P3">The previous code in bracket notation is functionally identical to the dot notation:</text:p>
      <text:p text:style-name="P3">if (isValid) {</text:p>
      <text:p text:style-name="P3">$('#errorMessage_' +</text:p>
      <text:p text:style-name="P3">$('label[for="' + id</text:p>
      <text:p text:style-name="P3">} else {</text:p>
      <text:p text:style-name="P3">$('#errorMessage_' +</text:p>
      <text:p text:style-name="P3">$('label[for="' + id</text:p>
      <text:p text:style-name="P3">}</text:p>
      <text:p text:style-name="P3">name).removeClass('showErrorMessage');</text:p>
      <text:p text:style-name="P3">+ '"]').removeClass('error');</text:p>
      <text:p text:style-name="P3">name).addClass('showErrorMessage');</text:p>
      <text:p text:style-name="P3">+ '"]').addClass('error');</text:p>
      <text:p text:style-name="P3">When we validate on submit, the dot notation is cleaner and more readable. However,</text:p>
      <text:p text:style-name="P3">let’s extend the bracket-notation solution to allow elements to revalidate (after an initial</text:p>
      <text:p text:style-name="P3">validation) using the change event. This would give the user immediate feedback that</text:p>
      <text:p text:style-name="P3">their new answers are in fact valid, without requiring them to click the submit button.</text:p>
      <text:p text:style-name="P3">The following code does not work as expected (see the next paragraph for the real</text:p>
      <text:p text:style-name="P3">solution), but it illustrates where to .unbind() and .bind() the change event:</text:p>
      <text:p text:style-name="P3">// instead of $(selector).method we are going to use $(selector)[method]</text:p>
      <text:p text:style-name="P3">// choose the right method, but choose wisely</text:p>
      <text:p text:style-name="P3">var method = isValid ? 'removeClass' : 'addClass';</text:p>
      <text:p text:style-name="P3">// show error message [addClass]</text:p>
      <text:p text:style-name="P3">// hide error message [removeClass]</text:p>
      <text:p text:style-name="P3">$('#errorMessage_' + name)[method]('showErrorMessage');</text:p>
      <text:p text:style-name="P3">$('label[for="' + id + '"]')[method]('error');</text:p>
      <text:p text:style-name="P3">234 | Chapter 10: HTML Form Enhancements from Scratch</text:p>
      <text:p text:style-name="P3">www.it-ebooks.info</text:p>
      <text:p text:style-name="P3">// after initial validation, allow elements to re-validate on change</text:p>
      <text:p text:style-name="P3">$element</text:p>
      <text:p text:style-name="P3">.unbind('change.isValid')</text:p>
      <text:p text:style-name="P3">.bind('change.isValid',function(){ validateElement.isValid(this); });</text:p>
      <text:p text:style-name="P3">Because we are unbinding and binding the change event with each val-</text:p>
      <text:p text:style-name="P3">idation, I added the .isValid event namespace to target it more directly.</text:p>
      <text:p text:style-name="P3">This way, if a form element has other change events bound, they will</text:p>
      <text:p text:style-name="P3"><text:soft-page-break/>remain.</text:p>
      <text:p text:style-name="P3">The problem with the previous code isn’t syntax but logic. You’ll note that the radio</text:p>
      <text:p text:style-name="P3">buttons in the HTML have the class="required" attribute. This means that when the</text:p>
      <text:p text:style-name="P3">entire form is validated, each radio button is validated, and (more importantly) each</text:p>
      <text:p text:style-name="P3">radio button’s &lt;label&gt; has a class added or removed to indicate the error. However, if</text:p>
      <text:p text:style-name="P3">we allow for a revalidation to occur using the element-specific change event, only that</text:p>
      <text:p text:style-name="P3">particular radio button’s &lt;label&gt; will be updated—the others would remain in an error</text:p>
      <text:p text:style-name="P3">state. To account for this, a single change event would have to look at all radio buttons</text:p>
      <text:p text:style-name="P3">and checkboxes in that name group to affect all the &lt;label&gt; classes simultaneously:</text:p>
      <text:p text:style-name="P3">// instead of $(selector).method we are going to use $(selector)[method]</text:p>
      <text:p text:style-name="P3">// choose the right method, but choose wisely</text:p>
      <text:p text:style-name="P3">var method = isValid ? 'removeClass' : 'addClass';</text:p>
      <text:p text:style-name="P3">// show error message [addClass]</text:p>
      <text:p text:style-name="P3">// hide error message [removeClass]</text:p>
      <text:p text:style-name="P3">$('#errorMessage_' + name)[method]('showErrorMessage');</text:p>
      <text:p text:style-name="P3">if ( type == 'checkbox' || type == 'radio' ) {</text:p>
      <text:p text:style-name="P3">// if radio button or checkbox, find all inputs with the same name</text:p>
      <text:p text:style-name="P3">$('input[name="' + name + '"]').each(function(){</text:p>
      <text:p text:style-name="P3">// update each input elements &lt;label&gt; tag, (this==&lt;input&gt;)</text:p>
      <text:p text:style-name="P3">$('label[for="' + this.id + '"]')[method]('error');</text:p>
      <text:p text:style-name="P3">});</text:p>
      <text:p text:style-name="P3">} else {</text:p>
      <text:p text:style-name="P3">// all other elements just update one &lt;label&gt;</text:p>
      <text:p text:style-name="P3">$('label[for="' + id + '"]')[method]('error');</text:p>
      <text:p text:style-name="P3">}</text:p>
      <text:p text:style-name="P3">// after initial validation, allow elements to re-validate on change</text:p>
      <text:p text:style-name="P3">$element</text:p>
      <text:p text:style-name="P3">.unbind('change.isValid')</text:p>
      <text:p text:style-name="P3">.bind('change.isValid',function(){ validateElement.isValid(this); });</text:p>
      <text:p text:style-name="P3">If the preceding code were to be rewritten using dot-notation syntax, it would have</text:p>
      <text:p text:style-name="P3">twice again as many lines. And on a separate note, with this new logic in place, only</text:p>
      <text:p text:style-name="P3">one radio button (or checkbox) in a name group would need to have the</text:p>
      <text:p text:style-name="P3">10.11 Validating Forms | 235</text:p>
      <text:p text:style-name="P3">www.it-ebooks.info</text:p>
      <text:p text:style-name="P3">class="required" in order for all the other elements in that group to be adjusted</text:p>
      <text:p text:style-name="P3">correctly.</text:p>
      <text:p text:style-name="P3">What will happen when JavaScript is disabled? The form will be submitted without</text:p>
      <text:p text:style-name="P3">client-side validation. Always be sure to validate code on the server. Don’t rely on</text:p>
      <text:p text:style-name="P3">JavaScript to provide clean data. If the server-side code returns the form with errors, it</text:p>
      <text:p text:style-name="P3">can use the same classes, on the same elements, in the same way. There is no need to</text:p>
      <text:p text:style-name="P3">use inline style tags or write custom code to handle the server-side errors differently.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&lt;!DOCTYPE html&gt;</text:p>
      <text:p text:style-name="P3">&lt;html&gt;</text:p>
      <text:p text:style-name="P3">&lt;head&gt;</text:p>
      <text:p text:style-name="P3">237</text:p>
      <text:p text:style-name="P3">www.it-ebooks.info</text:p>
      <text:p text:style-name="P3">&lt;link rel="stylesheet" href="jquery.slideshow.css"/&gt;</text:p>
      <text:p text:style-name="P3">&lt;script src="assets/jquery-latest.js"&gt;&lt;/script&gt;</text:p>
      <text:p text:style-name="P3">&lt;script src="assets/jquery.slideshow.js"&gt;&lt;/script&gt;</text:p>
      <text:p text:style-name="P3">&lt;script type="text/javascript"&gt;</text:p>
      <text:p text:style-name="P3">jQuery(document).ready(function($){</text:p>
      <text:p text:style-name="P3">$("#slideshow").slideshow();</text:p>
      <text:p text:style-name="P3">});</text:p>
      <text:p text:style-name="P3">&lt;/script&gt;</text:p>
      <text:p text:style-name="P3">&lt;/head&gt;</text:p>
      <text:p text:style-name="P3">&lt;body&gt;</text:p>
      <text:p text:style-name="P3">&lt;div id="slideshow"&gt;...&lt;/div&gt;</text:p>
      <text:p text:style-name="P3">&lt;/body&gt;</text:p>
      <text:p text:style-name="P3">&lt;/html&gt;</text:p>
      <text:p text:style-name="P3"/>
      <text:p text:style-name="P3"/>
      <text:p text:style-name="P3"><text:s/>Validating Forms</text:p>
      <text:p text:style-name="P3"/>
      <text:p text:style-name="P3"/>
      <text:p text:style-name="P3">&lt;!DOCTYPE html&gt;</text:p>
      <text:p text:style-name="P3">&lt;html&gt;</text:p>
      <text:p text:style-name="P3">&lt;head&gt;</text:p>
      <text:p text:style-name="P3">&lt;script src="assets/jquery-latest.js"&gt;&lt;/script&gt;</text:p>
      <text:p text:style-name="P3">&lt;script src="assets/jquery.validate.js"&gt;&lt;/script&gt;</text:p>
      <text:p text:style-name="P3">&lt;style type="text/css"&gt;</text:p>
      <text:p text:style-name="P3">* { font-family: Verdana; font-size: 96%; }</text:p>
      <text:p text:style-name="P3">label { width: 10em; float: left; }</text:p>
      <text:p text:style-name="P3">label.error { float: none; color: red; padding-left: .5em; vertical-align: top; }</text:p>
      <text:p text:style-name="P3">div { clear: both; }</text:p>
      <text:p text:style-name="P3">input, textarea { width: 15em; }</text:p>
      <text:p text:style-name="P3">.submit { margin-left: 10em; }</text:p>
      <text:p text:style-name="P3">&lt;/style&gt;</text:p>
      <text:p text:style-name="P3">&lt;script type="text/javascript"&gt;</text:p>
      <text:p text:style-name="P3">jQuery(document).ready(function($){</text:p>
      <text:p text:style-name="P3">$("#commentForm").validate();</text:p>
      <text:p text:style-name="P3">});</text:p>
      <text:p text:style-name="P3">&lt;/script&gt;</text:p>
      <text:p text:style-name="P3">&lt;/head&gt;</text:p>
      <text:p text:style-name="P3">&lt;body&gt;</text:p>
      <text:p text:style-name="P3">&lt;form id="commentForm" method="get" action=""&gt;</text:p>
      <text:p text:style-name="P3">&lt;fieldset&gt;</text:p>
      <text:p text:style-name="P3">&lt;legend&gt;A simple comment form with submit validation and default messages&lt;/legend&gt;</text:p>
      <text:p text:style-name="P3">&lt;div&gt;</text:p>
      <text:p text:style-name="P3">&lt;label for="cname"&gt;Name&lt;/label&gt;</text:p>
      <text:p text:style-name="P3">&lt;input id="cname" name="name" class="required" minlength="2" /&gt;</text:p>
      <text:p text:style-name="P3"><text:soft-page-break/>&lt;/div&gt;</text:p>
      <text:p text:style-name="P3">&lt;div&gt;</text:p>
      <text:p text:style-name="P3">&lt;label for="cemail"&gt;E-Mail&lt;/label&gt;</text:p>
      <text:p text:style-name="P3">&lt;input id="cemail" name="email" class="required email" /&gt;</text:p>
      <text:p text:style-name="P3">&lt;/div&gt;</text:p>
      <text:p text:style-name="P3">&lt;div&gt;</text:p>
      <text:p text:style-name="P3">&lt;label for="curl"&gt;URL (optional)&lt;/label&gt;</text:p>
      <text:p text:style-name="P3">&lt;input id="curl" name="url" class="url" value="" /&gt;</text:p>
      <text:p text:style-name="P3">&lt;/div&gt;</text:p>
      <text:p text:style-name="P3">&lt;div&gt;</text:p>
      <text:p text:style-name="P3">&lt;label for="ccomment"&gt;Your comment&lt;/label&gt;</text:p>
      <text:p text:style-name="P3">&lt;textarea id="ccomment" name="comment" class="required"&gt;&lt;/textarea&gt;</text:p>
      <text:p text:style-name="P3">&lt;/div&gt;</text:p>
      <text:p text:style-name="P3">&lt;div&gt;</text:p>
      <text:p text:style-name="P3">&lt;input class="submit" type="submit" value="Submit"/&gt;</text:p>
      <text:p text:style-name="P3">&lt;/div&gt;</text:p>
      <text:p text:style-name="P3">&lt;/fieldset&gt;</text:p>
      <text:p text:style-name="P3">&lt;/form&gt;</text:p>
      <text:p text:style-name="P3"/>
      <text:p text:style-name="P3"/>
      <text:p text:style-name="P3"/>
      <text:p text:style-name="P3">&lt;/body&gt;</text:p>
      <text:p text:style-name="P3">&lt;/html&gt;</text:p>
      <text:p text:style-name="P3">Any field with the class required is checked to have any content at all. Other methods</text:p>
      <text:p text:style-name="P3">in this example include the following:</text:p>
      <text:p text:style-name="P3">email</text:p>
      <text:p text:style-name="P3">Checks that the field contains a valid email address</text:p>
      <text:p text:style-name="P3">url</text:p>
      <text:p text:style-name="P3">Checks that the field contains a valid URL</text:p>
      <text:p text:style-name="P3">minlength</text:p>
      <text:p text:style-name="P3">Checks that the field contains at least x characters; here x is specified via an</text:p>
      <text:p text:style-name="P3">attribute: minlength="2"</text:p>
      <text:p text:style-name="P3"/>
      <text:p text:style-name="P3"/>
      <text:p text:style-name="P3">Rules</text:p>
      <text:p text:style-name="P3">There are four distinct ways to specify rules: two in code and two inline as metadata.</text:p>
      <text:p text:style-name="P3">The previous example uses classes and attributes as metadata, which the plugin sup-</text:p>
      <text:p text:style-name="P3">ports by default. When the metadata plugin is available, rules can be embedded in</text:p>
      <text:p text:style-name="P3">various ways, for example, inside the class attribute:</text:p>
      <text:p text:style-name="P3">&lt;input type="text" name="email" class="{required:true, email:true}" /&gt;</text:p>
      <text:p text:style-name="P3">Here the class contains JavaScript literals inside curly braces, which is very similar in</text:p>
      <text:p text:style-name="P3">syntax to specifying rules in code via the rules option:</text:p>
      <text:p text:style-name="P3">$("#myform").validate({</text:p>
      <text:p text:style-name="P3">rules: {</text:p>
      <text:p text:style-name="P3">name: {</text:p>
      <text:p text:style-name="P3">required: true,</text:p>
      <text:p text:style-name="P3">minlength: 2</text:p>
      <text:p text:style-name="P3">},</text:p>
      <text:p text:style-name="P3">email: {</text:p>
      <text:p text:style-name="P3">required: true,</text:p>
      <text:p text:style-name="P3">email: true</text:p>
      <text:p text:style-name="P3">},</text:p>
      <text:p text:style-name="P3"><text:soft-page-break/>url: "url",</text:p>
      <text:p text:style-name="P3">comment: "required"</text:p>
      <text:p text:style-name="P3">}</text:p>
      <text:p text:style-name="P3">});</text:p>
      <text:p text:style-name="P3">The object keys like name, email, url, and comment always refer to the name of the ele-</text:p>
      <text:p text:style-name="P3">ment, not the ID.</text:p>
      <text:p text:style-name="P3">Note the shortcuts used for url and comment, where only a single rule is necessary. This</text:p>
      <text:p text:style-name="P3">isn’t available when specifying rules with parameters, like minlength.</text:p>
      <text:p text:style-name="P3">Some rules need to be added later, which is possible using the fourth way, the rules</text:p>
      <text:p text:style-name="P3">plugin method:</text:p>
      <text:p text:style-name="P3">// initialize the validation first</text:p>
      <text:p text:style-name="P3">$("#myform").validate();</text:p>
      <text:p text:style-name="P3">// some time later, add more rules</text:p>
      <text:p text:style-name="P3">$("#username").rules("add", { minlength: 2});</text:p>
      <text:p text:style-name="P3">Rules can also be removed that way:</text:p>
      <text:p text:style-name="P3">$("#username").rules("remove", "required");</text:p>
      <text:p text:style-name="P3"/>
      <text:p text:style-name="P3"/>
      <text:p text:style-name="P3"/>
      <text:p text:style-name="P3">This can come in handy when implementing a “Forgot password” link on a login form:</text:p>
      <text:p text:style-name="P3">$("#loginform").validate({</text:p>
      <text:p text:style-name="P3">username: "required",</text:p>
      <text:p text:style-name="P3">password: "required"</text:p>
      <text:p text:style-name="P3">});</text:p>
      <text:p text:style-name="P3">$("a#forgotPassword").click(function(e) {</text:p>
      <text:p text:style-name="P3">$("#password").rules("remove", "required");</text:p>
      <text:p text:style-name="P3">$("#loginform").submit();</text:p>
      <text:p text:style-name="P3">$("#password").rules("add", "required");</text:p>
      <text:p text:style-name="P3">return false;</text:p>
      <text:p text:style-name="P3">});</text:p>
      <text:p text:style-name="P3">That click event code removes the required rule from the password, tries to submit the</text:p>
      <text:p text:style-name="P3">form (triggering the validation), and adds the rule back. That way, the username field</text:p>
      <text:p text:style-name="P3">is still being validated, and if the validation fails, the password field will be required</text:p>
      <text:p text:style-name="P3">again (in case of a normal form submit).</text:p>
      <text:p text:style-name="P3">Dependencies. Often the validation behavior of a field depends on some more factors</text:p>
      <text:p text:style-name="P3">than just a link being clicked. Those can be handled using parameters for the</text:p>
      <text:p text:style-name="P3">required method. The parameter can be a selector or a callback. The selector is useful</text:p>
      <text:p text:style-name="P3">when the dependency can be written in a simple expression. An email field may be</text:p>
      <text:p text:style-name="P3">required only when the newsletter checkbox is selected:</text:p>
      <text:p text:style-name="P3">email: {</text:p>
      <text:p text:style-name="P3">required: "#newsletter:checked"</text:p>
      <text:p text:style-name="P3">}</text:p>
      <text:p text:style-name="P3">A callback can be used for expressions of any complexity, for example, when the field</text:p>
      <text:p text:style-name="P3">depends on the state of multiple other fields:</text:p>
      <text:p text:style-name="P3">email: {</text:p>
      <text:p text:style-name="P3">required: function(element) {</text:p>
      <text:p text:style-name="P3">return $("#newsletter:checked").length &amp;&amp; $("#telephone:blank");</text:p>
      <text:p text:style-name="P3">}</text:p>
      <text:p text:style-name="P3">}</text:p>
      <text:p text:style-name="P3">Custom expressions. The previous example used the :blank expression to select an element</text:p>
      <text:p text:style-name="P3">only when it has no value at all or only whitespace. The plugin also provides</text:p>
      <text:p text:style-name="P3">the :filled expression, the inversion of :blank. jQuery itself provides :checked, and</text:p>
      <text:p text:style-name="P3"><text:soft-page-break/>the validation plugin adds the inversion :unchecked. Both are useful when specifying</text:p>
      <text:p text:style-name="P3">dependencies on radio buttons or checkboxes.</text:p>
      <text:p text:style-name="P3">While you could use the :not expression to inverse :filled or :checked, :blank</text:p>
      <text:p text:style-name="P3">and :unchecked make the selector more readable and therefore easier to understand at</text:p>
      <text:p text:style-name="P3">a glance.</text:p>
      <text:p text:style-name="P3">Error messages</text:p>
      <text:p text:style-name="P3">Similar to rules, there are a few ways to specify </text:p>
      <text:p text:style-name="P3"/>
      <text:p text:style-name="P3"/>
      <text:p text:style-name="P3"/>
      <text:p text:style-name="P3"/>
      <text:p text:style-name="P3"/>
      <text:p text:style-name="P3">&lt;input name="email" class="required email" title="A valid email address is</text:p>
      <text:p text:style-name="P3">required" /&gt;</text:p>
      <text:p text:style-name="P3">That will produce a single error message for each rule. An alternative inline approach</text:p>
      <text:p text:style-name="P3">is to use the metadata plugin (see “Rules” on page 242):</text:p>
      <text:p text:style-name="P3">&lt;input name="email" class="{required:true, email:true, messages:{required:"Required",</text:p>
      <text:p text:style-name="P3">email: "Not a valid email address"}}"/&gt;</text:p>
      <text:p text:style-name="P3">With this approach, you can specify a message for each rule, which is also possible</text:p>
      <text:p text:style-name="P3">when using the messages option:</text:p>
      <text:p text:style-name="P3">$("#myform").validate({</text:p>
      <text:p text:style-name="P3">messages: {</text:p>
      <text:p text:style-name="P3">email: {</text:p>
      <text:p text:style-name="P3">required: "Required",</text:p>
      <text:p text:style-name="P3">email: "Not a valid email address"</text:p>
      <text:p text:style-name="P3">}</text:p>
      <text:p text:style-name="P3">}</text:p>
      <text:p text:style-name="P3">});</text:p>
      <text:p text:style-name="P3">Again, the keys—here, email—refer to the name of the input, not the ID, just the same</text:p>
      <text:p text:style-name="P3">as specifying rules.</text:p>
      <text:p text:style-name="P3">For more dynamic scenarios, the rules plugin method can be used:</text:p>
      <text:p text:style-name="P3">$("#myform").validate();</text:p>
      <text:p text:style-name="P3">// sometime later</text:p>
      <text:p text:style-name="P3">$("#email").rules("add", {</text:p>
      <text:p text:style-name="P3">messages: {</text:p>
      <text:p text:style-name="P3">email: "A valid email address, please!"</text:p>
      <text:p text:style-name="P3">}</text:p>
      <text:p text:style-name="P3">});</text:p>
      <text:p text:style-name="P3">If you use some of the alternatives to the title attribute while using a regular title, you</text:p>
      <text:p text:style-name="P3">can suppress the plugin from checking the attribute for messages:</text:p>
      <text:p text:style-name="P3">$("#myform").validate({</text:p>
      <text:p text:style-name="P3">ignoreTitle: true</text:p>
      <text:p text:style-name="P3">});</text:p>
      <text:p text:style-name="P3">Localization. The default messages are in English (with the exception of dateDE and</text:p>
      <text:p text:style-name="P3">numberDE). In addition, the plugin provides (at the time of this writing) 17 localizations.</text:p>
      <text:p text:style-name="P3">Usage is plain and simple: just copy the messages_xx.js file you need to your project,</text:p>
      <text:p text:style-name="P3">and include it after the validation plugin. For example, here’s the code for the Swedish</text:p>
      <text:p text:style-name="P3">localization:</text:p>
      <text:p text:style-name="P3">&lt;script src="assets/jquery-latest.js"&gt;&lt;/script&gt;</text:p>
      <text:p text:style-name="P3">&lt;script src="assets/jquery.validate.js"&gt;&lt;/script&gt;</text:p>
      <text:p text:style-name="P3">&lt;script src="assets/messages_se.js.js"&gt;&lt;/script&gt;</text:p>
      <text:p text:style-name="P3">With that in place, instead of “Please enter a valid email address.” you’ll get “Ange en</text:p>
      <text:p text:style-name="P3"><text:soft-page-break/>korrekt e-postadress.”</text:p>
      <text:p text:style-name="P3">Error element. By default error messages are inserted into the DOM next to the element</text:p>
      <text:p text:style-name="P3">that they are referring to. An error message is inserted as a label element, with the for</text:p>
      <text:p text:style-name="P3"/>
      <text:p text:style-name="P3"/>
      <text:p text:style-name="P3">attribute set to the id of the validated element. Using a label with the for attribute</text:p>
      <text:p text:style-name="P3">leverages the browser feature where a click on the label gives focus to the input field.</text:p>
      <text:p text:style-name="P3">So by default, the user can click the error message to give the invalid field focus.</text:p>
      <text:p text:style-name="P3">If you need a different element type, use the errorElement option:</text:p>
      <text:p text:style-name="P3">$("#myform").validate({</text:p>
      <text:p text:style-name="P3">errorElement: "em"</text:p>
      <text:p text:style-name="P3">});</text:p>
      <text:p text:style-name="P3">The plugin will still use the for attribute then, but the auto linking the browser provides</text:p>
      <text:p text:style-name="P3">won’t work.</text:p>
      <text:p text:style-name="P3">Layout. If you want to customize the position where error messages are inserted, the</text:p>
      <text:p text:style-name="P3">errorPlacement option is useful. We may have a form that uses a table for layout, where</text:p>
      <text:p text:style-name="P3">the first column contains the regular label, the second the input, and the third the</text:p>
      <text:p text:style-name="P3">messages:</text:p>
      <text:p text:style-name="P3">&lt;form id="signupform" method="get" action=""&gt;</text:p>
      <text:p text:style-name="P3">&lt;table&gt;</text:p>
      <text:p text:style-name="P3">&lt;tr&gt;</text:p>
      <text:p text:style-name="P3">&lt;td class="label"&gt;</text:p>
      <text:p text:style-name="P3">&lt;label id="lfirstname" for="firstname"&gt;First Name&lt;/label&gt;</text:p>
      <text:p text:style-name="P3">&lt;/td&gt;</text:p>
      <text:p text:style-name="P3">&lt;td class="field"&gt;</text:p>
      <text:p text:style-name="P3">&lt;input id="firstname" name="firstname" type="text" value=""</text:p>
      <text:p text:style-name="P3">maxlength="100" /&gt;</text:p>
      <text:p text:style-name="P3">&lt;/td&gt;</text:p>
      <text:p text:style-name="P3">&lt;td class="status"&gt;&lt;/td&gt;</text:p>
      <text:p text:style-name="P3">&lt;/tr&gt;</text:p>
      <text:p text:style-name="P3">&lt;!-- more fields --&gt;</text:p>
      <text:p text:style-name="P3">&lt;/table&gt;</text:p>
      <text:p text:style-name="P3">&lt;/form&gt;</text:p>
      <text:p text:style-name="P3">$("#signupform").validate({</text:p>
      <text:p text:style-name="P3">errorPlacement: function(error, element) {</text:p>
      <text:p text:style-name="P3">error.appendTo( element.parent("td").next("td") );</text:p>
      <text:p text:style-name="P3">}</text:p>
      <text:p text:style-name="P3">});</text:p>
      <text:p text:style-name="P3">Another common requirement is to display a general message above the form. The</text:p>
      <text:p text:style-name="P3">errorContainer option helps with that:</text:p>
      <text:p text:style-name="P3">$("#myform").validate({</text:p>
      <text:p text:style-name="P3">errorContainer: "#messageBox1"</text:p>
      <text:p text:style-name="P3">});</text:p>
      <text:p text:style-name="P3">In this example, an element with the ID messageBox1 would be shown when the form</text:p>
      <text:p text:style-name="P3">is invalid and would be hidden when valid.</text:p>
      <text:p text:style-name="P3">This can also be combined with the errorLabelContainer option. When specified, error</text:p>
      <text:p text:style-name="P3">labels aren’t placed next to their input elements but instead added to a single element</text:p>
      <text:p text:style-name="P3">above or below the form. Combined with the errorContainer and wrapper options,</text:p>
      <text:p text:style-name="P3">messages are added to a list of errors above the form:</text:p>
      <text:p text:style-name="P3"/>
      <text:p text:style-name="P3"/>
      <text:p text:style-name="P3"/>
      <text:p text:style-name="P3"><text:soft-page-break/></text:p>
      <text:p text:style-name="P3"/>
      <text:p text:style-name="P3">&lt;div class="container"&gt;</text:p>
      <text:p text:style-name="P3">&lt;h4&gt;There are a few problems, please see below for details.&lt;/h4&gt;</text:p>
      <text:p text:style-name="P3">&lt;ul&gt;&lt;/ul&gt;</text:p>
      <text:p text:style-name="P3">&lt;/div&gt;</text:p>
      <text:p text:style-name="P3">&lt;form id="myform" action=""&gt;</text:p>
      <text:p text:style-name="P3">&lt;!-- form content --&gt;</text:p>
      <text:p text:style-name="P3">&lt;/form&gt;</text:p>
      <text:p text:style-name="P3">var container = $('div.container');</text:p>
      <text:p text:style-name="P3">// validate the form when it is submitted</text:p>
      <text:p text:style-name="P3">$("#myform").validate({</text:p>
      <text:p text:style-name="P3">errorContainer: container,</text:p>
      <text:p text:style-name="P3">errorLabelContainer: $("ul", container),</text:p>
      <text:p text:style-name="P3">wrapper: 'li'</text:p>
      <text:p text:style-name="P3">});</text:p>
      <text:p text:style-name="P3">Handling the submit</text:p>
      <text:p text:style-name="P3">Once the form is valid, it has to be submitted. By default that just works as any other</text:p>
      <text:p text:style-name="P3">form submit. To submit the form via Ajax, the submitHandler option can be used, to-</text:p>
      <text:p text:style-name="P3">gether with the form plugin (see Recipe 11.6 for more details):</text:p>
      <text:p text:style-name="P3">$(".selector").validate({</text:p>
      <text:p text:style-name="P3">submitHandler: function(form) {</text:p>
      <text:p text:style-name="P3">$(form).ajaxSubmit();</text:p>
      <text:p text:style-name="P3">}</text:p>
      <text:p text:style-name="P3">});</text:p>
      <text:p text:style-name="P3">The invalidHandler callback is useful for running code on an invalid submit. The fol-</text:p>
      <text:p text:style-name="P3">lowing example displays a summary of the missing fields:</text:p>
      <text:p text:style-name="P3">$("#myform").validate({</text:p>
      <text:p text:style-name="P3">invalidHandler: function(e, validator) {</text:p>
      <text:p text:style-name="P3">var errors = validator.numberOfInvalids();</text:p>
      <text:p text:style-name="P3">if (errors) {</text:p>
      <text:p text:style-name="P3">var message = errors == 1</text:p>
      <text:p text:style-name="P3">? 'You missed 1 field. It has been highlighted below'</text:p>
      <text:p text:style-name="P3">: 'You missed ' + errors + ' fields. They have been highlighted below';</text:p>
      <text:p text:style-name="P3">$("div.error span").html(message);</text:p>
      <text:p text:style-name="P3">$("div.error").show();</text:p>
      <text:p text:style-name="P3">} else {</text:p>
      <text:p text:style-name="P3">$("div.error").hide();</text:p>
      <text:p text:style-name="P3">}</text:p>
      <text:p text:style-name="P3">}</text:p>
      <text:p text:style-name="P3">});</text:p>
      <text:p text:style-name="P3">The Marketo demo shows this behavior in action (http://jquery-cookbook.com/go/plu</text:p>
      <text:p text:style-name="P3">gin-validation-marketo-demo).</text:p>
      <text:p text:style-name="P3">Limitations</text:p>
      <text:p text:style-name="P3">So, when does it make sense to not use the plugin and write a validation solution from</text:p>
      <text:p text:style-name="P3">scratch? There are certain limitations: forms where groups of inputs, like checkboxes,</text:p>
      <text:p text:style-name="P3">have different name attributes are hard to validate as a group. Lists of inputs that all have</text:p>
      <text:p text:style-name="P3"/>
      <text:p text:style-name="P3"/>
      <text:p text:style-name="P3"/>
      <text:p text:style-name="P3"/>
      <text:p text:style-name="P3"/>
      <text:p text:style-name="P3"><text:soft-page-break/>the same name can’t be validated, because each individual input needs its own unique</text:p>
      <text:p text:style-name="P3">name. If you stick with the naming convention of unique names for individual inputs</text:p>
      <text:p text:style-name="P3">and one name for groups of checkboxes or radio buttons, the plugin works fine.</text:p>
      <text:p text:style-name="P3">If your application has only a login form, the plugin is probably overkill, and it would</text:p>
      <text:p text:style-name="P3">be difficult to justify the file size; however, if you use the plugin somewhere else on a</text:p>
      <text:p text:style-name="P3">site, it can be used for the login form as well.</text:p>
      <text:p text:style-name="P3">11.2 Creating Masked Input Fields</text:p>
      <text:p text:style-name="P3">Problem</text:p>
      <text:p text:style-name="P3">There are certain input types that are quite error prone, like a credit card number. A</text:p>
      <text:p text:style-name="P3">simple typo that goes unnoticed at first can cause weird errors much later. That also</text:p>
      <text:p text:style-name="P3">applies to dates or phone numbers. These have a few features in common:</text:p>
      <text:p text:style-name="P3">• A fixed length</text:p>
      <text:p text:style-name="P3">• Mostly numbers</text:p>
      <text:p text:style-name="P3">• Delimiting characters at certain positions</text:p>
      <text:p text:style-name="P3">Solution</text:p>
      <text:p text:style-name="P3">A jQuery plugin that can improve the feedback is the masked input plugin. It is applied</text:p>
      <text:p text:style-name="P3">to one or more inputs to restrict what can be entered while inserting delimiters auto-</text:p>
      <text:p text:style-name="P3">matically.</text:p>
      <text:p text:style-name="P3">In this example, a phone input is masked:</text:p>
      <text:p text:style-name="P3">&lt;!DOCTYPE html&gt;</text:p>
      <text:p text:style-name="P3">&lt;html&gt;</text:p>
      <text:p text:style-name="P3">&lt;head&gt;</text:p>
      <text:p text:style-name="P3">&lt;script src="assets/jquery-latest.js"&gt;&lt;/script&gt;</text:p>
      <text:p text:style-name="P3">&lt;script src="assets/jquery.maskedinput.js"&gt;&lt;/script&gt;</text:p>
      <text:p text:style-name="P3">&lt;script&gt;</text:p>
      <text:p text:style-name="P3">jQuery(document).ready(function($) {</text:p>
      <text:p text:style-name="P3">$("#phone").mask("(999) 999-9999");</text:p>
      <text:p text:style-name="P3">});</text:p>
      <text:p text:style-name="P3">&lt;/script&gt;</text:p>
      <text:p text:style-name="P3">&lt;/head&gt;</text:p>
      <text:p text:style-name="P3">&lt;body&gt;</text:p>
      <text:p text:style-name="P3">&lt;form&gt;</text:p>
      <text:p text:style-name="P3">&lt;label for="phone"&gt;Phone&lt;/label&gt;</text:p>
      <text:p text:style-name="P3">&lt;input type="text" name="phone" id="phone" /&gt;</text:p>
      <text:p text:style-name="P3">&lt;/form&gt;</text:p>
      <text:p text:style-name="P3">&lt;/body&gt;</text:p>
      <text:p text:style-name="P3">&lt;/html&gt;</text:p>
      <text:p text:style-name="P3">The plugin file is included in addition to jQuery itself. In the document-ready callback,</text:p>
      <text:p text:style-name="P3">the input with ID phone is selected, and the mask method is called. The only argument</text:p>
      <text:p text:style-name="P3">specifies the mask to use, here describing the format of a U.S. phone number</text:p>
      <text:p text:style-name="P3"/>
      <text:p text:style-name="P3"/>
      <text:p text:style-name="P3"/>
      <text:p text:style-name="P3"/>
      <text:p text:style-name="P3">Discussion</text:p>
      <text:p text:style-name="P3">There are four characters with a special meaning available when specifying the mask:</text:p>
      <text:p text:style-name="P3">a</text:p>
      <text:p text:style-name="P3">Any alpha character from a−z and A−Z</text:p>
      <text:p text:style-name="P3">9</text:p>
      <text:p text:style-name="P3">Any digit from 0–9</text:p>
      <text:p text:style-name="P3">*</text:p>
      <text:p text:style-name="P3">Any alphanumeric character, that is, a–z, A–Z, and 0–9</text:p>
      <text:p text:style-name="P3"><text:soft-page-break/>?</text:p>
      <text:p text:style-name="P3">Anything after this is optional</text:p>
      <text:p text:style-name="P3">Any other character, like the parentheses or hyphen in the phone mask, are considered</text:p>
      <text:p text:style-name="P3">literals, which the plugin automatically inserts into the input and which the user can’t</text:p>
      <text:p text:style-name="P3">remove.</text:p>
      <text:p text:style-name="P3">By default, the plugin inserts an underscore ( _ ) for each variable character. For the</text:p>
      <text:p text:style-name="P3">phone example, the input would display the following value once focused:</text:p>
      <text:p text:style-name="P3">(___) ___-____</text:p>
      <text:p text:style-name="P3">When the user starts typing, the first underscore gets replaced if it is a valid character,</text:p>
      <text:p text:style-name="P3">here a digit. The other literals are skipped as well.</text:p>
      <text:p text:style-name="P3">The underscore placeholder can be customized by passing an additional argument:</text:p>
      <text:p text:style-name="P3">$("#phone").mask("(999) 999-9999", {placeholder: " "});</text:p>
      <text:p text:style-name="P3">In this case, whitespace would be displayed instead of the underscore.</text:p>
      <text:p text:style-name="P3">It’s also possible to define new mask characters:</text:p>
      <text:p text:style-name="P3">$.mask.definitions['~'] = '[+−]';</text:p>
      <text:p text:style-name="P3">$("#eyescript").mask("~9.99 ~9.99 999");</text:p>
      <text:p text:style-name="P3">Here the new mask character is a tilde, and allowed values for it are + and −, specified</text:p>
      <text:p text:style-name="P3">as a regular expression character class. The tilde can then be used in a mask.</text:p>
      <text:p text:style-name="P3">The quotation mark enables masks with a fixed part and an optional part. A phone</text:p>
      <text:p text:style-name="P3">number with an optional extension could be defined like this:</text:p>
      <text:p text:style-name="P3">$("#phone").mask("(999) 999-9999? x99999");</text:p>
      <text:p text:style-name="P3">When a masked input is combined with the validation plugin (Recipe 11.1), it’s im-</text:p>
      <text:p text:style-name="P3">portant the field proper rules are defined for it. Otherwise, the validation plugin may</text:p>
      <text:p text:style-name="P3">accept the placeholder characters of the mask plugin as valid input, irritating the user</text:p>
      <text:p text:style-name="P3">when an invalid field is marked as valid while he just inserted the first character.</text:p>
      <text:p text:style-name="P3"/>
      <text:p text:style-name="P3"/>
      <text:p text:style-name="P3"/>
      <text:p text:style-name="P3">Limitations</text:p>
      <text:p text:style-name="P3">The significant limitation of the plugin is the fixed-length requirement. It can’t be used</text:p>
      <text:p text:style-name="P3">for anything with a variable length, like currency value. For example, “$ 999,999.99”</text:p>
      <text:p text:style-name="P3">would require a value between 100,000.00 and 999,999.99 and can’t accept anything</text:p>
      <text:p text:style-name="P3">above or below.</text:p>
      <text:p text:style-name="P3">11.3 Autocompleting Text Fields</text:p>
      <text:p text:style-name="P3">Problem</text:p>
      <text:p text:style-name="P3">There are two HTML input types that allow a user to select one value out of a list of</text:p>
      <text:p text:style-name="P3">existing values: radio buttons and selects. Radio buttons work well for lists with up to</text:p>
      <text:p text:style-name="P3">eight items, and selects work well with up to 30 to 150, depending on the type of data.</text:p>
      <text:p text:style-name="P3">Both fall short when the user can enter a new value as well—in this case they are usually</text:p>
      <text:p text:style-name="P3">accompanied by an “Other” field. Both become useless when the list is big, maybe 500</text:p>
      <text:p text:style-name="P3">or 500,000 items.</text:p>
      <text:p text:style-name="P3">Solution</text:p>
      <text:p text:style-name="P3">The jQuery UI autocomplete widget can solve the various situations where a select isn’t</text:p>
      <text:p text:style-name="P3">enough. In the simplest case, the data to display is available in a JavaScript array:</text:p>
      <text:p text:style-name="P3">&lt;label for="month"&gt;Select a month:&lt;/label&gt;</text:p>
      <text:p text:style-name="P3">&lt;input id="month" name="month" /&gt;</text:p>
      <text:p text:style-name="P3">var months = ['January', 'February', 'March', 'April', 'May', 'June', 'July',</text:p>
      <text:p text:style-name="P3">'August', 'September', 'October', 'November', 'December'];</text:p>
      <text:p text:style-name="P3">$("#month").autocomplete({</text:p>
      <text:p text:style-name="P3">source: months</text:p>
      <text:p text:style-name="P3">});</text:p>
      <text:p text:style-name="P3">Here we apply the autocomplete plugin to a month input, with the data being a plain</text:p>
      <text:p text:style-name="P3"><text:soft-page-break/>JavaScript array.</text:p>
      <text:p text:style-name="P3">When the data isn’t already available on the client side, the plugin can get it from a</text:p>
      <text:p text:style-name="P3">server-side resource:</text:p>
      <text:p text:style-name="P3">$("#month").autocomplete({</text:p>
      <text:p text:style-name="P3">source: "addresses.php"</text:p>
      <text:p text:style-name="P3">});</text:p>
      <text:p text:style-name="P3">The plugin then sends a GET request to that resource, with the user-entered value</text:p>
      <text:p text:style-name="P3">appended as the q parameter, e.g., addresses.php?q=ma. As a response, the plugin ex-</text:p>
      <text:p text:style-name="P3">pects a list of newline separated values:</text:p>
      <text:p text:style-name="P3">Mainstreet</text:p>
      <text:p text:style-name="P3">Mallstreet</text:p>
      <text:p text:style-name="P3">Marketstreet</text:p>
      <text:p text:style-name="P3"/>
      <text:p text:style-name="P3"/>
      <text:p text:style-name="P3">The first decision to make when using the plugin is deciding on local or remote data.</text:p>
      <text:p text:style-name="P3">With local data, the complete data set is already present in the browser’s memory. It</text:p>
      <text:p text:style-name="P3">could have been loaded as part of the page or via a separate Ajax request. In any case,</text:p>
      <text:p text:style-name="P3">it’s loaded just once. This mode is practical when the data is small and static—less than</text:p>
      <text:p text:style-name="P3">500 rows of data—and doesn’t change while selecting a value. The big advantage of</text:p>
      <text:p text:style-name="P3">local data is that it’s extremely fast to find matching values.</text:p>
      <text:p text:style-name="P3">Remote data is loaded from the server in small chunks (up to 100 rows per chunk makes</text:p>
      <text:p text:style-name="P3">sense). This works with both small data sets as well as very big data sets (say, more</text:p>
      <text:p text:style-name="P3">than half a million rows). As the data is loaded from the server, finding matching values</text:p>
      <text:p text:style-name="P3">is slower when compared to local data. This is mitigated by loading big enough chunks,</text:p>
      <text:p text:style-name="P3">which can then be filtered down on the client side without additional requests.</text:p>
      <text:p text:style-name="P3">11.4 Selecting a Range of Values</text:p>
      <text:p text:style-name="P3">Problem</text:p>
      <text:p text:style-name="P3">Imagine a car search interface: the user inputs the price range that’s acceptable for him,</text:p>
      <text:p text:style-name="P3">and while changing the value, the list of available cars in that range is updated. The</text:p>
      <text:p text:style-name="P3">HTML form elements for that type of input—plain text input, radio buttons, selects—</text:p>
      <text:p text:style-name="P3">aren’t good enough. On the one hand, each requires an exact value. On the other, they</text:p>
      <text:p text:style-name="P3">fail to visualize the price range. It’s also not possible to move the entire range; instead,</text:p>
      <text:p text:style-name="P3">the user has to update both the start and end values, one by one.</text:p>
      <text:p text:style-name="P3">Solution</text:p>
      <text:p text:style-name="P3">The jQuery UI slider widget can transform two text inputs into a range slider. The start</text:p>
      <text:p text:style-name="P3">and end values of the range can be dragged using the mouse or using the cursor keys.</text:p>
      <text:p text:style-name="P3">The default slider is applied to a simple &lt;div&gt;, with no options necessary:</text:p>
      <text:p text:style-name="P3">&lt;div id="slider"&gt;&lt;/div&gt;</text:p>
      <text:p text:style-name="P3">$("#slider").slider();</text:p>
      <text:p text:style-name="P3">For that to work, jQuery, jQuery UI core, and the slider .js files must be included, in</text:p>
      <text:p text:style-name="P3">addition to a UI theme:</text:p>
      <text:p text:style-name="P3">&lt;link rel="stylesheet" href="ui.core.css" /&gt;</text:p>
      <text:p text:style-name="P3">&lt;link rel="stylesheet" href="ui.slider.css" /&gt;</text:p>
      <text:p text:style-name="P3">&lt;link rel="stylesheet" href="ui.theme.css" /&gt;</text:p>
      <text:p text:style-name="P3">&lt;script type="text/javascript" src="jquery-1.3.2.js"&gt;&lt;/script&gt;</text:p>
      <text:p text:style-name="P3">&lt;script type="text/javascript" src="ui.core.js"&gt;&lt;/script&gt;</text:p>
      <text:p text:style-name="P3">&lt;script type="text/javascript" src="ui.slider.js"&gt;&lt;/script&gt;</text:p>
      <text:p text:style-name="P3">While this adds a nice-looking slider to the page, it doesn’t yet really do anything useful.</text:p>
      <text:p text:style-name="P3"/>
      <text:p text:style-name="P3"/>
      <text:p text:style-name="P3"/>
      <text:p text:style-name="P3"/>
      <text:p text:style-name="P3"><text:soft-page-break/></text:p>
      <text:p text:style-name="P3">Imagine a car search interface: the user inputs the price range that’s acceptable for him,</text:p>
      <text:p text:style-name="P3">and while changing the value, the list of available cars in that range is updated. The</text:p>
      <text:p text:style-name="P3">HTML form elements for that type of input—plain text input, radio buttons, selects—</text:p>
      <text:p text:style-name="P3">aren’t good enough. On the one hand, each requires an exact value. On the other, they</text:p>
      <text:p text:style-name="P3">fail to visualize the price range. It’s also not possible to move the entire range; instead,</text:p>
      <text:p text:style-name="P3">the user has to update both the start and end values, one by one.</text:p>
      <text:p text:style-name="P3">Solution</text:p>
      <text:p text:style-name="P3">The jQuery UI slider widget can transform two text inputs into a range slider. The start</text:p>
      <text:p text:style-name="P3">and end values of the range can be dragged using the mouse or using the cursor keys.</text:p>
      <text:p text:style-name="P3">The default slider is applied to a simple &lt;div&gt;, with no options necessary:</text:p>
      <text:p text:style-name="P3">&lt;div id="slider"&gt;&lt;/div&gt;</text:p>
      <text:p text:style-name="P3">$("#slider").slider();</text:p>
      <text:p text:style-name="P3">For that to work, jQuery, jQuery UI core, and the slider .js files must be included, in</text:p>
      <text:p text:style-name="P3">addition to a UI theme:</text:p>
      <text:p text:style-name="P3">&lt;link rel="stylesheet" href="ui.core.css" /&gt;</text:p>
      <text:p text:style-name="P3">&lt;link rel="stylesheet" href="ui.slider.css" /&gt;</text:p>
      <text:p text:style-name="P3">&lt;link rel="stylesheet" href="ui.theme.css" /&gt;</text:p>
      <text:p text:style-name="P3">&lt;script type="text/javascript" src="jquery-1.3.2.js"&gt;&lt;/script&gt;</text:p>
      <text:p text:style-name="P3">&lt;script type="text/javascript" src="ui.core.js"&gt;&lt;/script&gt;</text:p>
      <text:p text:style-name="P3">&lt;script type="text/javascript" src="ui.slider.js"&gt;&lt;/script&gt;</text:p>
      <text:p text:style-name="P3">While this adds a nice-looking slider to the page, it doesn’t yet really do anything useful.</text:p>
      <text:p text:style-name="P3"/>
      <text:p text:style-name="P3"/>
      <text:p text:style-name="P3"/>
      <text:p text:style-name="P3">In the case of the car search, we want to put the selected values into an input field and</text:p>
      <text:p text:style-name="P3">display them to the user:</text:p>
      <text:p text:style-name="P3">&lt;p&gt;</text:p>
      <text:p text:style-name="P3">&lt;label for="amount"&gt;Price range:&lt;/label&gt;</text:p>
      <text:p text:style-name="P3">&lt;input type="text" id="amount" style="border:0; color:#f6931f;</text:p>
      <text:p text:style-name="P3">font-weight:bold;" /&gt;</text:p>
      <text:p text:style-name="P3">&lt;/p&gt;</text:p>
      <text:p text:style-name="P3">&lt;div id="slider-range"&gt;&lt;/div&gt;</text:p>
      <text:p text:style-name="P3">Based on that markup, we can create a range slider:</text:p>
      <text:p text:style-name="P3">var slider = $("#slider-range").slider({</text:p>
      <text:p text:style-name="P3">range: true,</text:p>
      <text:p text:style-name="P3">min: 0,</text:p>
      <text:p text:style-name="P3">max: 500,</text:p>
      <text:p text:style-name="P3">values: [75, 300],</text:p>
      <text:p text:style-name="P3">slide: function(event, ui) {</text:p>
      <text:p text:style-name="P3">$("#amount").val('$' + ui.values[0] + ' − $' + ui.values[1]);</text:p>
      <text:p text:style-name="P3">}</text:p>
      <text:p text:style-name="P3">});</text:p>
      <text:p text:style-name="P3">$("#amount").val('$' + slider.slider("values", 0) + ' − $' + slider.slider("values",</text:p>
      <text:p text:style-name="P3">1));</text:p>
      <text:p text:style-name="P3">Setting the range option to true instructs the plugin to create two handles instead of</text:p>
      <text:p text:style-name="P3">just one. The min and max options specify the total range available; the values option</text:p>
      <text:p text:style-name="P3">the starting positions.</text:p>
      <text:p text:style-name="P3">The slide callback is triggered when a handle is moved. Here it updates the amount</text:p>
      <text:p text:style-name="P3">input to display the selected price range.</text:p>
      <text:p text:style-name="P3"/>
      <text:p text:style-name="P3"/>
      <text:p text:style-name="P3"><text:soft-page-break/></text:p>
      <text:p text:style-name="P3">&lt;select name="minbeds" id="minbeds"&gt;</text:p>
      <text:p text:style-name="P3">&lt;option&gt;1&lt;/option&gt;</text:p>
      <text:p text:style-name="P3">&lt;option&gt;2&lt;/option&gt;</text:p>
      <text:p text:style-name="P3">&lt;option&gt;3&lt;/option&gt;</text:p>
      <text:p text:style-name="P3">&lt;option&gt;4&lt;/option&gt;</text:p>
      <text:p text:style-name="P3">&lt;option&gt;5&lt;/option&gt;</text:p>
      <text:p text:style-name="P3">&lt;option&gt;6&lt;/option&gt;</text:p>
      <text:p text:style-name="P3">&lt;/select&gt;</text:p>
      <text:p text:style-name="P3">var select = $("#minbeds");</text:p>
      <text:p text:style-name="P3">var slider = $('&lt;div id="slider"&gt;&lt;/div&gt;').insertAfter(select).slider({</text:p>
      <text:p text:style-name="P3">min: 1,</text:p>
      <text:p text:style-name="P3">max: 6,</text:p>
      <text:p text:style-name="P3"/>
      <text:p text:style-name="P3"/>
      <text:p text:style-name="P3">range: "min",</text:p>
      <text:p text:style-name="P3">value: select[0].selectedIndex + 1,</text:p>
      <text:p text:style-name="P3">slide: function(event, ui) {</text:p>
      <text:p text:style-name="P3">select[0].selectedIndex = ui.value − 1;</text:p>
      <text:p text:style-name="P3">}</text:p>
      <text:p text:style-name="P3">});</text:p>
      <text:p text:style-name="P3">$("#minbeds").click(function() {</text:p>
      <text:p text:style-name="P3">slider.slider("value", this.selectedIndex + 1);</text:p>
      <text:p text:style-name="P3">});</text:p>
      <text:p text:style-name="P3"/>
      <text:p text:style-name="P3"/>
      <text:p text:style-name="P3">Uploading Files in the Background</text:p>
      <text:p text:style-name="P3"/>
      <text:p text:style-name="P3"/>
      <text:p text:style-name="P3"/>
      <text:p text:style-name="P3"/>
      <text:p text:style-name="P3">To improve the situation, file uploads should be performed in the background. This</text:p>
      <text:p text:style-name="P3">allows the application to continue accepting other user input.</text:p>
      <text:p text:style-name="P3">The jQuery form plugin makes it trivial to switch from the native browser upload to</text:p>
      <text:p text:style-name="P3">Ajax background uploading. With this form:</text:p>
      <text:p text:style-name="P3">&lt;form id="uploadform"&gt;</text:p>
      <text:p text:style-name="P3">&lt;input type="file" id="fileupload" name="fileupload" /&gt;</text:p>
      <text:p text:style-name="P3">&lt;input type="submit" value="Upload!" /&gt;</text:p>
      <text:p text:style-name="P3">&lt;/form&gt;</text:p>
      <text:p text:style-name="P3">all you need to add is a call to ajaxForm:</text:p>
      <text:p text:style-name="P3">$("#uploadform").ajaxForm();</text:p>
      <text:p text:style-name="P3"/>
      <text:p text:style-name="P3"/>
      <text:p text:style-name="P3"/>
      <text:p text:style-name="P3">However, just doing the upload in the background without any feedback of the com-</text:p>
      <text:p text:style-name="P3">pleted upload isn’t enough, so we use the success option to display an alert about the</text:p>
      <text:p text:style-name="P3">successful upload:</text:p>
      <text:p text:style-name="P3">$("#uploadform").ajaxForm({</text:p>
      <text:p text:style-name="P3">success: function() {</text:p>
      <text:p text:style-name="P3">alert("Upload completed!");</text:p>
      <text:p text:style-name="P3">}</text:p>
      <text:p text:style-name="P3">});</text:p>
      <text:p text:style-name="P3"><text:soft-page-break/>Discussion</text:p>
      <text:p text:style-name="P3">The ajaxForm method binds itself to the submit event of the form, which allows it to</text:p>
      <text:p text:style-name="P3">also include the button used to submit the form in the Ajax request. The latter isn’t</text:p>
      <text:p text:style-name="P3">available when using ajaxSubmit. The ajaxSubmit method is useful on its own when the</text:p>
      <text:p text:style-name="P3">form submit is handled elsewhere, for example, by the validation plugin. To integrate</text:p>
      <text:p text:style-name="P3">validation and Ajax submit, ajaxSubmit should be used in the submitHandler option:</text:p>
      <text:p text:style-name="P3">$("#commentform").validate({</text:p>
      <text:p text:style-name="P3">submitHandler: function(form) {</text:p>
      <text:p text:style-name="P3">$(form).ajaxSubmit({</text:p>
      <text:p text:style-name="P3">success: function() {</text:p>
      <text:p text:style-name="P3">$(form).clearForm();</text:p>
      <text:p text:style-name="P3">alert("Thanks for your comment!");</text:p>
      <text:p text:style-name="P3">}</text:p>
      <text:p text:style-name="P3">});</text:p>
      <text:p text:style-name="P3">}</text:p>
      <text:p text:style-name="P3">});</text:p>
      <text:p text:style-name="P3">In addition to the alert, the clearForm method, also provided by the form plugin,</text:p>
      <text:p text:style-name="P3">removes all values from the form. This makes it easy for the user to upload another file.</text:p>
      <text:p text:style-name="P3">11.7 Limiting the Length of Text Inputs</text:p>
      <text:p text:style-name="P3">Problem</text:p>
      <text:p text:style-name="P3">It is common to limit the amount of characters in a textarea, like the 140 characters for</text:p>
      <text:p text:style-name="P3">Twitter or the 500 characters for a YouTube comment. Informing the user that he</text:p>
      <text:p text:style-name="P3">entered too much, after he submitted a form, is frustrating, so it makes sense to display</text:p>
      <text:p text:style-name="P3">an indicator of the available characters left.</text:p>
      <text:p text:style-name="P3">Solution</text:p>
      <text:p text:style-name="P3">The maxlength plugin solves this by adding a “Characters left: x” indicator in front or</text:p>
      <text:p text:style-name="P3">after the textarea. The plugin, after being applied on a text input or textarea, looks for</text:p>
      <text:p text:style-name="P3">an element with the class charsLeft to update with the count:</text:p>
      <text:p text:style-name="P3">&lt;form action="/comment"&gt;</text:p>
      <text:p text:style-name="P3">&lt;p&gt;Characters left: &lt;span class="charsLeft"&gt;10&lt;/span&gt;&lt;/p&gt;</text:p>
      <text:p text:style-name="P3">&lt;textarea name="commentbody" maxlength="10"&gt;&lt;/textarea&gt;</text:p>
      <text:p text:style-name="P3"/>
      <text:p text:style-name="P3"/>
      <text:p text:style-name="P3"/>
      <text:p text:style-name="P3">&lt;/form&gt;</text:p>
      <text:p text:style-name="P3">$('textarea').maxlength();</text:p>
      <text:p text:style-name="P3">To make this less intrusive, we can create the necessary elements with jQuery, resulting</text:p>
      <text:p text:style-name="P3">in a simpler form markup:</text:p>
      <text:p text:style-name="P3">&lt;form action="/comment"&gt;</text:p>
      <text:p text:style-name="P3">&lt;textarea name="commentbody" maxlength="10"&gt;&lt;/textarea&gt;</text:p>
      <text:p text:style-name="P3">&lt;/form&gt;</text:p>
      <text:p text:style-name="P3">var textarea = $('textarea');</text:p>
      <text:p text:style-name="P3">$('&lt;p&gt;Characters left: &lt;span class="charsLeft"&gt;10&lt;/span&gt;&lt;/p&gt;').insertBefore(textarea);</text:p>
      <text:p text:style-name="P3">textarea.maxlength();</text:p>
      <text:p text:style-name="P3">Discussion</text:p>
      <text:p text:style-name="P3">In the case of Twitter, the textarea allows you to go over the 140-character limit, but</text:p>
      <text:p text:style-name="P3">you can’t submit. This helps a lot when pasting longer text that wouldn’t fit into the</text:p>
      <text:p text:style-name="P3">140-character limit and editing it afterward. To get a similar effect with the maxlength</text:p>
      <text:p text:style-name="P3">plugin, we can set the hardLimit option to false. However, that doesn’t affect the actual</text:p>
      <text:p text:style-name="P3">submit but could be handled elsewhere, e.g., by the validation plugin (see Recipe 11.1).</text:p>
      <text:p text:style-name="P3">The plugin also supports counting words instead of characters, by setting the words</text:p>
      <text:p text:style-name="P3">option to true.</text:p>
      <text:p text:style-name="P3"><text:soft-page-break/>Instead of having the plugin look for the default .charsLeft selector, we can also set</text:p>
      <text:p text:style-name="P3">the feedback option.</text:p>
      <text:p text:style-name="P3">Here is another example using all three of these options:</text:p>
      <text:p text:style-name="P3">&lt;form action="/comment"&gt;</text:p>
      <text:p text:style-name="P3">&lt;textarea name="commentbody" maxlength="10"&gt;&lt;/textarea&gt;</text:p>
      <text:p text:style-name="P3">&lt;p&gt;&lt;span&gt;x&lt;/span&gt; characters left&lt;/p&gt;</text:p>
      <text:p text:style-name="P3">&lt;/form&gt;</text:p>
      <text:p text:style-name="P3">$('textarea').maxlength({</text:p>
      <text:p text:style-name="P3">feedback: "p&gt;span",</text:p>
      <text:p text:style-name="P3">hardLimit: false,</text:p>
      <text:p text:style-name="P3">words: true</text:p>
      <text:p text:style-name="P3">});</text:p>
      <text:p text:style-name="P3">11.8 Displaying Labels Above Input Fields</text:p>
      <text:p text:style-name="P3">Problem</text:p>
      <text:p text:style-name="P3">A page layout doesn’t have enough space in front of an input element to display a label,</text:p>
      <text:p text:style-name="P3">the function of the input is obscured, and a title alone isn’t visible enough.</text:p>
      <text:p text:style-name="P3">Search and login forms are often subject to space constraints. There just isn’t enough</text:p>
      <text:p text:style-name="P3">visual space to display a label in front of the input field. Though without the label, the</text:p>
      <text:p text:style-name="P3">function of the input is obscured. A title attribute isn’t enough to fix the problem,</text:p>
      <text:p text:style-name="P3"/>
      <text:p text:style-name="P3"/>
      <text:p text:style-name="P3"/>
      <text:p text:style-name="P3"/>
      <text:p text:style-name="P3"/>
      <text:p text:style-name="P3">Instead of passing the value to the plugin, it can also be specified as metadata, using</text:p>
      <text:p text:style-name="P3">the metadata plugin, in the markup, which is more practical when several watermarks</text:p>
      <text:p text:style-name="P3">are used or when those are generated on the server side:</text:p>
      <text:p text:style-name="P3">&lt;form id="loginform"&gt;</text:p>
      <text:p text:style-name="P3">&lt;input type="text" id="email" name="email"</text:p>
      <text:p text:style-name="P3">class="{watermark:'E-Mail Address'}" /&gt;</text:p>
      <text:p text:style-name="P3">&lt;input type="password" id="password" name="password"</text:p>
      <text:p text:style-name="P3">class="{watermark:'Your password'}" /&gt;</text:p>
      <text:p text:style-name="P3">&lt;/form&gt;</text:p>
      <text:p text:style-name="P3">$("#loginform input").watermark();</text:p>
      <text:p text:style-name="P3">Metadata has the drawback that it doesn’t build on progressive enhancement. To</text:p>
      <text:p text:style-name="P3">improve that, label elements should be used as for a normal form, with the plugin</text:p>
      <text:p text:style-name="P3">positioning the labels at the right position:</text:p>
      <text:p text:style-name="P3">&lt;form id="loginform"&gt;</text:p>
      <text:p text:style-name="P3">&lt;div&gt;</text:p>
      <text:p text:style-name="P3">&lt;label for="email"&gt;E-Mail Address&lt;/label&gt;</text:p>
      <text:p text:style-name="P3">&lt;input type="text" id="email" name="email" /&gt;</text:p>
      <text:p text:style-name="P3">&lt;/div&gt;</text:p>
      <text:p text:style-name="P3">&lt;div&gt;</text:p>
      <text:p text:style-name="P3"/>
      <text:p text:style-name="P3">&lt;label for="password"&gt;Your password&lt;/label&gt;</text:p>
      <text:p text:style-name="P3">&lt;input type="password" id="password" name="password" /&gt;</text:p>
      <text:p text:style-name="P3">&lt;/div&gt;</text:p>
      <text:p text:style-name="P3">&lt;/form&gt;</text:p>
      <text:p text:style-name="P3">In this case, the plugin is applied to the labels instead of the inputs:</text:p>
      <text:p text:style-name="P3">$("#loginform label").watermark();</text:p>
      <text:p text:style-name="P3">The plugin then uses the for attribute of each label to find the associated input and</text:p>
      <text:p text:style-name="P3">position it above the input.</text:p>
      <text:p text:style-name="P3"><text:soft-page-break/>11.9 Growing an Input with Its Content</text:p>
      <text:p text:style-name="P3">Problem</text:p>
      <text:p text:style-name="P3">A textarea is part of an interface and is often too large or too small, depending on the</text:p>
      <text:p text:style-name="P3">user’s input. Either it’s too big and other important elements get out of sight, or it’s too</text:p>
      <text:p text:style-name="P3">small and the user has to scroll too much.</text:p>
      <text:p text:style-name="P3">Solution</text:p>
      <text:p text:style-name="P3">Use the elastic plugin to start with a small default height and have the height autogrow</text:p>
      <text:p text:style-name="P3">when the user enters a certain amount of text.</text:p>
      <text:p text:style-name="P3">Usage is plain and simple. Start with a textarea:</text:p>
      <text:p text:style-name="P3">&lt;textarea id="commentbody"&gt;&lt;/textarea&gt;</text:p>
      <text:p text:style-name="P3">And apply the plugin to it:</text:p>
      <text:p text:style-name="P3">$("#commentbody").elastic();</text:p>
      <text:p text:style-name="P3">Discussion</text:p>
      <text:p text:style-name="P3">The plugin binds both a timer and a blur event to the textarea to look for changes.</text:p>
      <text:p text:style-name="P3">When the content changes, it copies the content into a hidden textarea with the same</text:p>
      <text:p text:style-name="P3">styles applied to it as the original, calculates the new height for that, and if it exceeds</text:p>
      <text:p text:style-name="P3">the current height of the original, starts an animation to adapt. This allows the textarea</text:p>
      <text:p text:style-name="P3">to both grow and shrink as content is added or removed.</text:p>
      <text:p text:style-name="P3">An alternative is to let the user resize the textarea. Safari offers that by default for any</text:p>
      <text:p text:style-name="P3">textarea. The jQuery UI resizable plugin can add that to other browsers as well. Starting</text:p>
      <text:p text:style-name="P3">with the same textarea, we apply the resizable plugin, customizing the handle option</text:p>
      <text:p text:style-name="P3">to display only one handle on the bottom right:</text:p>
      <text:p text:style-name="P3">$("#resizable").resizable({</text:p>
      <text:p text:style-name="P3">handles: "se"</text:p>
      <text:p text:style-name="P3">});</text:p>
      <text:p text:style-name="P3"/>
      <text:p text:style-name="P3"/>
      <text:p text:style-name="P3">Problem</text:p>
      <text:p text:style-name="P3">Date inputs are necessary for searching for events, flights, or hotels, or entering a birth</text:p>
      <text:p text:style-name="P3">date in a registration form. A common solution is to use three selects, for the day,</text:p>
      <text:p text:style-name="P3">month, and year components. While that works OK for a date of birth, it can get very</text:p>
      <text:p text:style-name="P3">cumbersome when searching for a flight in a certain time period.</text:p>
      <text:p text:style-name="P3">Solution</text:p>
      <text:p text:style-name="P3">The jQuery UI datepicker can solve the problem by offering a calendar together with</text:p>
      <text:p text:style-name="P3">a lot of customization options to optimize for various applications.</text:p>
      <text:p text:style-name="P3">The default datepicker works by simply applying it to an input:</text:p>
      <text:p text:style-name="P3">&lt;label for="startAt"&gt;Start at:&lt;/label&gt;</text:p>
      <text:p text:style-name="P3">&lt;input type="text" name="startAt" id="startAt" /&gt;</text:p>
      <text:p text:style-name="P3">$("#startAt").datepicker();</text:p>
      <text:p text:style-name="P3">This will bind the events necessary to show the datepicker when the input gets focused,</text:p>
      <text:p text:style-name="P3">starting with the current date. Next and previous buttons can be used to select the next</text:p>
      <text:p text:style-name="P3">or previous month, and a calendar can be used to select a day.</text:p>
      <text:p text:style-name="P3">To make the datepicker more useful, we need to adapt it to the application where it’s</text:p>
      <text:p text:style-name="P3">used. For the flight-search example, we can assume that the user looks for a flight</text:p>
      <text:p text:style-name="P3">sometime in the next three months, and therefore it displays three months at once,</text:p>
      <text:p text:style-name="P3">starting with the next week from the current date:</text:p>
      <text:p text:style-name="P3">&lt;label</text:p>
      <text:p text:style-name="P3">&lt;input</text:p>
      <text:p text:style-name="P3">&lt;label</text:p>
      <text:p text:style-name="P3">&lt;input</text:p>
      <text:p text:style-name="P3">for="from"&gt;From&lt;/label&gt;</text:p>
      <text:p text:style-name="P3">type="text" id="from" name="from"/&gt;</text:p>
      <text:p text:style-name="P3"><text:soft-page-break/>for="to"&gt;to&lt;/label&gt;</text:p>
      <text:p text:style-name="P3">type="text" id="to" name="to"/&gt;</text:p>
      <text:p text:style-name="P3">We start with two inputs, each associated with an appropriate label, and then apply</text:p>
      <text:p text:style-name="P3">the datepicker to both:</text:p>
      <text:p text:style-name="P3">var dates = $('#from, #to').datepicker({</text:p>
      <text:p text:style-name="P3">defaultDate: "+1w",</text:p>
      <text:p text:style-name="P3">changeMonth: true,</text:p>
      <text:p text:style-name="P3">numberOfMonths: 3,</text:p>
      <text:p text:style-name="P3">onSelect: function(selectedDate) {</text:p>
      <text:p text:style-name="P3">var option = this.id == "from" ? "minDate" : "maxDate";</text:p>
      <text:p text:style-name="P3"/>
      <text:p text:style-name="P3"/>
      <text:p text:style-name="P3">});</text:p>
      <text:p text:style-name="P3">}</text:p>
      <text:p text:style-name="P3">dates.not(this).datepicker("option", option, new Date(selectedDate));</text:p>
      <text:p text:style-name="P3">The default date for the datepicker is the current date plus one week, specified using</text:p>
      <text:p text:style-name="P3">the defaultDate option. A select for changing the months is displayed as well, via</text:p>
      <text:p text:style-name="P3">changeMonth: true. The option numberOfMonths: 3 indicates that three calendars should</text:p>
      <text:p text:style-name="P3">be displayed at once.</text:p>
      <text:p text:style-name="P3">The onSelect option is an event triggered whenever the user selects a date. When the</text:p>
      <text:p text:style-name="P3">from date is selected, the minDate option for the to date is set to the from date, and</text:p>
      <text:p text:style-name="P3">when the to date is selected, the maxDate option for the from date is set.</text:p>
      <text:p text:style-name="P3">With that in place, the user can start selecting any of the two dates, and when he</text:p>
      <text:p text:style-name="P3">continues to select the other, the input is restricted to a positive range already.</text:p>
      <text:p text:style-name="P3">Discussion</text:p>
      <text:p text:style-name="P3">By default, the datepicker is shown when the input field receives focus. Using the</text:p>
      <text:p text:style-name="P3">showOn option, we can configure the calendar to appear only when clicking a calendar</text:p>
      <text:p text:style-name="P3">icon next to the input:</text:p>
      <text:p text:style-name="P3">$("#datepicker").datepicker({</text:p>
      <text:p text:style-name="P3">showOn: 'button',</text:p>
      <text:p text:style-name="P3">buttonImage: 'images/calendar.gif',</text:p>
      <text:p text:style-name="P3">buttonImageOnly: true</text:p>
      <text:p text:style-name="P3">});</text:p>
      <text:p text:style-name="P3">The buttonImage option specifies the path to an image to use as the button, where</text:p>
      <text:p text:style-name="P3">buttonImageOnly specifies to use only that image, instead of a button element with an</text:p>
      <text:p text:style-name="P3">embedded image.</text:p>
      <text:p text:style-name="P3">The showOn option also supports both as a value, displaying the datepicker on focus of</text:p>
      <text:p text:style-name="P3">the input and on clicks on the button.</text:p>
      <text:p text:style-name="P3">Localization</text:p>
      <text:p text:style-name="P3">The jQuery UI datepicker supports 41 locales, provided as ui.datepicker-xx.js files,</text:p>
      <text:p text:style-name="P3">where xx is the locale. Each file adds a property to $.datepicker.regional. The ui.date</text:p>
      <text:p text:style-name="P3">picker-ar.js file adds these:</text:p>
      <text:p text:style-name="P3">$.datepicker.regional['ar'] = {</text:p>
      <text:p text:style-name="P3">closeText: '‫,'إغلاق‬</text:p>
      <text:p text:style-name="P3">prevText: '&amp;#x3c;‫,'السابق‬</text:p>
      <text:p text:style-name="P3">nextText: '‫#&amp;التالي‬x3e;',</text:p>
      <text:p text:style-name="P3">currentText: '‫,'اليوم‬</text:p>
      <text:p text:style-name="P3">dayNames: ['‫السبت', 'الأحد', 'الاثنين', 'الثلاثاء', 'الأربعاء', 'الخم‬</text:p>
      <text:p text:style-name="P3">‫,]'يس', 'الجمعة‬</text:p>
      <text:p text:style-name="P3"><text:soft-page-break/>dayNamesShort: ['‫سبت', 'أحد', 'اثنين', 'ثلاثاء', 'أربعاء', 'خم‬</text:p>
      <text:p text:style-name="P3">‫,]'يس', 'جمعة‬</text:p>
      <text:p text:style-name="P3">dayNamesMin: ['‫سبت', 'أحد', 'اثنين', 'ثلاثاء', 'أربعاء', 'خم‬</text:p>
      <text:p text:style-name="P3">‫,]'يس', 'جمعة‬</text:p>
      <text:p text:style-name="P3">dateFormat: 'dd/mm/yy',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irstDay: 0,</text:p>
      <text:p text:style-name="P3">isRTL: true</text:p>
      <text:p text:style-name="P3">To initialize a datepicker with the Arabic locale, we refer to that property:</text:p>
      <text:p text:style-name="P3">$("#datepicker").datepicker($.datepicker.regional.ar);</text:p>
      <text:p text:style-name="P3">To mix in other options as well, we use $.extend:</text:p>
      <text:p text:style-name="P3">$("#datepicker").datepicker($.extend({}, $.datepicker.regional.ar, {</text:p>
      <text:p text:style-name="P3">changeMonth: true,</text:p>
      <text:p text:style-name="P3">changeYear: true</text:p>
      <text:p text:style-name="P3">});</text:p>
      <text:p text:style-name="P3">We create an empty object literal via {} and then use $.extend to copy the regional</text:p>
      <text:p text:style-name="P3">options as well as values for changeMonth and </text:p>
      <text:p text:style-name="P3"/>
      <text:p text:style-name="P3"/>
      <text:p text:style-name="P3"/>
      <text:p text:style-name="P3">Solution</text:p>
      <text:p text:style-name="P3">Search through the following repositories for jQuery plugins:</text:p>
      <text:p text:style-name="P3">jQuery Plugin Repository</text:p>
      <text:p text:style-name="P3">http://plugins.jquery.com</text:p>
      <text:p text:style-name="P3">Google Code</text:p>
      <text:p text:style-name="P3">http://code.google.com</text:p>
      <text:p text:style-name="P3">263</text:p>
      <text:p text:style-name="P3">www.it-ebooks.info</text:p>
      <text:p text:style-name="P3">GitHub</text:p>
      <text:p text:style-name="P3">http://github.com</text:p>
      <text:p text:style-name="P3">Google with special queries</text:p>
      <text:p text:style-name="P3">http://google.com</text:p>
      <text:p text:style-name="P3">SourceForge</text:p>
      <text:p text:style-name="P3">http://sourceforge.net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Writing Your First jQuery Plugin</text:p>
      <text:p text:style-name="P3"/>
      <text:p text:style-name="P3"/>
      <text:p text:style-name="P3"/>
      <text:p text:style-name="P3"/>
      <text:p text:style-name="P3"/>
      <text:p text:style-name="P3">Writing a custom jQuery method</text:p>
      <text:p text:style-name="P3">jQuery methods are available to be chained and thus can take advantage of jQuery</text:p>
      <text:p text:style-name="P3">selectors. jQuery methods are defined by extending the jQuery.fn object with your</text:p>
      <text:p text:style-name="P3">method name. Because the jQuery object must be able to handle multiple results, you</text:p>
      <text:p text:style-name="P3">must wrap your custom functionality inside a call to the each() function to apply your</text:p>
      <text:p text:style-name="P3">code to all of the results:</text:p>
      <text:p text:style-name="P3">jQuery.fn.goShop = function() {</text:p>
      <text:p text:style-name="P3">return this.each(function() {</text:p>
      <text:p text:style-name="P3">jQuery('body').append('&lt;div&gt;Purchase: ' + this.innerHTML + '&lt;/div&gt;');</text:p>
      <text:p text:style-name="P3">});</text:p>
      <text:p text:style-name="P3">};</text:p>
      <text:p text:style-name="P3"/>
      <text:p text:style-name="P3"/>
      <text:p text:style-name="P3">Accessing this new plugin is as simple as calling jQuery like you normally would and</text:p>
      <text:p text:style-name="P3">utilizing your new method name:</text:p>
      <text:p text:style-name="P3">jQuery('p').goShop();</text:p>
      <text:p text:style-name="P3">Writing a custom jQuery function</text:p>
      <text:p text:style-name="P3">Functions are attached to the main jQuery object. Functions are designed to be called</text:p>
      <text:p text:style-name="P3">outside of a jQuery selection:</text:p>
      <text:p text:style-name="P3">jQuery.checkout = function() {</text:p>
      <text:p text:style-name="P3">jQuery('body').append('&lt;h1&gt;Checkout Successful&lt;/h1&gt;');</text:p>
      <text:p text:style-name="P3">};</text:p>
      <text:p text:style-name="P3">This new function can be manipulated and called normally:</text:p>
      <text:p text:style-name="P3">jQuery.checkout();</text:p>
      <text:p text:style-name="P3"/>
      <text:p text:style-name="P3"/>
      <text:p text:style-name="P3">Passing Options into Your Plugin</text:p>
      <text:p text:style-name="P3"/>
      <text:p text:style-name="P3"/>
      <text:p text:style-name="P3"/>
      <text:p text:style-name="P3"/>
      <text:p text:style-name="P3"><text:s/>Both of these goals</text:p>
      <text:p text:style-name="P3">are easily accomplished by declaring a default options object, overriding the default</text:p>
      <text:p text:style-name="P3">options with user-supplied options and the jQuery extend() method, and then utilizing</text:p>
      <text:p text:style-name="P3">the options in your code:</text:p>
      <text:p text:style-name="P3">jQuery.fn.pulse = function(options) {</text:p>
      <text:p text:style-name="P3">// Merge passed options with defaults</text:p>
      <text:p text:style-name="P3">var opts = jQuery.extend({}, jQuery.fn.pulse.defaults, options);</text:p>
      <text:p text:style-name="P3">return this.each(function() {</text:p>
      <text:p text:style-name="P3">// Pulse!</text:p>
      <text:p text:style-name="P3">for(var i = 0;i&lt;opts.pulses;i++) {</text:p>
      <text:p text:style-name="P3">jQuery(this).fadeTo(opts.speed,opts.fadeLow).fadeTo(opts.speed,opts.fadeHigh);</text:p>
      <text:p text:style-name="P3">}</text:p>
      <text:p text:style-name="P3">// Reset to normal</text:p>
      <text:p text:style-name="P3">jQuery(this).fadeTo(opts.speed,1);</text:p>
      <text:p text:style-name="P3"><text:soft-page-break/>});</text:p>
      <text:p text:style-name="P3">};</text:p>
      <text:p text:style-name="P3">// Pulse plugin default options</text:p>
      <text:p text:style-name="P3">jQuery.fn.pulse.defaults = {</text:p>
      <text:p text:style-name="P3">speed: "slow",</text:p>
      <text:p text:style-name="P3">pulses: 2,</text:p>
      <text:p text:style-name="P3">fadeLow: 0.2,</text:p>
      <text:p text:style-name="P3">fadeHigh: 1</text:p>
      <text:p text:style-name="P3">};</text:p>
      <text:p text:style-name="P3">By specifying option defaults, developers using your plugin have the ability to provide</text:p>
      <text:p text:style-name="P3">as many or as few options when they call your function. It is important to place your</text:p>
      <text:p text:style-name="P3">options’ defaults after you’ve defined your plugin entry method; otherwise, you will</text:p>
      <text:p text:style-name="P3">encounter an error:</text:p>
      <text:p text:style-name="P3">// Override only one option</text:p>
      <text:p text:style-name="P3">jQuery('p').pulse({pulses: 6});</text:p>
      <text:p text:style-name="P3">// Override all options</text:p>
      <text:p text:style-name="P3">jQuery('p').pulse({speed: "fast", pulses: 10, fadeLow: 0.3, fadeHigh: 0.8});</text:p>
      <text:p text:style-name="P3">Lastly, by specifying your options as an object attached as a child to your plugin func-</text:p>
      <text:p text:style-name="P3">tion, the default options may be overridden only once in a project. A developer then</text:p>
      <text:p text:style-name="P3">has the ability to specify their own set of default options, minimizing the amount of</text:p>
      <text:p text:style-name="P3">code required to produce the desired behavior:</text:p>
      <text:p text:style-name="P3">// Plugin code included above</text:p>
      <text:p text:style-name="P3">// Reset pulse default options</text:p>
      <text:p text:style-name="P3">jQuery.fn.pulse.defaults = {</text:p>
      <text:p text:style-name="P3">speed: "fast",</text:p>
      <text:p text:style-name="P3">pulses: 4,</text:p>
      <text:p text:style-name="P3">fadeLow: 0.2,</text:p>
      <text:p text:style-name="P3">fadeHigh: 1</text:p>
      <text:p text:style-name="P3">};</text:p>
      <text:p text:style-name="P3"/>
      <text:p text:style-name="P3">// This call will use the new defaults</text:p>
      <text:p text:style-name="P3">jQuery('p').pulse();</text:p>
      <text:p text:style-name="P3"/>
      <text:p text:style-name="P3"/>
      <text:p text:style-name="P3"/>
      <text:p text:style-name="P3">Solution</text:p>
      <text:p text:style-name="P3">jQuery itself uses the $ function as a custom alias for the jQuery object. When jQuery</text:p>
      <text:p text:style-name="P3">is set into compatibility mode, it passes back control of the $ alias to the original library</text:p>
      <text:p text:style-name="P3">that defined it. Plugins can be crafted to use the same technique.</text:p>
      <text:p text:style-name="P3">By wrapping your plugin in an anonymous function and immediately executing that</text:p>
      <text:p text:style-name="P3">function, the $ shortcut is kept inside the plugin. Code outside of the plugin can use</text:p>
      <text:p text:style-name="P3">$ normally. Inside the plugin, $ will reference the jQuery object as normal:</text:p>
      <text:p text:style-name="P3">;(function($) {</text:p>
      <text:p text:style-name="P3">$.fn.pulse = function(options) {</text:p>
      <text:p text:style-name="P3">// Merge passed options with defaults</text:p>
      <text:p text:style-name="P3">var opts = $.extend({}, $.fn.pulse.defaults, options);</text:p>
      <text:p text:style-name="P3">return this.each(function() {</text:p>
      <text:p text:style-name="P3">// Pulse!</text:p>
      <text:p text:style-name="P3">for(var i = 0;i&lt;opts.pulses;i++) {</text:p>
      <text:p text:style-name="P3">$(this).fadeTo(opts.speed,opts.fadeLow).fadeTo(opts.speed,opts.fadeHigh);</text:p>
      <text:p text:style-name="P3">}</text:p>
      <text:p text:style-name="P3">// Reset to normal</text:p>
      <text:p text:style-name="P3"><text:soft-page-break/></text:p>
      <text:p text:style-name="P3"/>
      <text:p text:style-name="P3">$(this).fadeTo(opts.speed,1);</text:p>
      <text:p text:style-name="P3">});</text:p>
      <text:p text:style-name="P3">};</text:p>
      <text:p text:style-name="P3">// Pulse plugin default options</text:p>
      <text:p text:style-name="P3">$.fn.pulse.defaults = {</text:p>
      <text:p text:style-name="P3">speed: "slow",</text:p>
      <text:p text:style-name="P3">pulses: 2,</text:p>
      <text:p text:style-name="P3">fadeLow: 0.2,</text:p>
      <text:p text:style-name="P3">fadeHigh: 1</text:p>
      <text:p text:style-name="P3">};</text:p>
      <text:p text:style-name="P3">})(jQuery);</text:p>
      <text:p text:style-name="P3"/>
      <text:p text:style-name="P3"><text:s/>Including Private Functions in Your Plugin</text:p>
      <text:p text:style-name="P3"/>
      <text:p text:style-name="P3"/>
      <text:p text:style-name="P3"/>
      <text:p text:style-name="P3"/>
      <text:p text:style-name="P3">By utilizing the plugin design pattern started in Recipe 12.4, private functions may be</text:p>
      <text:p text:style-name="P3">defined normally within the anonymous function that we’ve wrapped our plugin in.</text:p>
      <text:p text:style-name="P3">Because the function is enclosed in an anonymous function, outside code won’t see our</text:p>
      <text:p text:style-name="P3">private method. Code outside will only be able to see functions or methods that are</text:p>
      <text:p text:style-name="P3">attached to the jQuery object.</text:p>
      <text:p text:style-name="P3">;(function($) {</text:p>
      <text:p text:style-name="P3">$.fn.pulse = function(options) {</text:p>
      <text:p text:style-name="P3">// Merge passed options with defaults</text:p>
      <text:p text:style-name="P3">var opts = $.extend({}, $.fn.pulse.defaults, options);</text:p>
      <text:p text:style-name="P3">return this.each(function() {</text:p>
      <text:p text:style-name="P3">doPulse($(this),opts);</text:p>
      <text:p text:style-name="P3">});</text:p>
      <text:p text:style-name="P3">};</text:p>
      <text:p text:style-name="P3">function doPulse($obj,opts) {</text:p>
      <text:p text:style-name="P3">for(var i = 0;i&lt;opts.pulses;i++) {</text:p>
      <text:p text:style-name="P3">$obj.fadeTo(opts.speed,opts.fadeLow).fadeTo(opts.speed,opts.fadeHigh);</text:p>
      <text:p text:style-name="P3">}</text:p>
      <text:p text:style-name="P3">}</text:p>
      <text:p text:style-name="P3">// Reset to normal</text:p>
      <text:p text:style-name="P3">$obj.fadeTo(opts.speed,1);</text:p>
      <text:p text:style-name="P3"/>
      <text:p text:style-name="P3"/>
      <text:p text:style-name="P3"/>
      <text:p text:style-name="P3"/>
      <text:p text:style-name="P3">// Pulse plugin default options</text:p>
      <text:p text:style-name="P3">$.fn.pulse.defaults = {</text:p>
      <text:p text:style-name="P3">speed: "slow",</text:p>
      <text:p text:style-name="P3">pulses: 2,</text:p>
      <text:p text:style-name="P3">fadeLow: 0.2,</text:p>
      <text:p text:style-name="P3">fadeHigh: 1</text:p>
      <text:p text:style-name="P3">};</text:p>
      <text:p text:style-name="P3">})(jQuery);</text:p>
      <text:p text:style-name="P3"/>
      <text:p text:style-name="P3"><text:soft-page-break/></text:p>
      <text:p text:style-name="P3">Supporting the Metadata Plugin</text:p>
      <text:p text:style-name="P3"/>
      <text:p text:style-name="P3"/>
      <text:p text:style-name="P3">Several plugins utilize the metadata plugin to pass custom options into their methods.</text:p>
      <text:p text:style-name="P3">How can integration with the metadata plugin be constructed?</text:p>
      <text:p text:style-name="P3">Solution</text:p>
      <text:p text:style-name="P3">Leveraging the metadata plugin is as simple as checking whether the plugin is available</text:p>
      <text:p text:style-name="P3">and then extending your plugin options with the metadata parameters. Using this</text:p>
      <text:p text:style-name="P3">technique, you can supply default options when making the call to your plugin and</text:p>
      <text:p text:style-name="P3">override those default options for each object to be operated on through the metadata</text:p>
      <text:p text:style-name="P3">written into the markup:</text:p>
      <text:p text:style-name="P3">&lt;!-- Include the metadata plugin --&gt;</text:p>
      <text:p text:style-name="P3">&lt;script type="text/javascript" src="metadata/jquery.metadata.js"&gt;&lt;/script&gt;</text:p>
      <text:p text:style-name="P3">&lt;!-- Example of markup containing metadata --&gt;</text:p>
      <text:p text:style-name="P3">&lt;p class="{pulses: 8, speed: 'slow'}"&gt;Starship Enterprise&lt;/p&gt;</text:p>
      <text:p text:style-name="P3">&lt;p&gt;Battlestar Galactica&lt;/p&gt;</text:p>
      <text:p text:style-name="P3">&lt;p class="{speed: 100}"&gt;Serenity&lt;/p&gt;</text:p>
      <text:p text:style-name="P3">;(function($) {</text:p>
      <text:p text:style-name="P3"/>
      <text:p text:style-name="P3">$.fn.pulse = function(options) {</text:p>
      <text:p text:style-name="P3">// Merge passed options with defaults</text:p>
      <text:p text:style-name="P3">var opts = $.extend({}, $.fn.pulse.defaults, options);</text:p>
      <text:p text:style-name="P3">return this.each(function() {</text:p>
      <text:p text:style-name="P3">// Merge in the metadata elements for this specific node</text:p>
      <text:p text:style-name="P3">var o = $.metadata ? $.extend({}, opts, $.metadata.get(this)) : opts;</text:p>
      <text:p text:style-name="P3">doPulse($(this),o);</text:p>
      <text:p text:style-name="P3">});</text:p>
      <text:p text:style-name="P3">};</text:p>
      <text:p text:style-name="P3">function doPulse($obj,opts) {</text:p>
      <text:p text:style-name="P3">for(var i = 0;i&lt;opts.pulses;i++) {</text:p>
      <text:p text:style-name="P3">$obj.fadeTo(opts.speed,opts.fadeLow).fadeTo(opts.speed,opts.fadeHigh);</text:p>
      <text:p text:style-name="P3">}</text:p>
      <text:p text:style-name="P3">}</text:p>
      <text:p text:style-name="P3">// Reset to normal</text:p>
      <text:p text:style-name="P3">$obj.fadeTo(opts.speed,1);</text:p>
      <text:p text:style-name="P3">// Pulse plugin default options</text:p>
      <text:p text:style-name="P3">$.fn.pulse.defaults = {</text:p>
      <text:p text:style-name="P3">speed: "slow",</text:p>
      <text:p text:style-name="P3">pulses: 2,</text:p>
      <text:p text:style-name="P3">fadeLow: 0.2,</text:p>
      <text:p text:style-name="P3">fadeHigh: 1</text:p>
      <text:p text:style-name="P3">};</text:p>
      <text:p text:style-name="P3">})(jQuery);</text:p>
      <text:p text:style-name="P3"/>
      <text:p text:style-name="P3"/>
      <text:p text:style-name="P3"/>
      <text:p text:style-name="P3">Adding a Static Function to Your Plugin</text:p>
      <text:p text:style-name="P3"/>
      <text:p text:style-name="P3"/>
      <text:p text:style-name="P3"/>
      <text:p text:style-name="P3"/>
      <text:p text:style-name="P3"><text:soft-page-break/>Adding a static method to your plugin requires extending the jQuery object in much</text:p>
      <text:p text:style-name="P3">the same way you would add a method. The difference is simply that functions are</text:p>
      <text:p text:style-name="P3">called without using jQuery selectors:</text:p>
      <text:p text:style-name="P3">;(function($) {</text:p>
      <text:p text:style-name="P3">$.fn.pulse = function(options) {</text:p>
      <text:p text:style-name="P3">// Merge passed options with defaults</text:p>
      <text:p text:style-name="P3">var opts = $.extend({}, $.fn.pulse.defaults, options);</text:p>
      <text:p text:style-name="P3">return this.each(function() {</text:p>
      <text:p text:style-name="P3">// Merge in the metadata elements for this specific node</text:p>
      <text:p text:style-name="P3">var o = $.metadata ? $.extend({}, opts, $.metadata.get(this)) : opts;</text:p>
      <text:p text:style-name="P3">doPulse($(this),o);</text:p>
      <text:p text:style-name="P3">});</text:p>
      <text:p text:style-name="P3">};</text:p>
      <text:p text:style-name="P3">function doPulse($obj,opts) {</text:p>
      <text:p text:style-name="P3">for(var i = 0;i&lt;opts.pulses;i++) {</text:p>
      <text:p text:style-name="P3">$obj.fadeTo(opts.speed,opts.fadeLow).fadeTo(opts.speed,opts.fadeHigh);</text:p>
      <text:p text:style-name="P3">}</text:p>
      <text:p text:style-name="P3">}</text:p>
      <text:p text:style-name="P3">// Reset to normal</text:p>
      <text:p text:style-name="P3">$obj.fadeTo(opts.speed,1);</text:p>
      <text:p text:style-name="P3">// Define our base to add to</text:p>
      <text:p text:style-name="P3">$.pulse = {};</text:p>
      <text:p text:style-name="P3"/>
      <text:p text:style-name="P3"/>
      <text:p text:style-name="P3">// Static Function</text:p>
      <text:p text:style-name="P3">$.pulse.impulse = function($obj) {</text:p>
      <text:p text:style-name="P3">var opts = {</text:p>
      <text:p text:style-name="P3">speed: 2500,</text:p>
      <text:p text:style-name="P3">pulses: 10,</text:p>
      <text:p text:style-name="P3">fadeLow: 0.2,</text:p>
      <text:p text:style-name="P3">fadeHigh: 0.8</text:p>
      <text:p text:style-name="P3">};</text:p>
      <text:p text:style-name="P3">doPulse($obj,opts);</text:p>
      <text:p text:style-name="P3">}</text:p>
      <text:p text:style-name="P3">// Static Function</text:p>
      <text:p text:style-name="P3">$.pulse.warpspeed = function($obj) {</text:p>
      <text:p text:style-name="P3">var opts = {</text:p>
      <text:p text:style-name="P3">speed: 25,</text:p>
      <text:p text:style-name="P3">pulses: 100,</text:p>
      <text:p text:style-name="P3">fadeLow: 0.2,</text:p>
      <text:p text:style-name="P3">fadeHigh: 0.8</text:p>
      <text:p text:style-name="P3">};</text:p>
      <text:p text:style-name="P3">doPulse($obj,opts);</text:p>
      <text:p text:style-name="P3">}</text:p>
      <text:p text:style-name="P3">// Pulse plugin default options</text:p>
      <text:p text:style-name="P3">$.fn.pulse.defaults = {</text:p>
      <text:p text:style-name="P3">speed: "slow",</text:p>
      <text:p text:style-name="P3">pulses: 2,</text:p>
      <text:p text:style-name="P3">fadeLow: 0.2,</text:p>
      <text:p text:style-name="P3">fadeHigh: 1</text:p>
      <text:p text:style-name="P3">};</text:p>
      <text:p text:style-name="P3">})(jQuery);</text:p>
      <text:p text:style-name="P3"><text:soft-page-break/></text:p>
      <text:p text:style-name="P3">Calling the static methods available in your plugin is very straightforward, requiring</text:p>
      <text:p text:style-name="P3">only that you explicitly pass a valid object to operate on:</text:p>
      <text:p text:style-name="P3">// Call the impulse method on the first element returned</text:p>
      <text:p text:style-name="P3">jQuery.pulse.impulse(jQuery('p:first'));</text:p>
      <text:p text:style-name="P3">// Call the warpspeed method on the first element returned</text:p>
      <text:p text:style-name="P3">jQuery.pulse.impulse(jQuery('p:first'));</text:p>
      <text:p text:style-name="P3"/>
      <text:p text:style-name="P3"/>
      <text:p text:style-name="P3"><text:s/>Unit Testing Your Plugin with QUnit</text:p>
      <text:p text:style-name="P3"/>
      <text:p text:style-name="P3"/>
      <text:p text:style-name="P3">The easiest method to write unit tests for a jQuery plugin is to utilize QUnit, the same</text:p>
      <text:p text:style-name="P3">unit testing framework that the jQuery project uses. With QUnit, you can write your</text:p>
      <text:p text:style-name="P3">tests right in JavaScript and ship them with your plugin for your users to run in their</text:p>
      <text:p text:style-name="P3">own browsers:</text:p>
      <text:p text:style-name="P3">&lt;!DOCTYPE html PUBLIC "-//W3C//DTD XHTML 1.0 Transitional//EN"</text:p>
      <text:p text:style-name="P3">"http://www.w3.org/TR/xhtml1/DTD/xhtml1-transitional.dtd"&gt;</text:p>
      <text:p text:style-name="P3">&lt;html xmlns="http://www.w3.org/1999/xhtml" xml:lang="en" lang="en"&gt;</text:p>
      <text:p text:style-name="P3">&lt;head&gt;</text:p>
      <text:p text:style-name="P3">&lt;script type="text/javascript" src="../jquery-1.3.2.min.js"&gt;&lt;/script&gt;</text:p>
      <text:p text:style-name="P3">&lt;script type="text/javascript" src="metadata/jquery.metadata.js"&gt;&lt;/script&gt;</text:p>
      <text:p text:style-name="P3">&lt;script type="text/javascript" src="jquery.pulse.js"&gt;&lt;/script&gt;</text:p>
      <text:p text:style-name="P3">&lt;link rel="stylesheet"</text:p>
      <text:p text:style-name="P3">href="http://jqueryjs.googlecode.com/svn/trunk/qunit/testsuite.css" type="text/css"</text:p>
      <text:p text:style-name="P3">media="screen" /&gt;</text:p>
      <text:p text:style-name="P3">&lt;script type="text/javascript"</text:p>
      <text:p text:style-name="P3">src="http://jqueryjs.googlecode.com/svn/trunk/qunit/testrunner.js"&gt;&lt;/script&gt;</text:p>
      <text:p text:style-name="P3">&lt;/head&gt;</text:p>
      <text:p text:style-name="P3">&lt;body&gt;</text:p>
      <text:p text:style-name="P3">&lt;script type="text/javascript"&gt;</text:p>
      <text:p text:style-name="P3">module("Testing the jQuery Pulse Plugin");</text:p>
      <text:p text:style-name="P3">test("Test Pulse with basic options", function() {</text:p>
      <text:p text:style-name="P3">$("div.starship").pulse();</text:p>
      <text:p text:style-name="P3"/>
      <text:p text:style-name="P3"/>
      <text:p text:style-name="P3">equals($("#enterprise").css("opacity"),1,"The element should be visible");</text:p>
      <text:p text:style-name="P3">equals($("#galactica").css("opacity"),1,"The element should be visible");</text:p>
      <text:p text:style-name="P3">});</text:p>
      <text:p text:style-name="P3">test("Test Impulse", function() {</text:p>
      <text:p text:style-name="P3">$.pulse.impulse($("#galactica"));</text:p>
      <text:p text:style-name="P3">equals($("#galactica").css("opacity"),1,"The element should be visible");</text:p>
      <text:p text:style-name="P3">});</text:p>
      <text:p text:style-name="P3">test("Test Warp Speed", function() {</text:p>
      <text:p text:style-name="P3">$.pulse.warpspeed($("#enterprise"));</text:p>
      <text:p text:style-name="P3">equals($("#enterprise").css("opacity"),1,"The element should be visible");</text:p>
      <text:p text:style-name="P3">});</text:p>
      <text:p text:style-name="P3">&lt;/script&gt;</text:p>
      <text:p text:style-name="P3">&lt;div id="main"&gt;</text:p>
      <text:p text:style-name="P3">&lt;div class="starship" id="enterprise"&gt;USS Enterprise - NC-1701-A&lt;/div&gt;</text:p>
      <text:p text:style-name="P3">&lt;div class="starship" id="galactica"&gt;Battlestar Galactica&lt;/div&gt;</text:p>
      <text:p text:style-name="P3">&lt;/div&gt;</text:p>
      <text:p text:style-name="P3"><text:soft-page-break/>&lt;/body&gt;</text:p>
      <text:p text:style-name="P3">&lt;/html&gt;</text:p>
      <text:p text:style-name="P3"/>
      <text:p text:style-name="P3"/>
      <text:p text:style-name="P3"/>
      <text:p text:style-name="P3">jQuery and Ajax</text:p>
      <text:p text:style-name="P3"/>
      <text:p text:style-name="P3"/>
      <text:p text:style-name="P3"/>
      <text:p text:style-name="P3"/>
      <text:p text:style-name="P3">Problem</text:p>
      <text:p text:style-name="P3">You want to make a request to the server for some additional data without leaving the</text:p>
      <text:p text:style-name="P3">page the visitor is currently on.</text:p>
      <text:p text:style-name="P3">Solution</text:p>
      <text:p text:style-name="P3">Here’s a simple Ajax request:</text:p>
      <text:p text:style-name="P3">(function($) {</text:p>
      <text:p text:style-name="P3">$(document).ready(function() {</text:p>
      <text:p text:style-name="P3">$('#update').click(function() {</text:p>
      <text:p text:style-name="P3">$.ajax({</text:p>
      <text:p text:style-name="P3">type: 'GET',</text:p>
      <text:p text:style-name="P3">url: 'hello-ajax.html',</text:p>
      <text:p text:style-name="P3">dataType: 'html',</text:p>
      <text:p text:style-name="P3">success: function(html, textStatus) {</text:p>
      <text:p text:style-name="P3">$('body').append(html);</text:p>
      <text:p text:style-name="P3">},</text:p>
      <text:p text:style-name="P3">error: function(xhr, textStatus, errorThrown) {</text:p>
      <text:p text:style-name="P3">alert('An error occurred! ' + ( errorThrown ? errorThrown :</text:p>
      <text:p text:style-name="P3"/>
      <text:p text:style-name="P3"/>
      <text:p text:style-name="P3">xhr.status );</text:p>
      <text:p text:style-name="P3">});</text:p>
      <text:p text:style-name="P3">});</text:p>
      <text:p text:style-name="P3">})(jQuery);</text:p>
      <text:p text:style-name="P3">});</text:p>
      <text:p text:style-name="P3">}</text:p>
      <text:p text:style-name="P3"/>
      <text:p text:style-name="P3"/>
      <text:p text:style-name="P3"/>
      <text:p text:style-name="P3"/>
      <text:p text:style-name="P3"/>
      <text:p text:style-name="P3">var options = {</text:p>
      <text:p text:style-name="P3">type: 'GET',</text:p>
      <text:p text:style-name="P3">url: 'hello-ajax.html',</text:p>
      <text:p text:style-name="P3">dataType: 'html',</text:p>
      <text:p text:style-name="P3">error: function(xhr, textStatus, errorThrown) {</text:p>
      <text:p text:style-name="P3">alert('An error occurred! ' + errorThrown);</text:p>
      <text:p text:style-name="P3">},</text:p>
      <text:p text:style-name="P3">success: function(data, textStatus) {</text:p>
      <text:p text:style-name="P3">$('body').append( data );</text:p>
      <text:p text:style-name="P3">}</text:p>
      <text:p text:style-name="P3">};</text:p>
      <text:p text:style-name="P3"/>
      <text:p text:style-name="P3"><text:soft-page-break/></text:p>
      <text:p text:style-name="P3"/>
      <text:p text:style-name="P3"/>
      <text:p text:style-name="P3">response (determined if a server response type of 200 is returned). The other common</text:p>
      <text:p text:style-name="P3">option mentioned is the complete option, which defines a callback to execute upon after</text:p>
      <text:p text:style-name="P3">either success or error of the response:</text:p>
      <text:p text:style-name="P3">var options = {</text:p>
      <text:p text:style-name="P3">type: 'GET',</text:p>
      <text:p text:style-name="P3">url: 'hello-ajax.html',</text:p>
      <text:p text:style-name="P3">dataType: 'html',</text:p>
      <text:p text:style-name="P3">complete: function(xhr, textStatus) {</text:p>
      <text:p text:style-name="P3">// Code to process response</text:p>
      <text:p text:style-name="P3">}</text:p>
      <text:p text:style-name="P3">};</text:p>
      <text:p text:style-name="P3">Once the settings have been defined, we can go ahead and execute our request:</text:p>
      <text:p text:style-name="P3">var options = {</text:p>
      <text:p text:style-name="P3">type: 'GET',</text:p>
      <text:p text:style-name="P3">url: 'hello-ajax.html',</text:p>
      <text:p text:style-name="P3">dataType: 'html',</text:p>
      <text:p text:style-name="P3">complete: function(xhr, textStatus) {</text:p>
      <text:p text:style-name="P3">// Code to process response</text:p>
      <text:p text:style-name="P3">}</text:p>
      <text:p text:style-name="P3">};</text:p>
      <text:p text:style-name="P3">$.ajax( options );</text:p>
      <text:p text:style-name="P3">We can also set our options inline:</text:p>
      <text:p text:style-name="P3">$.ajax({</text:p>
      <text:p text:style-name="P3">type: 'GET',</text:p>
      <text:p text:style-name="P3">url: 'hello-ajax.html',</text:p>
      <text:p text:style-name="P3">dataType: 'html',</text:p>
      <text:p text:style-name="P3">complete: function(xhr, textStatus) {</text:p>
      <text:p text:style-name="P3">// Code to process response</text:p>
      <text:p text:style-name="P3">}</text:p>
      <text:p text:style-name="P3">});</text:p>
      <text:p text:style-name="P3">Our final solution requests the file hello-ajax.html and appends the contents (html)</text:p>
      <text:p text:style-name="P3">to the &lt;body&gt; element upon the return of a successful request. If the request fails, the</text:p>
      <text:p text:style-name="P3">error method is triggered instead, alerting the user with a message:</text:p>
      <text:p text:style-name="P3">(function($) {</text:p>
      <text:p text:style-name="P3">$(document).ready(function() {</text:p>
      <text:p text:style-name="P3">$('#update').click(function() {</text:p>
      <text:p text:style-name="P3">$.ajax({</text:p>
      <text:p text:style-name="P3">type: 'GET',</text:p>
      <text:p text:style-name="P3">url: 'hello-ajax.html',</text:p>
      <text:p text:style-name="P3">dataType: 'html',</text:p>
      <text:p text:style-name="P3">success: function(html, textStatus) {</text:p>
      <text:p text:style-name="P3">$('body').append(html);</text:p>
      <text:p text:style-name="P3">},</text:p>
      <text:p text:style-name="P3">error: function(xhr, textStatus, errorThrown) {</text:p>
      <text:p text:style-name="P3">alert('An error occurred! ' + errorThrown);</text:p>
      <text:p text:style-name="P3">}</text:p>
      <text:p text:style-name="P3">});</text:p>
      <text:p text:style-name="P3">});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When working with larger applications, often there is a common Ajax gateway through</text:p>
      <text:p text:style-name="P3">which all requests are passed. Using the $.ajaxSetup() method, we can set Ajax request</text:p>
      <text:p text:style-name="P3">default settings. This would result in an ease of Ajax requests throughout the applica-</text:p>
      <text:p text:style-name="P3">tion such as follows:</text:p>
      <text:p text:style-name="P3">$.ajax({</text:p>
      <text:p text:style-name="P3">data: {</text:p>
      <text:p text:style-name="P3">// My request data for the server</text:p>
      <text:p text:style-name="P3">},</text:p>
      <text:p text:style-name="P3">success: function(data) {</text:p>
      <text:p text:style-name="P3">// Now update the user interface</text:p>
      <text:p text:style-name="P3">}</text:p>
      <text:p text:style-name="P3">});</text:p>
      <text:p text:style-name="P3">A brief side point is that the timeout option takes its value in milliseconds (seconds ×</text:p>
      <text:p text:style-name="P3">1,000), so a timeout of 6,000 would be six seconds. One thing to consider when setting</text:p>
      <text:p text:style-name="P3"/>
      <text:p text:style-name="P3"/>
      <text:p text:style-name="P3"/>
      <text:p text:style-name="P3">this value is the extent to which the Internet has grown globally. Some of your visitors</text:p>
      <text:p text:style-name="P3">or users may be in locations that have a higher latency than you would expect for users</text:p>
      <text:p text:style-name="P3">within your region. So, don’t set this value too low (for example five seconds). Speci-</text:p>
      <text:p text:style-name="P3">fying a higher timeout value such as 30 or 60 seconds will allow users with higher-</text:p>
      <text:p text:style-name="P3">latency connections (such as those using satellite) to still enjoy the benefits of your</text:p>
      <text:p text:style-name="P3">application.</text:p>
      <text:p text:style-name="P3">In the previous example, the request will be a POST to ajax-gateway.php. If an error</text:p>
      <text:p text:style-name="P3">occurs, it will be handled by the error function as defined in $.ajaxSetup(). It is possible</text:p>
      <text:p text:style-name="P3">to still override settings for a specific request as follows:</text:p>
      <text:p text:style-name="P3">$.ajax({</text:p>
      <text:p text:style-name="P3">url: 'another-url.php',</text:p>
      <text:p text:style-name="P3">data: {</text:p>
      <text:p text:style-name="P3">// My request data for the server</text:p>
      <text:p text:style-name="P3">},</text:p>
      <text:p text:style-name="P3">success: function(data) {</text:p>
      <text:p text:style-name="P3">// Now update the user interface</text:p>
      <text:p text:style-name="P3">}</text:p>
      <text:p text:style-name="P3">});</text:p>
      <text:p text:style-name="P3">The previous request would be sent to another-url.php instead of ajax-gateway.php.</text:p>
      <text:p text:style-name="P3">One beneficial feature of jQuery’s Ajax architecture is the global events available such</text:p>
      <text:p text:style-name="P3">as ajaxComplete, ajaxError, ajaxSend, ajaxStart, ajaxStop, and ajaxSuccess. These</text:p>
      <text:p text:style-name="P3">events may be set up using the .bind('event', callback) method or the short-</text:p>
      <text:p text:style-name="P3">cut .event(callback). The following example shows the two methods for binding the</text:p>
      <text:p text:style-name="P3">callback for the ajaxError event:</text:p>
      <text:p text:style-name="P3">(function($) {</text:p>
      <text:p text:style-name="P3">$(document).ready(function() {</text:p>
      <text:p text:style-name="P3">$('#loadingIndicator')</text:p>
      <text:p text:style-name="P3">.ajaxError(function() {</text:p>
      <text:p text:style-name="P3"><text:soft-page-break/>// Your code</text:p>
      <text:p text:style-name="P3">});</text:p>
      <text:p text:style-name="P3">// Or using bind()</text:p>
      <text:p text:style-name="P3">$('#loadingIndicator')</text:p>
      <text:p text:style-name="P3">.bind('ajaxError', function() {</text:p>
      <text:p text:style-name="P3">// Your code</text:p>
      <text:p text:style-name="P3">});</text:p>
      <text:p text:style-name="P3">});</text:p>
      <text:p text:style-name="P3">})(jQuery);</text:p>
      <text:p text:style-name="P3">Here is a rundown and description of the events that are available as well as the order</text:p>
      <text:p text:style-name="P3">in which they’re triggered:</text:p>
      <text:p text:style-name="P3">ajaxStart</text:p>
      <text:p text:style-name="P3">Triggered at the start of an Ajax request if no other requests are in progress</text:p>
      <text:p text:style-name="P3">ajaxSend</text:p>
      <text:p text:style-name="P3">Triggered before each individual request is sent</text:p>
      <text:p text:style-name="P3">ajaxSuccess or ajaxError</text:p>
      <text:p text:style-name="P3">Triggered upon a successful or an unsuccessful request</text:p>
      <text:p text:style-name="P3"/>
      <text:p text:style-name="P3"/>
      <text:p text:style-name="P3"/>
      <text:p text:style-name="P3"/>
      <text:p text:style-name="P3">ajaxComplete</text:p>
      <text:p text:style-name="P3">Triggered every time a request is complete (regardless of whether it was a success</text:p>
      <text:p text:style-name="P3">or had an error)</text:p>
      <text:p text:style-name="P3">ajaxStop</text:p>
      <text:p text:style-name="P3">Triggered if there are no additional Ajax requests in progress</text:p>
      <text:p text:style-name="P3">In the next recipe we will build upon these events in more detail.</text:p>
      <text:p text:style-name="P3">16.3 Using Simple Ajax with User Feedback</text:p>
      <text:p text:style-name="P3">Problem</text:p>
      <text:p text:style-name="P3">You need to show a status indicator to the user when Ajax requests are in progress and</text:p>
      <text:p text:style-name="P3">hide it upon completion.</text:p>
      <text:p text:style-name="P3">Solution</text:p>
      <text:p text:style-name="P3">(function($) {</text:p>
      <text:p text:style-name="P3">$(document).ready(function() {</text:p>
      <text:p text:style-name="P3">$('#ajaxStatus')</text:p>
      <text:p text:style-name="P3">.ajaxStart(function() {</text:p>
      <text:p text:style-name="P3">$(this).show();</text:p>
      <text:p text:style-name="P3">})</text:p>
      <text:p text:style-name="P3">.ajaxStop(function() {</text:p>
      <text:p text:style-name="P3">$(this).hide();</text:p>
      <text:p text:style-name="P3">});</text:p>
      <text:p text:style-name="P3">// Start our ajax request when doAjaxButton is clicked</text:p>
      <text:p text:style-name="P3">$('#doAjaxButton').click(function() {</text:p>
      <text:p text:style-name="P3">$.ajax({</text:p>
      <text:p text:style-name="P3">url: 'ajax-gateway.php',</text:p>
      <text:p text:style-name="P3">data: { val: "Hello world" },</text:p>
      <text:p text:style-name="P3">dataType: 'json',</text:p>
      <text:p text:style-name="P3">success: function(json) {</text:p>
      <text:p text:style-name="P3">// Data processing code</text:p>
      <text:p text:style-name="P3">$('body').append( 'Response Value: ' + json.val );</text:p>
      <text:p text:style-name="P3">}</text:p>
      <text:p text:style-name="P3">});</text:p>
      <text:p text:style-name="P3"><text:soft-page-break/>});</text:p>
      <text:p text:style-name="P3">});</text:p>
      <text:p text:style-name="P3">})(jQuery);</text:p>
      <text:p text:style-name="P3">Discussion</text:p>
      <text:p text:style-name="P3">One of the huge benefits of jQuery’s Ajax implementation is the exposure of global</text:p>
      <text:p text:style-name="P3">Ajax events that are triggered on all elements with each Ajax request. In the following</text:p>
      <text:p text:style-name="P3">solution, we bind two of the events, ajaxStart and ajaxStop using the shortcut methods</text:p>
      <text:p text:style-name="P3">to the XHTML element with the ID ajaxStatus. When the Ajax request is triggered</text:p>
      <text:p text:style-name="P3">upon clicking #doAjaxButton, the ajaxStart event is also dispatched and calls show()</text:p>
      <text:p text:style-name="P3"/>
      <text:p text:style-name="P3"/>
      <text:p text:style-name="P3"/>
      <text:p text:style-name="P3">on the #ajaxStatus element. Notice that these events are triggered automatically and</text:p>
      <text:p text:style-name="P3">are a by-product of using the $.ajax() (or other shortcut methods such as $.get()).</text:p>
      <text:p text:style-name="P3">This provides an elegant decoupled solution for having an application-wide request</text:p>
      <text:p text:style-name="P3">status as Ajax requests are submitted:</text:p>
      <text:p text:style-name="P3">(function($) {</text:p>
      <text:p text:style-name="P3">$(document).ready(function() {</text:p>
      <text:p text:style-name="P3">$('#ajaxStatus')</text:p>
      <text:p text:style-name="P3">.ajaxStart(function() {</text:p>
      <text:p text:style-name="P3">$(this).show();</text:p>
      <text:p text:style-name="P3">})</text:p>
      <text:p text:style-name="P3">.ajaxStop(function() {</text:p>
      <text:p text:style-name="P3">$(this).hide();</text:p>
      <text:p text:style-name="P3">});</text:p>
      <text:p text:style-name="P3">// Start our ajax request when doAjaxButton is clicked</text:p>
      <text:p text:style-name="P3">$('#doAjaxButton').click(function() {</text:p>
      <text:p text:style-name="P3">$.ajax({</text:p>
      <text:p text:style-name="P3">url: 'ajax-gateway.php',</text:p>
      <text:p text:style-name="P3">data: { val : 'Hello world' },</text:p>
      <text:p text:style-name="P3">dataType: 'json',</text:p>
      <text:p text:style-name="P3">success: function(json) {</text:p>
      <text:p text:style-name="P3">// Data processing code</text:p>
      <text:p text:style-name="P3">$('body').append( 'Response value: ' + json.val );</text:p>
      <text:p text:style-name="P3">}</text:p>
      <text:p text:style-name="P3">});</text:p>
      <text:p text:style-name="P3">});</text:p>
      <text:p text:style-name="P3">});</text:p>
      <text:p text:style-name="P3">})(jQuery);</text:p>
      <text:p text:style-name="P3">Let’s look at some of the additional events and the difference between local and global</text:p>
      <text:p text:style-name="P3">Ajax events. Local Ajax events (set up using $.ajaxSetup() or defined at the time of</text:p>
      <text:p text:style-name="P3">$.ajax()) consist of beforeSend, success, error, and complete. These events are defined</text:p>
      <text:p text:style-name="P3">inline and tightly coupled to each Ajax request. Global Ajax events are interleaved with</text:p>
      <text:p text:style-name="P3">the local events but are triggered for any element that binds to them and also make use</text:p>
      <text:p text:style-name="P3">of jQuery’s native event-handling architecture. Here’s a quick review on how to handle</text:p>
      <text:p text:style-name="P3">local Ajax events (such as the complete event):</text:p>
      <text:p text:style-name="P3">$.ajax({</text:p>
      <text:p text:style-name="P3">type: 'GET',</text:p>
      <text:p text:style-name="P3">url: 'ajax-gateway.php',</text:p>
      <text:p text:style-name="P3">dataType: 'html',</text:p>
      <text:p text:style-name="P3">complete: function(xhr, textStatus) {</text:p>
      <text:p text:style-name="P3">// Code to process response</text:p>
      <text:p text:style-name="P3"><text:soft-page-break/>}</text:p>
      <text:p text:style-name="P3">});</text:p>
      <text:p text:style-name="P3">Now let’s examine the breakdown, order, and scope in which events are triggered on</text:p>
      <text:p text:style-name="P3">a successful Ajax request:</text:p>
      <text:p text:style-name="P3">• ajaxStart (global)</text:p>
      <text:p text:style-name="P3">• beforeSend (local)</text:p>
      <text:p text:style-name="P3"/>
      <text:p text:style-name="P3"/>
      <text:p text:style-name="P3"/>
      <text:p text:style-name="P3"/>
      <text:p text:style-name="P3">•</text:p>
      <text:p text:style-name="P3">•</text:p>
      <text:p text:style-name="P3">•</text:p>
      <text:p text:style-name="P3">•</text:p>
      <text:p text:style-name="P3">•</text:p>
      <text:p text:style-name="P3">•</text:p>
      <text:p text:style-name="P3">ajaxSend (global)</text:p>
      <text:p text:style-name="P3">success (local)</text:p>
      <text:p text:style-name="P3">ajaxSuccess (global)</text:p>
      <text:p text:style-name="P3">complete (local)</text:p>
      <text:p text:style-name="P3">ajaxComplete (global)</text:p>
      <text:p text:style-name="P3">ajaxStop (global)</text:p>
      <text:p text:style-name="P3">For an unsuccessful Ajax request, the order of triggered events would be as follows with</text:p>
      <text:p text:style-name="P3">success and ajaxSuccess being replaced by error and ajaxError, respectively:</text:p>
      <text:p text:style-name="P3">•</text:p>
      <text:p text:style-name="P3">•</text:p>
      <text:p text:style-name="P3">•</text:p>
      <text:p text:style-name="P3">•</text:p>
      <text:p text:style-name="P3">•</text:p>
      <text:p text:style-name="P3">•</text:p>
      <text:p text:style-name="P3">•</text:p>
      <text:p text:style-name="P3">•</text:p>
      <text:p text:style-name="P3">ajaxStart (global)</text:p>
      <text:p text:style-name="P3">beforeSend (local)</text:p>
      <text:p text:style-name="P3">ajaxSend (global)</text:p>
      <text:p text:style-name="P3">error (local)</text:p>
      <text:p text:style-name="P3">ajaxError (local)</text:p>
      <text:p text:style-name="P3">complete (local)</text:p>
      <text:p text:style-name="P3">ajaxComplete (global)</text:p>
      <text:p text:style-name="P3">ajaxStop (global)</text:p>
      <text:p text:style-name="P3">ajaxStart and ajaxStop are two special events in the global scope. They are different</text:p>
      <text:p text:style-name="P3">in that their behavior operates across multiple simultaneous requests. ajaxStart is trig-</text:p>
      <text:p text:style-name="P3">gered when a request is made if no other requests are in progress. ajaxStop is triggered</text:p>
      <text:p text:style-name="P3">upon completion of a request if there are no additional requests in progress. These two</text:p>
      <text:p text:style-name="P3">events are only triggered once when multiple simultaneous requests are dispatched:</text:p>
      <text:p text:style-name="P3">(function($) {</text:p>
      <text:p text:style-name="P3">$(document).ready(function() {</text:p>
      <text:p text:style-name="P3">$('#ajaxStatus')</text:p>
      <text:p text:style-name="P3">.ajaxStart(function() {</text:p>
      <text:p text:style-name="P3">$(this).show();</text:p>
      <text:p text:style-name="P3">})</text:p>
      <text:p text:style-name="P3">.ajaxStop(function() {</text:p>
      <text:p text:style-name="P3"><text:soft-page-break/>$(this).hide();</text:p>
      <text:p text:style-name="P3">});</text:p>
      <text:p text:style-name="P3">// Start our Ajax request when doAjaxButton is clicked</text:p>
      <text:p text:style-name="P3">$('#doAjaxButton').click(function() {</text:p>
      <text:p text:style-name="P3">$.ajax({</text:p>
      <text:p text:style-name="P3">url: 'ajax-gateway.php',</text:p>
      <text:p text:style-name="P3">complete: function() {</text:p>
      <text:p text:style-name="P3">// Data processing code</text:p>
      <text:p text:style-name="P3">}</text:p>
      <text:p text:style-name="P3">});</text:p>
      <text:p text:style-name="P3">$.ajax({</text:p>
      <text:p text:style-name="P3">url: 'ajax-data.php',</text:p>
      <text:p text:style-name="P3">complete: function() {</text:p>
      <text:p text:style-name="P3">// Data-processing code</text:p>
      <text:p text:style-name="P3"/>
      <text:p text:style-name="P3"/>
      <text:p text:style-name="P3">});</text:p>
      <text:p text:style-name="P3">});</text:p>
      <text:p text:style-name="P3">})(jQuery);</text:p>
      <text:p text:style-name="P3">});</text:p>
      <text:p text:style-name="P3">}</text:p>
      <text:p text:style-name="P3">One setting that can be passed into the $.ajax() method is global, which can be set to</text:p>
      <text:p text:style-name="P3">either true or false. By setting global to false, it’s possible to suppress the global events</text:p>
      <text:p text:style-name="P3">from being triggered.</text:p>
      <text:p text:style-name="P3">If you experience performance issues in your application, it may be be-</text:p>
      <text:p text:style-name="P3">cause of the cost of event propagation if there is a significantly large</text:p>
      <text:p text:style-name="P3">number of elements. In this case, setting global to false may give you</text:p>
      <text:p text:style-name="P3">a performance improvement.</text:p>
      <text:p text:style-name="P3">The beforeSend callback is a local event that allows for modifying the XMLHttpRequest</text:p>
      <text:p text:style-name="P3">object (which is passed in as an argument) prior to the request being sent. In the fol-</text:p>
      <text:p text:style-name="P3">lowing example, we specify a custom HTTP header for the request. It is possible to</text:p>
      <text:p text:style-name="P3">cancel the request by returning false from the callback:</text:p>
      <text:p text:style-name="P3">(function($) {</text:p>
      <text:p text:style-name="P3">$(document).ready(function() {</text:p>
      <text:p text:style-name="P3">// Start our ajax request when doAjaxButton is clicked</text:p>
      <text:p text:style-name="P3">$('#doAjaxButton').click(function() {</text:p>
      <text:p text:style-name="P3">$.ajax({</text:p>
      <text:p text:style-name="P3">url: 'ajax-gateway.php',</text:p>
      <text:p text:style-name="P3">beforeSend: function(xmlHttpRequest) {</text:p>
      <text:p text:style-name="P3">xmlHttpRequest.setRequestHeader('X-SampleHeader',</text:p>
      <text:p text:style-name="P3">'Hello world’);</text:p>
      <text:p text:style-name="P3">},</text:p>
      <text:p text:style-name="P3">complete: function() {</text:p>
      <text:p text:style-name="P3">// Data processing code</text:p>
      <text:p text:style-name="P3">}</text:p>
      <text:p text:style-name="P3">});</text:p>
      <text:p text:style-name="P3">});</text:p>
      <text:p text:style-name="P3">});</text:p>
      <text:p text:style-name="P3">})(jQuery);</text:p>
      <text:p text:style-name="P3">Now taking all of the events if we revise our solution, we come up with the following:</text:p>
      <text:p text:style-name="P3">(function($) {</text:p>
      <text:p text:style-name="P3">$(document).ready(function() {</text:p>
      <text:p text:style-name="P3"><text:soft-page-break/>$('#ajaxError')</text:p>
      <text:p text:style-name="P3">.ajaxError(function(evt, xhr, ajaxOptions, error) {</text:p>
      <text:p text:style-name="P3">$(this)</text:p>
      <text:p text:style-name="P3">.html( 'Error: ' + ( xhr ? xhr.status : '' )</text:p>
      <text:p text:style-name="P3">+ ' ' + ( error ? error :'Unknown' ) )</text:p>
      <text:p text:style-name="P3">.show();</text:p>
      <text:p text:style-name="P3">})</text:p>
      <text:p text:style-name="P3">.ajaxSuccess(function() {</text:p>
      <text:p text:style-name="P3">$(this).hide();</text:p>
      <text:p text:style-name="P3">});</text:p>
      <text:p text:style-name="P3"/>
      <text:p text:style-name="P3">$('#ajaxStatus')</text:p>
      <text:p text:style-name="P3">.ajaxStart(function() {</text:p>
      <text:p text:style-name="P3">$(this).show();</text:p>
      <text:p text:style-name="P3">})</text:p>
      <text:p text:style-name="P3">.ajaxSend(function() {</text:p>
      <text:p text:style-name="P3">$(this).html('Sending request...');</text:p>
      <text:p text:style-name="P3">})</text:p>
      <text:p text:style-name="P3">.ajaxStop(function() {</text:p>
      <text:p text:style-name="P3">$(this).html('Request completed...');</text:p>
      <text:p text:style-name="P3">var t = this;</text:p>
      <text:p text:style-name="P3">setTimeout(function() {</text:p>
      <text:p text:style-name="P3">$(t).hide();</text:p>
      <text:p text:style-name="P3">}, 1500);</text:p>
      <text:p text:style-name="P3">});</text:p>
      <text:p text:style-name="P3">// Start our ajax request when doAjaxButton is clicked</text:p>
      <text:p text:style-name="P3">$('#doAjaxButton').click(function() {</text:p>
      <text:p text:style-name="P3">$.ajax({</text:p>
      <text:p text:style-name="P3">url: 'ajax-gateway.php',</text:p>
      <text:p text:style-name="P3">complete: function() {</text:p>
      <text:p text:style-name="P3">// Data processing code</text:p>
      <text:p text:style-name="P3">}</text:p>
      <text:p text:style-name="P3">});</text:p>
      <text:p text:style-name="P3">});</text:p>
      <text:p text:style-name="P3">});</text:p>
      <text:p text:style-name="P3">})(jQuery);</text:p>
      <text:p text:style-name="P3">16.4 Using Ajax Shortcuts and Data Types</text:p>
      <text:p text:style-name="P3">Problem</text:p>
      <text:p text:style-name="P3">You need to make a GET Ajax request to the server and place the contents of the</text:p>
      <text:p text:style-name="P3">resulting HTML in a &lt;div&gt; with an ID of contents.</text:p>
      <text:p text:style-name="P3">Solution</text:p>
      <text:p text:style-name="P3">(function($) {</text:p>
      <text:p text:style-name="P3">$(document).ready(function() {</text:p>
      <text:p text:style-name="P3">$('#contents').load('hello-world.html');</text:p>
      <text:p text:style-name="P3">});</text:p>
      <text:p text:style-name="P3">})(jQuery);</text:p>
      <text:p text:style-name="P3">Discussion</text:p>
      <text:p text:style-name="P3">This recipe differs slightly from others in that we’ll survey a variety of the functions and</text:p>
      <text:p text:style-name="P3">shortcuts provided by jQuery in an effort to clearly present their differences.</text:p>
      <text:p text:style-name="P3">jQuery provides a number of shortcuts for making Ajax requests. Based upon</text:p>
      <text:p text:style-name="P3">the previous recipes covering Ajax, the following shortcuts exist: .load(), $.get(),</text:p>
      <text:p text:style-name="P3">$.getJSON(), $.getScript(), and $.post(). But first, let’s review our solution:</text:p>
      <text:p text:style-name="P3"><text:soft-page-break/>$('#contents').load('hello-world.html');</text:p>
      <text:p text:style-name="P3"/>
      <text:p text:style-name="P3"/>
      <text:p text:style-name="P3"/>
      <text:p text:style-name="P3"/>
      <text:p text:style-name="P3">The .load(url) method is making a GET Ajax request to hello-world.html and placing</text:p>
      <text:p text:style-name="P3">the contents of that result into the element #contents. Two optional parameters to</text:p>
      <text:p text:style-name="P3">the .load() method are data and callback. The data parameter can be either a map (or</text:p>
      <text:p text:style-name="P3">JavaScript object) or as of jQuery 1.3 a string. The following example is passing in the</text:p>
      <text:p text:style-name="P3">variable hello with the value world. (This is the same as the following URL: hello-</text:p>
      <text:p text:style-name="P3">world.html?hello=world.)</text:p>
      <text:p text:style-name="P3">$('#contents').load('hello-world.html', { hello: 'world' });</text:p>
      <text:p text:style-name="P3">The third optional parameter is a callback function that is called when the request</text:p>
      <text:p text:style-name="P3">completes (either on success or error). In the following example, an alert message is</text:p>
      <text:p text:style-name="P3">being triggered upon the completion of the request:</text:p>
      <text:p text:style-name="P3">$('#contents').load('hello-world.html', { hello: 'world' }, function() {</text:p>
      <text:p text:style-name="P3">alert('Request completed!');</text:p>
      <text:p text:style-name="P3">});</text:p>
      <text:p text:style-name="P3">The next two methods we will look at are $.get() and $.post(). Both methods accept</text:p>
      <text:p text:style-name="P3">the same arguments, with the $.get() method sending a GET HTTP request and the</text:p>
      <text:p text:style-name="P3">$.post() method sending a POST HTTP request. We’ll look at a sample using the</text:p>
      <text:p text:style-name="P3">$.get() request. The $.get() method accepts url, data, callback, and type parameters.</text:p>
      <text:p text:style-name="P3">The first three parameters function the same as with the previous load() method, so</text:p>
      <text:p text:style-name="P3">we’ll only cover the final type parameter:</text:p>
      <text:p text:style-name="P3">$.get(</text:p>
      <text:p text:style-name="P3">'hello-world.html',</text:p>
      <text:p text:style-name="P3">{ hello: 'world' },</text:p>
      <text:p text:style-name="P3">function(data) {</text:p>
      <text:p text:style-name="P3">alert('Request completed!');</text:p>
      <text:p text:style-name="P3">},</text:p>
      <text:p text:style-name="P3">'html'</text:p>
      <text:p text:style-name="P3">);</text:p>
      <text:p text:style-name="P3">The type parameter can accept one of the following: xml, html, script, json, jsonp, or</text:p>
      <text:p text:style-name="P3">text. These type values determine how the response text from the Ajax request is pro-</text:p>
      <text:p text:style-name="P3">cessed prior to being passed to the callback function. In the previous example, since</text:p>
      <text:p text:style-name="P3">we specified a type of html, the data argument of our callback will be in DOM object</text:p>
      <text:p text:style-name="P3">form. Specifying xml as the type will result in an xml DOM object being passed in. If</text:p>
      <text:p text:style-name="P3">you specify script as the type, the resulting data returned by the server will be executed</text:p>
      <text:p text:style-name="P3">prior to the callback method being triggered. Both json and jsonp formats result in a</text:p>
      <text:p text:style-name="P3">JavaScript object being passed to your callback method, with the difference of jsonp</text:p>
      <text:p text:style-name="P3">being that jQuery will pass in a method name in the request and map that callback</text:p>
      <text:p text:style-name="P3">method to the anonymous function defined with the request. This allows for cross-</text:p>
      <text:p text:style-name="P3">domain requests. Finally, the text format is just as the name suggests: plain text that</text:p>
      <text:p text:style-name="P3">is passed in as a string to your callback method.</text:p>
      <text:p text:style-name="P3">16.4 Using Ajax Shortcuts and Data Types | 401</text:p>
      <text:p text:style-name="P3">www.it-ebooks.info</text:p>
      <text:p text:style-name="P3">We’ll now look at the final two shortcuts: $.getJSON() and $.getScript(). The</text:p>
      <text:p text:style-name="P3">$.getJSON() method accepts url, data, and callback as arguments. $.getJSON() is es-</text:p>
      <text:p text:style-name="P3">sentially a combination of the $.get() method with appropriate parameters being set</text:p>
      <text:p text:style-name="P3">for JSON or JSONP. The following example would make a JSONP request to Flickr and</text:p>
      <text:p text:style-name="P3">request photos from the public timeline:</text:p>
      <text:p text:style-name="P3">$.getJSON(</text:p>
      <text:p text:style-name="P3"><text:soft-page-break/>'http://www.flickr.com/services/feeds/photos_public.gne?</text:p>
      <text:p text:style-name="P3">format=json&amp;jsoncallback=?’,</text:p>
      <text:p text:style-name="P3">function(json) {</text:p>
      <text:p text:style-name="P3">}</text:p>
      <text:p text:style-name="P3">);</text:p>
      <text:p text:style-name="P3">Since this request is cross-domain, jQuery will automatically treat the request as a</text:p>
      <text:p text:style-name="P3">JSONP and fill in the appropriate callback function name. This also means that jQuery</text:p>
      <text:p text:style-name="P3">will initiate the request by inserting a &lt;script&gt; tag into the document instead of using</text:p>
      <text:p text:style-name="P3">the XMLHttpRequest object. Flickr’s API allows for the callback function name to be</text:p>
      <text:p text:style-name="P3">specified by setting the jsoncallback get variable. You’ll notice the jsoncallback=?</text:p>
      <text:p text:style-name="P3">portion of the URL. jQuery will intelligently replace the ? with the appropriate function</text:p>
      <text:p text:style-name="P3">name automatically. By default jQuery will append a callback= variable but allows for</text:p>
      <text:p text:style-name="P3">easily modifying this, as demonstrated. The callback replacement works on both GET</text:p>
      <text:p text:style-name="P3">and POST request URLs but will not work with parameters passed in the data object.</text:p>
      <text:p text:style-name="P3">See Recipes 16.7 and 16.8 for working with JSON and Recipe 16.9 for a full JSONP</text:p>
      <text:p text:style-name="P3">implementation of our Flickr example.</text:p>
      <text:p text:style-name="P3">$.getScript() executes a request either via an Ajax request or via dynamically inserting</text:p>
      <text:p text:style-name="P3">a &lt;script&gt; tag for cross-domain support and then evaluating the returned data and</text:p>
      <text:p text:style-name="P3">finally triggering the callback provided. In the following example, we’re adding a script</text:p>
      <text:p text:style-name="P3">to the document and then calling one of the functions it provides in the callback:</text:p>
      <text:p text:style-name="P3">// hello-world.js</text:p>
      <text:p text:style-name="P3">function helloWorld(msg) {</text:p>
      <text:p text:style-name="P3">alert('Hello world! I have a message for you: ' + msg);</text:p>
      <text:p text:style-name="P3">}</text:p>
      <text:p text:style-name="P3">// hello-world.html</text:p>
      <text:p text:style-name="P3">(function($) {</text:p>
      <text:p text:style-name="P3">$(function() {</text:p>
      <text:p text:style-name="P3">$.getScript('hello-world.js', function() {</text:p>
      <text:p text:style-name="P3">helloWorld('It is a beautiful day!');</text:p>
      <text:p text:style-name="P3">});</text:p>
      <text:p text:style-name="P3">});</text:p>
      <text:p text:style-name="P3">})(jQuery);</text:p>
      <text:p text:style-name="P3"/>
      <text:p text:style-name="P3"/>
      <text:p text:style-name="P3">16.5 Using HTML Fragments and jQuery</text:p>
      <text:p text:style-name="P3">Problem</text:p>
      <text:p text:style-name="P3">You want to take a string of HTML and convert it into a series of DOM nodes and then</text:p>
      <text:p text:style-name="P3">insert it into the document.</text:p>
      <text:p text:style-name="P3">Solution</text:p>
      <text:p text:style-name="P3">(function($) {</text:p>
      <text:p text:style-name="P3">$(document).ready(function() {</text:p>
      <text:p text:style-name="P3">$('&lt;div&gt;Hello World&lt;/div&gt;')</text:p>
      <text:p text:style-name="P3">.append('&lt;a href="http://jquery.com"&gt;A Link&lt;/a&gt;')</text:p>
      <text:p text:style-name="P3">.appendTo('body');</text:p>
      <text:p text:style-name="P3">});</text:p>
      <text:p text:style-name="P3">})(jQuery);</text:p>
      <text:p text:style-name="P3">Discussion</text:p>
      <text:p text:style-name="P3">Manipulating strings of HTML is one of the more common tasks when using jQuery.</text:p>
      <text:p text:style-name="P3">At the heart of jQuery is an elegant interface for translating a string of markup into its</text:p>
      <text:p text:style-name="P3">DOM representation. Instead of passing in a selector, we can simply pass in a string of</text:p>
      <text:p text:style-name="P3">HTML. (The following does not work for XML; see Recipe 16.6 for converting a string</text:p>
      <text:p text:style-name="P3">of XML to a DOM.)</text:p>
      <text:p text:style-name="P3"><text:soft-page-break/>$('&lt;div&gt;Hello World&lt;/div&gt;');</text:p>
      <text:p text:style-name="P3">At this point our HTML has been converted into a DOM representation and is ready</text:p>
      <text:p text:style-name="P3">for manipulation with jQuery. We can operate on this fragment using any of the jQuery</text:p>
      <text:p text:style-name="P3">methods:</text:p>
      <text:p text:style-name="P3">$('&lt;div&gt;Hello World&lt;/div&gt;')</text:p>
      <text:p text:style-name="P3">.append('&lt;a href="http://jquery.com"&gt;A Link&lt;/a&gt;')</text:p>
      <text:p text:style-name="P3">.appendTo('body');</text:p>
      <text:p text:style-name="P3">One caveat worth noting is that prior to the HTML fragment being ap-</text:p>
      <text:p text:style-name="P3">pended to the document, some visual attributes such as width and</text:p>
      <text:p text:style-name="P3">height may not be available. So in the following example, call-</text:p>
      <text:p text:style-name="P3">ing .width() will return a value of 0.</text:p>
      <text:p text:style-name="P3">$('&lt;div&gt;Hello World&lt;/div&gt;').width();</text:p>
      <text:p text:style-name="P3">// Returns '0'</text:p>
      <text:p text:style-name="P3">16.5 Using HTML Fragments and jQuery | 403</text:p>
      <text:p text:style-name="P3">www.it-ebooks.info</text:p>
      <text:p text:style-name="P3">16.6 Converting XML to DOM</text:p>
      <text:p text:style-name="P3">Problem</text:p>
      <text:p text:style-name="P3">You need to convert a string of XML to a DOM object for use with jQuery.</text:p>
      <text:p text:style-name="P3">Solution</text:p>
      <text:p text:style-name="P3">&lt;h1 id="title"&gt;&lt;/h1&gt;</text:p>
      <text:p text:style-name="P3">(function($) {</text:p>
      <text:p text:style-name="P3">$(document).ready(function() {</text:p>
      <text:p text:style-name="P3">var xml = '&lt;myxml&gt;&lt;title&gt;Hello world!&lt;/title&gt;&lt;/myxml&gt;';</text:p>
      <text:p text:style-name="P3">var title = $.xmlDOM( xml ).find('myxml &gt; title').text();</text:p>
      <text:p text:style-name="P3">$('#title').html( title );</text:p>
      <text:p text:style-name="P3">});</text:p>
      <text:p text:style-name="P3">})(jQuery);</text:p>
      <text:p text:style-name="P3">Discussion</text:p>
      <text:p text:style-name="P3">A frequent question appearing on the jQuery mailing list is how to convert a string of</text:p>
      <text:p text:style-name="P3">XML to its DOM representation that jQuery is able to operate on. When making an</text:p>
      <text:p text:style-name="P3">Ajax request with a response type of xml, the browser will automatically parse the re-</text:p>
      <text:p text:style-name="P3">turned XML text into a DOM object.</text:p>
      <text:p text:style-name="P3">So, what would you do if you had a string of XML that you needed to process with</text:p>
      <text:p text:style-name="P3">jQuery? The xmlDOM plugin provides native cross-browser parsing of a string of XML</text:p>
      <text:p text:style-name="P3">and returns a jQuery-wrapped DOM object. This allows you to convert and access the</text:p>
      <text:p text:style-name="P3">XML in one step:</text:p>
      <text:p text:style-name="P3">(function($) {</text:p>
      <text:p text:style-name="P3">$(document).ready(function() {</text:p>
      <text:p text:style-name="P3">var xml = '&lt;myxml&gt;&lt;title&gt;Hello world!&lt;/title&gt;&lt;/myxml&gt;';</text:p>
      <text:p text:style-name="P3">var title = $.xmlDOM( xml ).find('myxml &gt; title').text();</text:p>
      <text:p text:style-name="P3">$('#title').html( title );</text:p>
      <text:p text:style-name="P3">});</text:p>
      <text:p text:style-name="P3">})(jQuery);</text:p>
      <text:p text:style-name="P3">Another common practice is passing in the DOM object as the second argument to</text:p>
      <text:p text:style-name="P3">jQuery (the context) as follows:</text:p>
      <text:p text:style-name="P3">(function($) {</text:p>
      <text:p text:style-name="P3">$(document).ready(function() {</text:p>
      <text:p text:style-name="P3">var $xml = $.xmlDOM( '&lt;myxml&gt;&lt;title&gt;Hello world!&lt;/title&gt;&lt;/myxml&gt;' );</text:p>
      <text:p text:style-name="P3">var title = $('myxml &gt; title', $xml).text();</text:p>
      <text:p text:style-name="P3">$('#title').html( title );</text:p>
      <text:p text:style-name="P3">});</text:p>
      <text:p text:style-name="P3">})(jQuery);</text:p>
      <text:p text:style-name="P3"><text:soft-page-break/>This allows you to run your jQuery selection against the context object passed in;</text:p>
      <text:p text:style-name="P3">otherwise, jQuery runs the query against the document object.</text:p>
      <text:p text:style-name="P3"/>
      <text:p text:style-name="P3"/>
      <text:p text:style-name="P3"/>
      <text:p text:style-name="P3">16.7 Creating JSON</text:p>
      <text:p text:style-name="P3">Problem</text:p>
      <text:p text:style-name="P3">You have a JavaScript object that contains data that needs to be serialized for easier</text:p>
      <text:p text:style-name="P3">storage and retrieval.</text:p>
      <text:p text:style-name="P3">Solution</text:p>
      <text:p text:style-name="P3">(function($) {</text:p>
      <text:p text:style-name="P3">$(document).ready(function() {</text:p>
      <text:p text:style-name="P3">var messageObject = { title: 'Hello World!', body: 'It\'s great to be</text:p>
      <text:p text:style-name="P3">alive!' };</text:p>
      <text:p text:style-name="P3">var serializedJSON = JSON.stringify( messageObject );</text:p>
      <text:p text:style-name="P3">});</text:p>
      <text:p text:style-name="P3">})(jQuery);</text:p>
      <text:p text:style-name="P3">Discussion</text:p>
      <text:p text:style-name="P3">JavaScript Object Notation (JSON) is a common data format used to exchange data</text:p>
      <text:p text:style-name="P3">between the browser and the server. It is lightweight in nature and is easy to use and</text:p>
      <text:p text:style-name="P3">parse in JavaScript. Let’s first look at a simple object:</text:p>
      <text:p text:style-name="P3">var messageObject = { title: 'Hello World!', body: 'It\'s great to be alive!' };</text:p>
      <text:p text:style-name="P3">In this example, we have a simple object with two attributes, title and body. Being able</text:p>
      <text:p text:style-name="P3">to store a serialized version of the object is quite simple. The serialized version is as</text:p>
      <text:p text:style-name="P3">follows:</text:p>
      <text:p text:style-name="P3">var serializedJSON = '{"title":"Hello World!","body":"It\'s great to be alive!"}';</text:p>
      <text:p text:style-name="P3">The two common tasks when working with JSON are serialization (encoding an object</text:p>
      <text:p text:style-name="P3">into a string representation) and deserialization (decoding a string representation into</text:p>
      <text:p text:style-name="P3">an object literal). Currently, only a handful of browsers have native built-in JSON han-</text:p>
      <text:p text:style-name="P3">dling (such as Firefox 3.1+ and Internet Explorer 8). Other browsers have plans to add</text:p>
      <text:p text:style-name="P3">support because JSON is now part of the ECMA 3.1 specification. In the meantime,</text:p>
      <text:p text:style-name="P3">there are two main approaches to take when working with JSON data. Douglas</text:p>
      <text:p text:style-name="P3">Crockford has written a JavaScript implementation for encoding and decoding JSON,</text:p>
      <text:p text:style-name="P3">which you can get from http://jquery-cookbook.com/go/json. Let’s serialize the previous</text:p>
      <text:p text:style-name="P3">object utilizing the JSON library:</text:p>
      <text:p text:style-name="P3">var serializedJSON = JSON.stringify( messageObject );</text:p>
      <text:p text:style-name="P3">We now have a string representation that we can send to our server such as in an Ajax</text:p>
      <text:p text:style-name="P3">request or submit in a form.</text:p>
      <text:p text:style-name="P3">16.7 Creating JSON | 405</text:p>
      <text:p text:style-name="P3">www.it-ebooks.info</text:p>
      <text:p text:style-name="P3">16.8 Parsing JSON</text:p>
      <text:p text:style-name="P3">Problem</text:p>
      <text:p text:style-name="P3">You’re passed a string of JSON data and need to convert it to object format.</text:p>
      <text:p text:style-name="P3">Solution</text:p>
      <text:p text:style-name="P3">(function($) {</text:p>
      <text:p text:style-name="P3">$(document).ready(function() {</text:p>
      <text:p text:style-name="P3">var serializedJSON = '{"title":"Hello World!","body":"It\'s great to be</text:p>
      <text:p text:style-name="P3">alive!"}';</text:p>
      <text:p text:style-name="P3">var message = JSON.parse( serializedJSON );</text:p>
      <text:p text:style-name="P3">});</text:p>
      <text:p text:style-name="P3">})(jQuery);</text:p>
      <text:p text:style-name="P3">Discussion</text:p>
      <text:p text:style-name="P3"><text:soft-page-break/>As discussed in the previous recipe, we’ll now look at parsing or decoding a JSON</text:p>
      <text:p text:style-name="P3">string.</text:p>
      <text:p text:style-name="P3">It is important to note that some of the approaches outlined here are</text:p>
      <text:p text:style-name="P3">unsafe and may cause potential security issues. Make sure that you trust</text:p>
      <text:p text:style-name="P3">the source of your data.</text:p>
      <text:p text:style-name="P3">The easiest approach in consuming JSON data is to eval() the message. There are some</text:p>
      <text:p text:style-name="P3">inherent security issues though with this approach because eval() encompasses the</text:p>
      <text:p text:style-name="P3">entire JavaScript specification instead of simply the JSON subset. What this means is</text:p>
      <text:p text:style-name="P3">that a malicious person could execute code embedded in the JSON string. So, we don’t</text:p>
      <text:p text:style-name="P3">recommend this approach. Instead, let’s use Douglas Crockford’s JSON library men-</text:p>
      <text:p text:style-name="P3">tioned in the previous recipe. (Note that his library does utilize eval() except that it</text:p>
      <text:p text:style-name="P3">pre-processes the data to make sure the data is safe.)</text:p>
      <text:p text:style-name="P3">var serializedJSON = '{"title":"Hello World!","body":"It\'s great to be alive!"}';</text:p>
      <text:p text:style-name="P3">var message = JSON.parse( serializedJSON );</text:p>
      <text:p text:style-name="P3">So, now we can work with our message object as we would any other JavaScript object:</text:p>
      <text:p text:style-name="P3">alert( "New Message!\nTitle: " + message.title + "\nBody: " + message.body);</text:p>
      <text:p text:style-name="P3">The JSON library as well as additional JSON resources may be downloaded from http:</text:p>
      <text:p text:style-name="P3">//jquery-cookbook.com/go/json.</text:p>
      <text:p text:style-name="P3">406 | Chapter 16: jQuery, Ajax, Data Formats: HTML, XML, JSON, JSONP</text:p>
      <text:p text:style-name="P3">www.it-ebooks.info</text:p>
      <text:p text:style-name="P3">16.9 Using jQuery and JSONP</text:p>
      <text:p text:style-name="P3">Problem</text:p>
      <text:p text:style-name="P3">You want to consume a list of photos from Flickr’s public photo stream and display</text:p>
      <text:p text:style-name="P3">the first three images.</text:p>
      <text:p text:style-name="P3">Solution</text:p>
      <text:p text:style-name="P3">(function($) {</text:p>
      <text:p text:style-name="P3">$(document).ready(function() {</text:p>
      <text:p text:style-name="P3">var url</text:p>
      <text:p text:style-name="P3">= 'http://www.flickr.com/services/feeds/photos_public.gne?</text:p>
      <text:p text:style-name="P3">jsoncallback=?';</text:p>
      <text:p text:style-name="P3">var params = { format: 'json' };</text:p>
      <text:p text:style-name="P3">$.getJSON(url, params, function(json) {</text:p>
      <text:p text:style-name="P3">if ( json.items ) {</text:p>
      <text:p text:style-name="P3">$.each( json.items, function(i, n) {</text:p>
      <text:p text:style-name="P3">var item = json.items[i];</text:p>
      <text:p text:style-name="P3">$('&lt;a href="' + item.link + '"&gt;&lt;/a&gt;')</text:p>
      <text:p text:style-name="P3">.append('&lt;img src="' + item.media.m + '" /&gt;')</text:p>
      <text:p text:style-name="P3">.appendTo('#photos');</text:p>
      <text:p text:style-name="P3">// Display the first 3 photos (returning false will</text:p>
      <text:p text:style-name="P3">// Exit the loop</text:p>
      <text:p text:style-name="P3">return i &lt; 2;</text:p>
      <text:p text:style-name="P3">});</text:p>
      <text:p text:style-name="P3">}</text:p>
      <text:p text:style-name="P3">});</text:p>
      <text:p text:style-name="P3">});</text:p>
      <text:p text:style-name="P3">})(jQuery);</text:p>
      <text:p text:style-name="P3">Discussion</text:p>
      <text:p text:style-name="P3">Security is a critical issue when building a website or application and especially so with</text:p>
      <text:p text:style-name="P3">the advent of Ajax. Web browsers have enforced a same origin policy on requests, which</text:p>
      <text:p text:style-name="P3">means that you’re restricted to making requests to the same domain as the page’s URL</text:p>
      <text:p text:style-name="P3">or a subdomain of the current domain. So, for example, a page served from http://</text:p>
      <text:p text:style-name="P3">www.example.com is allowed to make Ajax requests to http://www.example.com and</text:p>
      <text:p text:style-name="P3"><text:soft-page-break/>http://x.www.example.com but not http://example.com or http://y.example.com. As the</text:p>
      <text:p text:style-name="P3">semantic Web emerged and websites such as Flickr started exposing an API for other</text:p>
      <text:p text:style-name="P3">users and services to consume, the security policy enforced by web browsers became a</text:p>
      <text:p text:style-name="P3">hindrance. One area that has never had same origin policies was the use of the script</text:p>
      <text:p text:style-name="P3">element with a src attribute. It’s possible for http://www.example.com to include a script</text:p>
      <text:p text:style-name="P3">from http://static.example2.com, but the issue of dynamically including that script and</text:p>
      <text:p text:style-name="P3">managing program flow became an issue. Thus, JSONP emerged as a standard to over-</text:p>
      <text:p text:style-name="P3">come the same origin limitation.</text:p>
      <text:p text:style-name="P3">16.9 Using jQuery and JSONP | 407</text:p>
      <text:p text:style-name="P3">www.it-ebooks.info</text:p>
      <text:p text:style-name="P3">It is important to note that some of the approaches outlined here are</text:p>
      <text:p text:style-name="P3">unsafe and may cause potential security issues. Make sure that you trust</text:p>
      <text:p text:style-name="P3">the source of your data. Also, when including a script element in a page,</text:p>
      <text:p text:style-name="P3">that entire script will have access to the entire HTML DOM and any</text:p>
      <text:p text:style-name="P3">private or sensitive data that it may contain. It could be possible for a</text:p>
      <text:p text:style-name="P3">malicious script to send this data to an untrusted party. Take extra pre-</text:p>
      <text:p text:style-name="P3">caution such as placing the script in a sandbox. Extended security is</text:p>
      <text:p text:style-name="P3">outside the scope of this recipe, but we wanted to make sure you were</text:p>
      <text:p text:style-name="P3">aware of it.</text:p>
      <text:p text:style-name="P3">JSONP makes use of requesting data through a &lt;script&gt; tag with a src attribute as well</text:p>
      <text:p text:style-name="P3">as manages the program flow for the developer by wrapping the data in a callback</text:p>
      <text:p text:style-name="P3">function that the developer can implement. Let’s first look at a sample JSON message.</text:p>
      <text:p text:style-name="P3">{"title":"Hello World!","body":"It's great to be alive!"}</text:p>
      <text:p text:style-name="P3">Here is the same message wrapped in a callback:</text:p>
      <text:p text:style-name="P3">myCallback({"title":"Hello World!","body":"It's great to be alive!"})</text:p>
      <text:p text:style-name="P3">What this allows for is when the resource is requested upon being loaded in the browser</text:p>
      <text:p text:style-name="P3">the myCallback function will be called and have the JSON object passed in as the first</text:p>
      <text:p text:style-name="P3">argument. The developer can then implement the myCallback function as follows to</text:p>
      <text:p text:style-name="P3">process the data:</text:p>
      <text:p text:style-name="P3">function myCallback(json) {</text:p>
      <text:p text:style-name="P3">alert( json.title );</text:p>
      <text:p text:style-name="P3">}</text:p>
      <text:p text:style-name="P3">Now let’s review our Flickr solution. First we define the URL of the Flickr web service</text:p>
      <text:p text:style-name="P3">followed by declaring a params object for the get variables. The jsoncallback param is</text:p>
      <text:p text:style-name="P3">a special param defined by the Flickr service that allows for us to pass in a function</text:p>
      <text:p text:style-name="P3">name. Since we’ve set this parameter to a ?, jQuery will automatically generate a func-</text:p>
      <text:p text:style-name="P3">tion name and bind it with our callback method.</text:p>
      <text:p text:style-name="P3">jQuery detects that this is a JSONP (cross-domain request) by the =? in</text:p>
      <text:p text:style-name="P3">the URL. It is not possible to pass this in the params array.</text:p>
      <text:p text:style-name="P3">var url</text:p>
      <text:p text:style-name="P3">= 'http://www.flickr.com/services/feeds/photos_public.gne?</text:p>
      <text:p text:style-name="P3">jsoncallback=?';</text:p>
      <text:p text:style-name="P3">var params = { format: 'json' };</text:p>
      <text:p text:style-name="P3">408 | Chapter 16: jQuery, Ajax, Data Formats: HTML, XML, JSON, JSONP</text:p>
      <text:p text:style-name="P3">www.it-ebooks.info</text:p>
      <text:p text:style-name="P3">Next, we call jQuery’s $.getJSON() method, passing in our url, params, and our callback</text:p>
      <text:p text:style-name="P3">function, which will accept a JSON object. In our callback method, we check and make</text:p>
      <text:p text:style-name="P3">sure that an item’s array exists and then use jQuery’s $.each() to iterate over the first</text:p>
      <text:p text:style-name="P3">three items, create a link, append an image to it, and then append the link to an element</text:p>
      <text:p text:style-name="P3">with an ID of photos. Finally, our callback function will return false on the third iter-</text:p>
      <text:p text:style-name="P3">ation (when i = 2), breaking the loop.</text:p>
      <text:p text:style-name="P3">$.getJSON(url, params, function(json) {</text:p>
      <text:p text:style-name="P3"><text:soft-page-break/>if ( json.items ) {</text:p>
      <text:p text:style-name="P3">$.each( json.items, function(i, n) {</text:p>
      <text:p text:style-name="P3">var item = json.items[i];</text:p>
      <text:p text:style-name="P3">$('&lt;a href="' + item.link + '"&gt;&lt;/a&gt;')</text:p>
      <text:p text:style-name="P3">.append('&lt;img src="' + item.media.m + '" /&gt;')</text:p>
      <text:p text:style-name="P3">.appendTo('#photos');</text:p>
      <text:p text:style-name="P3">return i &lt; 2;</text:p>
      <text:p text:style-name="P3">});</text:p>
      <text:p text:style-name="P3">}</text:p>
      <text:p text:style-name="P3">});</text:p>
      <text:p text:style-name="P3">With the combination of the JSON data format and the cross-domain capabilities of</text:p>
      <text:p text:style-name="P3">JSONP, web developers are able to create new applications aggregating and trans-</text:p>
      <text:p text:style-name="P3">forming data in new and innovative ways and growing the semantic Web.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20:02:24</meta:creation-date>
    <dc:date>2014-06-11T07:38:42</dc:date>
    <meta:editing-duration>P1DT11H35M56S</meta:editing-duration>
    <meta:editing-cycles>131</meta:editing-cycles>
    <meta:generator>LibreOffice/3.5$Linux_x86 LibreOffice_project/350m1$Build-202</meta:generator>
    <meta:document-statistic meta:table-count="0" meta:image-count="0" meta:object-count="0" meta:page-count="117" meta:paragraph-count="4223" meta:word-count="21799" meta:character-count="161195" meta:non-whitespace-character-count="139356"/>
  </office:meta>
</office:document-meta>
</file>